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1" table:number-columns-repeated="26" table:default-cell-style-name="ce3"/>
        <table:table-column table:style-name="co1" table:default-cell-style-name="ce4"/>
        <table:table-column table:style-name="co1" table:number-columns-repeated="8" table:default-cell-style-name="ce3"/>
        <table:table-row table:style-name="ro1"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file dimensions</text:p>
          </table:table-cell>
          <table:covered-table-cell table:number-columns-repeated="4" table:style-name="Default"/>
          <table:table-cell table:style-name="ce2" office:value-type="string" calcext:value-type="string" table:number-columns-spanned="5" table:number-rows-spanned="1">
            <text:p>Area properties</text:p>
          </table:table-cell>
          <table:covered-table-cell table:number-columns-repeated="4" table:style-name="Default"/>
          <table:table-cell table:style-name="ce2" office:value-type="string" calcext:value-type="string" table:number-columns-spanned="4" table:number-rows-spanned="1">
            <text:p>Inertia properties about major axis y-y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ertia properties about minor axis z-z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orsional &amp; warping properties</text:p>
          </table:table-cell>
          <table:covered-table-cell table:number-columns-repeated="3" table:style-name="Default"/>
          <table:table-cell table:style-name="ce2" office:value-type="string" calcext:value-type="string" table:number-columns-spanned="3" table:number-rows-spanned="1">
            <text:p>Axial force &amp; shear resistance</text:p>
          </table:table-cell>
          <table:covered-table-cell table:number-columns-repeated="2" table:style-name="Default"/>
          <table:table-cell table:style-name="ce2" office:value-type="string" calcext:value-type="string" table:number-columns-spanned="2" table:number-rows-spanned="1">
            <text:p>Bending major axis y-y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Bending minor axis z-z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Buckling curve</text:p>
          </table:table-cell>
          <table:covered-table-cell table:style-name="Default"/>
          <table:table-cell table:style-name="ce2" office:value-type="string" calcext:value-type="string" table:number-columns-spanned="3" table:number-rows-spanned="1">
            <text:p>Section classification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Profile</text:p>
          </table:table-cell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Depth </text:p>
            <text:p>h </text:p>
            <text:p>[mm]</text:p>
          </table:table-cell>
          <table:table-cell table:style-name="ce2" office:value-type="string" calcext:value-type="string">
            <text:p>Width </text:p>
            <text:p>b </text:p>
            <text:p>[mm]</text:p>
          </table:table-cell>
          <table:table-cell table:style-name="ce2" office:value-type="string" calcext:value-type="string">
            <text:p>Web thickness </text:p>
            <text:p>tw </text:p>
            <text:p>[mm]</text:p>
          </table:table-cell>
          <table:table-cell table:style-name="ce2" office:value-type="string" calcext:value-type="string">
            <text:p>Flange thickness </text:p>
            <text:p>tf </text:p>
            <text:p>[mm]</text:p>
          </table:table-cell>
          <table:table-cell table:style-name="ce2" office:value-type="string" calcext:value-type="string">
            <text:p>Root radius </text:p>
            <text:p>r </text:p>
            <text:p>[mm]</text:p>
          </table:table-cell>
          <table:table-cell table:style-name="ce2" office:value-type="string" calcext:value-type="string">
            <text:p>Weight </text:p>
            <text:p>m </text:p>
            <text:p>[kg/m]</text:p>
          </table:table-cell>
          <table:table-cell table:style-name="ce2" office:value-type="string" calcext:value-type="string">
            <text:p>Perimeter </text:p>
            <text:p>P </text:p>
            <text:p>[m]</text:p>
          </table:table-cell>
          <table:table-cell table:style-name="ce2" office:value-type="string" calcext:value-type="string">
            <text:p>Area </text:p>
            <text:p>A </text:p>
            <text:p>[mm2]</text:p>
          </table:table-cell>
          <table:table-cell table:style-name="ce2" office:value-type="string" calcext:value-type="string">
            <text:p>Shear area z-z </text:p>
            <text:p>Av,z </text:p>
            <text:p>[mm2] </text:p>
            <text:p>(for η=1.2)</text:p>
          </table:table-cell>
          <table:table-cell table:style-name="ce2" office:value-type="string" calcext:value-type="string">
            <text:p>Shear area y-y </text:p>
            <text:p>Av,y </text:p>
            <text:p>[mm2] </text:p>
          </table:table-cell>
          <table:table-cell table:style-name="ce2" office:value-type="string" calcext:value-type="string">
            <text:p>Second moment of area </text:p>
            <text:p>Iy </text:p>
            <text:p>[×106 mm4] moment bezwladnosci wzgledm osi y</text:p>
          </table:table-cell>
          <table:table-cell table:style-name="ce2" office:value-type="string" calcext:value-type="string">
            <text:p>Radius of gyration </text:p>
            <text:p>iy </text:p>
            <text:p>[mm]</text:p>
          </table:table-cell>
          <table:table-cell table:style-name="ce2" office:value-type="string" calcext:value-type="string">
            <text:p>Elastic section modulus </text:p>
            <text:p>Wel,y </text:p>
            <text:p>[×103 mm3]</text:p>
          </table:table-cell>
          <table:table-cell table:style-name="ce2" office:value-type="string" calcext:value-type="string">
            <text:p>Plastic section modulus </text:p>
            <text:p>Wpl,y </text:p>
            <text:p>[×103 mm3]</text:p>
          </table:table-cell>
          <table:table-cell table:style-name="ce2" office:value-type="string" calcext:value-type="string">
            <text:p>Second moment of area </text:p>
            <text:p>Iz </text:p>
            <text:p>[×106 mm4]</text:p>
          </table:table-cell>
          <table:table-cell table:style-name="ce2" office:value-type="string" calcext:value-type="string">
            <text:p>Radius of gyration </text:p>
            <text:p>iz </text:p>
            <text:p>[mm]</text:p>
          </table:table-cell>
          <table:table-cell table:style-name="ce2" office:value-type="string" calcext:value-type="string">
            <text:p>Elastic section modulus </text:p>
            <text:p>Wel,z </text:p>
            <text:p>[×103 mm3]</text:p>
          </table:table-cell>
          <table:table-cell table:style-name="ce2" office:value-type="string" calcext:value-type="string">
            <text:p>Plastic section modulus </text:p>
            <text:p>Wpl,z </text:p>
            <text:p>[×103 mm3]</text:p>
          </table:table-cell>
          <table:table-cell table:style-name="ce2" office:value-type="string" calcext:value-type="string">
            <text:p>Torsion constant </text:p>
            <text:p>IT </text:p>
            <text:p>[×103 mm4]</text:p>
          </table:table-cell>
          <table:table-cell table:style-name="ce2" office:value-type="string" calcext:value-type="string">
            <text:p>Torsion modulus </text:p>
            <text:p>WT </text:p>
            <text:p>[×103 mm3]</text:p>
          </table:table-cell>
          <table:table-cell table:style-name="ce2" office:value-type="string" calcext:value-type="string">
            <text:p>Warping constant </text:p>
            <text:p>Iw </text:p>
            <text:p>[×106 mm6]</text:p>
          </table:table-cell>
          <table:table-cell table:style-name="ce2" office:value-type="string" calcext:value-type="string">
            <text:p>Warping modulus </text:p>
            <text:p>Ww </text:p>
            <text:p>[×103 mm4]</text:p>
          </table:table-cell>
          <table:table-cell table:style-name="ce2" office:value-type="string" calcext:value-type="string">
            <text:p>Design plastic axial force resistance </text:p>
            <text:p>Npl,Rd </text:p>
            <text:p>[kN]</text:p>
          </table:table-cell>
          <table:table-cell table:style-name="ce2" office:value-type="string" calcext:value-type="string">
            <text:p>Design plastic shear force resistance z-z </text:p>
            <text:p>Vpl,Rd,z </text:p>
            <text:p>[kN]</text:p>
          </table:table-cell>
          <table:table-cell table:style-name="ce2" office:value-type="string" calcext:value-type="string">
            <text:p>Design plastic shear force resistance y-y </text:p>
            <text:p>Vpl,Rd,y </text:p>
            <text:p>[kN]</text:p>
          </table:table-cell>
          <table:table-cell table:style-name="ce2" office:value-type="string" calcext:value-type="string">
            <text:p>Design elastic bending moment resistance </text:p>
            <text:p>Mel,Rd,y </text:p>
            <text:p>[kNm]</text:p>
          </table:table-cell>
          <table:table-cell table:style-name="ce5" office:value-type="string" calcext:value-type="string">
            <text:p>Design plastic bending moment resistance </text:p>
            <text:p>Mpl,Rd,y </text:p>
            <text:p>[kNm]</text:p>
          </table:table-cell>
          <table:table-cell table:style-name="ce2" office:value-type="string" calcext:value-type="string">
            <text:p>Design elastic bending moment resistance </text:p>
            <text:p>Mel,Rd,z </text:p>
            <text:p>[kNm]</text:p>
          </table:table-cell>
          <table:table-cell table:style-name="ce2" office:value-type="string" calcext:value-type="string">
            <text:p>Design plastic bending moment resistance </text:p>
            <text:p>Mpl,Rd,z </text:p>
            <text:p>[kNm]</text:p>
          </table:table-cell>
          <table:table-cell table:style-name="ce2" office:value-type="string" calcext:value-type="string">
            <text:p>Buckling about major axis y-y</text:p>
          </table:table-cell>
          <table:table-cell table:style-name="ce2" office:value-type="string" calcext:value-type="string">
            <text:p>Buckling about minor axis z-z</text:p>
          </table:table-cell>
          <table:table-cell table:style-name="ce2" office:value-type="string" calcext:value-type="string">
            <text:p>Web in pure bending about major axis y-y</text:p>
          </table:table-cell>
          <table:table-cell table:style-name="ce2" office:value-type="string" calcext:value-type="string">
            <text:p>Web in pure uniform compression</text:p>
          </table:table-cell>
          <table:table-cell table:style-name="ce2" office:value-type="string" calcext:value-type="string">
            <text:p>Flanges in uniform compression due to axial force or bending moment</text:p>
          </table:table-cell>
        </table:table-row>
        <table:table-row table:style-name="ro1">
          <table:table-cell office:value-type="string" calcext:value-type="string">
            <text:p>HEA100</text:p>
          </table:table-cell>
          <table:table-cell office:value-type="string" calcext:value-type="string">
            <text:p><text:a xlink:href="https://eurocodeapplied.com/download/en1993/flanged-profile-dxf/HEA100" xlink:type="simple">dxf</text:a>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0.561" calcext:value-type="float">
            <text:p>0.561</text:p>
          </table:table-cell>
          <table:table-cell office:value-type="float" office:value="2124" calcext:value-type="float">
            <text:p>2124</text:p>
          </table:table-cell>
          <table:table-cell office:value-type="float" office:value="756" calcext:value-type="float">
            <text:p>756</text:p>
          </table:table-cell>
          <table:table-cell office:value-type="float" office:value="1600" calcext:value-type="float">
            <text:p>1600</text:p>
          </table:table-cell>
          <table:table-cell office:value-type="float" office:value="3.492" calcext:value-type="float">
            <text:p>3.492</text:p>
          </table:table-cell>
          <table:table-cell office:value-type="float" office:value="40.6" calcext:value-type="float">
            <text:p>40.6</text:p>
          </table:table-cell>
          <table:table-cell office:value-type="float" office:value="72.76" calcext:value-type="float">
            <text:p>72.76</text:p>
          </table:table-cell>
          <table:table-cell office:value-type="float" office:value="83.01" calcext:value-type="float">
            <text:p>83.01</text:p>
          </table:table-cell>
          <table:table-cell office:value-type="float" office:value="1.338" calcext:value-type="float">
            <text:p>1.338</text:p>
          </table:table-cell>
          <table:table-cell office:value-type="float" office:value="25.1" calcext:value-type="float">
            <text:p>25.1</text:p>
          </table:table-cell>
          <table:table-cell office:value-type="float" office:value="26.76" calcext:value-type="float">
            <text:p>26.76</text:p>
          </table:table-cell>
          <table:table-cell office:value-type="float" office:value="41.14" calcext:value-type="float">
            <text:p>41.14</text:p>
          </table:table-cell>
          <table:table-cell office:value-type="float" office:value="51.99" calcext:value-type="float">
            <text:p>51.99</text:p>
          </table:table-cell>
          <table:table-cell office:value-type="float" office:value="10.4" calcext:value-type="float">
            <text:p>10.4</text:p>
          </table:table-cell>
          <table:table-cell office:value-type="float" office:value="2475" calcext:value-type="float">
            <text:p>2475</text:p>
          </table:table-cell>
          <table:table-cell office:value-type="float" office:value="1143" calcext:value-type="float">
            <text:p>1143</text:p>
          </table:table-cell>
          <table:table-cell office:value-type="float" office:value="499.05" calcext:value-type="float">
            <text:p>499.05</text:p>
          </table:table-cell>
          <table:table-cell office:value-type="float" office:value="102.52" calcext:value-type="float">
            <text:p>102.52</text:p>
          </table:table-cell>
          <table:table-cell office:value-type="float" office:value="217.08" calcext:value-type="float">
            <text:p>217.08</text:p>
          </table:table-cell>
          <table:table-cell office:value-type="float" office:value="17.1" calcext:value-type="float">
            <text:p>17.1</text:p>
          </table:table-cell>
          <table:table-cell office:value-type="float" office:value="19.51" calcext:value-type="float">
            <text:p>19.51</text:p>
          </table:table-cell>
          <table:table-cell office:value-type="float" office:value="6.29" calcext:value-type="float">
            <text:p>6.29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20</text:p>
          </table:table-cell>
          <table:table-cell office:value-type="string" calcext:value-type="string">
            <text:p><text:a xlink:href="https://eurocodeapplied.com/download/en1993/flanged-profile-dxf/HEA120" xlink:type="simple">dxf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.9" calcext:value-type="float">
            <text:p>19.9</text:p>
          </table:table-cell>
          <table:table-cell office:value-type="float" office:value="0.677" calcext:value-type="float">
            <text:p>0.677</text:p>
          </table:table-cell>
          <table:table-cell office:value-type="float" office:value="2534" calcext:value-type="float">
            <text:p>2534</text:p>
          </table:table-cell>
          <table:table-cell office:value-type="float" office:value="846" calcext:value-type="float">
            <text:p>846</text:p>
          </table:table-cell>
          <table:table-cell office:value-type="float" office:value="1920" calcext:value-type="float">
            <text:p>1920</text:p>
          </table:table-cell>
          <table:table-cell office:value-type="float" office:value="6.062" calcext:value-type="float">
            <text:p>6.062</text:p>
          </table:table-cell>
          <table:table-cell office:value-type="float" office:value="48.9" calcext:value-type="float">
            <text:p>48.9</text:p>
          </table:table-cell>
          <table:table-cell office:value-type="float" office:value="106.3" calcext:value-type="float">
            <text:p>106.3</text:p>
          </table:table-cell>
          <table:table-cell office:value-type="float" office:value="119.5" calcext:value-type="float">
            <text:p>119.5</text:p>
          </table:table-cell>
          <table:table-cell office:value-type="float" office:value="2.309" calcext:value-type="float">
            <text:p>2.309</text:p>
          </table:table-cell>
          <table:table-cell office:value-type="float" office:value="30.2" calcext:value-type="float">
            <text:p>30.2</text:p>
          </table:table-cell>
          <table:table-cell office:value-type="float" office:value="38.48" calcext:value-type="float">
            <text:p>38.48</text:p>
          </table:table-cell>
          <table:table-cell office:value-type="float" office:value="58.85" calcext:value-type="float">
            <text:p>58.85</text:p>
          </table:table-cell>
          <table:table-cell office:value-type="float" office:value="59.57" calcext:value-type="float">
            <text:p>59.57</text:p>
          </table:table-cell>
          <table:table-cell office:value-type="float" office:value="11.91" calcext:value-type="float">
            <text:p>11.91</text:p>
          </table:table-cell>
          <table:table-cell office:value-type="float" office:value="6285" calcext:value-type="float">
            <text:p>6285</text:p>
          </table:table-cell>
          <table:table-cell office:value-type="float" office:value="1998" calcext:value-type="float">
            <text:p>1998</text:p>
          </table:table-cell>
          <table:table-cell office:value-type="float" office:value="595.4" calcext:value-type="float">
            <text:p>595.4</text:p>
          </table:table-cell>
          <table:table-cell office:value-type="float" office:value="114.73" calcext:value-type="float">
            <text:p>114.73</text:p>
          </table:table-cell>
          <table:table-cell office:value-type="float" office:value="260.5" calcext:value-type="float">
            <text:p>260.5</text:p>
          </table:table-cell>
          <table:table-cell office:value-type="float" office:value="24.99" calcext:value-type="float">
            <text:p>24.99</text:p>
          </table:table-cell>
          <table:table-cell office:value-type="float" office:value="28.08" calcext:value-type="float">
            <text:p>28.08</text:p>
          </table:table-cell>
          <table:table-cell office:value-type="float" office:value="9.04" calcext:value-type="float">
            <text:p>9.04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40</text:p>
          </table:table-cell>
          <table:table-cell office:value-type="string" calcext:value-type="string">
            <text:p><text:a xlink:href="https://eurocodeapplied.com/download/en1993/flanged-profile-dxf/HEA140" xlink:type="simple">dxf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4.7" calcext:value-type="float">
            <text:p>24.7</text:p>
          </table:table-cell>
          <table:table-cell office:value-type="float" office:value="0.794" calcext:value-type="float">
            <text:p>0.794</text:p>
          </table:table-cell>
          <table:table-cell office:value-type="float" office:value="3142" calcext:value-type="float">
            <text:p>3142</text:p>
          </table:table-cell>
          <table:table-cell office:value-type="float" office:value="1012" calcext:value-type="float">
            <text:p>1012</text:p>
          </table:table-cell>
          <table:table-cell office:value-type="float" office:value="2380" calcext:value-type="float">
            <text:p>2380</text:p>
          </table:table-cell>
          <table:table-cell office:value-type="float" office:value="10.33" calcext:value-type="float">
            <text:p>10.33</text:p>
          </table:table-cell>
          <table:table-cell office:value-type="float" office:value="57.3" calcext:value-type="float">
            <text:p>57.3</text:p>
          </table:table-cell>
          <table:table-cell office:value-type="float" office:value="155.4" calcext:value-type="float">
            <text:p>155.4</text:p>
          </table:table-cell>
          <table:table-cell office:value-type="float" office:value="173.5" calcext:value-type="float">
            <text:p>173.5</text:p>
          </table:table-cell>
          <table:table-cell office:value-type="float" office:value="3.893" calcext:value-type="float">
            <text:p>3.893</text:p>
          </table:table-cell>
          <table:table-cell office:value-type="float" office:value="35.2" calcext:value-type="float">
            <text:p>35.2</text:p>
          </table:table-cell>
          <table:table-cell office:value-type="float" office:value="55.62" calcext:value-type="float">
            <text:p>55.62</text:p>
          </table:table-cell>
          <table:table-cell office:value-type="float" office:value="84.85" calcext:value-type="float">
            <text:p>84.85</text:p>
          </table:table-cell>
          <table:table-cell office:value-type="float" office:value="80.32" calcext:value-type="float">
            <text:p>80.32</text:p>
          </table:table-cell>
          <table:table-cell office:value-type="float" office:value="14.6" calcext:value-type="float">
            <text:p>14.6</text:p>
          </table:table-cell>
          <table:table-cell office:value-type="float" office:value="14729" calcext:value-type="float">
            <text:p>14729</text:p>
          </table:table-cell>
          <table:table-cell office:value-type="float" office:value="3409" calcext:value-type="float">
            <text:p>3409</text:p>
          </table:table-cell>
          <table:table-cell office:value-type="float" office:value="738.28" calcext:value-type="float">
            <text:p>738.28</text:p>
          </table:table-cell>
          <table:table-cell office:value-type="float" office:value="137.35" calcext:value-type="float">
            <text:p>137.35</text:p>
          </table:table-cell>
          <table:table-cell office:value-type="float" office:value="322.91" calcext:value-type="float">
            <text:p>322.91</text:p>
          </table:table-cell>
          <table:table-cell office:value-type="float" office:value="36.51" calcext:value-type="float">
            <text:p>36.51</text:p>
          </table:table-cell>
          <table:table-cell office:value-type="float" office:value="40.77" calcext:value-type="float">
            <text:p>40.77</text:p>
          </table:table-cell>
          <table:table-cell office:value-type="float" office:value="13.07" calcext:value-type="float">
            <text:p>13.07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60</text:p>
          </table:table-cell>
          <table:table-cell office:value-type="string" calcext:value-type="string">
            <text:p><text:a xlink:href="https://eurocodeapplied.com/download/en1993/flanged-profile-dxf/HEA160" xlink:type="simple">dxf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.4" calcext:value-type="float">
            <text:p>30.4</text:p>
          </table:table-cell>
          <table:table-cell office:value-type="float" office:value="0.906" calcext:value-type="float">
            <text:p>0.906</text:p>
          </table:table-cell>
          <table:table-cell office:value-type="float" office:value="3877" calcext:value-type="float">
            <text:p>3877</text:p>
          </table:table-cell>
          <table:table-cell office:value-type="float" office:value="1321" calcext:value-type="float">
            <text:p>1321</text:p>
          </table:table-cell>
          <table:table-cell office:value-type="float" office:value="2880" calcext:value-type="float">
            <text:p>2880</text:p>
          </table:table-cell>
          <table:table-cell office:value-type="float" office:value="16.73" calcext:value-type="float">
            <text:p>16.73</text:p>
          </table:table-cell>
          <table:table-cell office:value-type="float" office:value="65.7" calcext:value-type="float">
            <text:p>65.7</text:p>
          </table:table-cell>
          <table:table-cell office:value-type="float" office:value="220.1" calcext:value-type="float">
            <text:p>220.1</text:p>
          </table:table-cell>
          <table:table-cell office:value-type="float" office:value="245.1" calcext:value-type="float">
            <text:p>245.1</text:p>
          </table:table-cell>
          <table:table-cell office:value-type="float" office:value="6.156" calcext:value-type="float">
            <text:p>6.156</text:p>
          </table:table-cell>
          <table:table-cell office:value-type="float" office:value="39.8" calcext:value-type="float">
            <text:p>39.8</text:p>
          </table:table-cell>
          <table:table-cell office:value-type="float" office:value="76.95" calcext:value-type="float">
            <text:p>76.95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4" calcext:value-type="float">
            <text:p>118.4</text:p>
          </table:table-cell>
          <table:table-cell office:value-type="float" office:value="19.73" calcext:value-type="float">
            <text:p>19.73</text:p>
          </table:table-cell>
          <table:table-cell office:value-type="float" office:value="30615" calcext:value-type="float">
            <text:p>30615</text:p>
          </table:table-cell>
          <table:table-cell office:value-type="float" office:value="5404" calcext:value-type="float">
            <text:p>5404</text:p>
          </table:table-cell>
          <table:table-cell office:value-type="float" office:value="911.13" calcext:value-type="float">
            <text:p>911.13</text:p>
          </table:table-cell>
          <table:table-cell office:value-type="float" office:value="179.25" calcext:value-type="float">
            <text:p>179.25</text:p>
          </table:table-cell>
          <table:table-cell office:value-type="float" office:value="390.75" calcext:value-type="float">
            <text:p>390.75</text:p>
          </table:table-cell>
          <table:table-cell office:value-type="float" office:value="51.73" calcext:value-type="float">
            <text:p>51.73</text:p>
          </table:table-cell>
          <table:table-cell office:value-type="float" office:value="57.61" calcext:value-type="float">
            <text:p>57.61</text:p>
          </table:table-cell>
          <table:table-cell office:value-type="float" office:value="18.08" calcext:value-type="float">
            <text:p>18.08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80</text:p>
          </table:table-cell>
          <table:table-cell office:value-type="string" calcext:value-type="string">
            <text:p><text:a xlink:href="https://eurocodeapplied.com/download/en1993/flanged-profile-dxf/HEA180" xlink:type="simple">dxf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35.5" calcext:value-type="float">
            <text:p>35.5</text:p>
          </table:table-cell>
          <table:table-cell office:value-type="float" office:value="1.024" calcext:value-type="float">
            <text:p>1.024</text:p>
          </table:table-cell>
          <table:table-cell office:value-type="float" office:value="4525" calcext:value-type="float">
            <text:p>4525</text:p>
          </table:table-cell>
          <table:table-cell office:value-type="float" office:value="1447" calcext:value-type="float">
            <text:p>1447</text:p>
          </table:table-cell>
          <table:table-cell office:value-type="float" office:value="3420" calcext:value-type="float">
            <text:p>3420</text:p>
          </table:table-cell>
          <table:table-cell office:value-type="float" office:value="25.1" calcext:value-type="float">
            <text:p>25.1</text:p>
          </table:table-cell>
          <table:table-cell office:value-type="float" office:value="74.5" calcext:value-type="float">
            <text:p>74.5</text:p>
          </table:table-cell>
          <table:table-cell office:value-type="float" office:value="293.6" calcext:value-type="float">
            <text:p>293.6</text:p>
          </table:table-cell>
          <table:table-cell office:value-type="float" office:value="324.9" calcext:value-type="float">
            <text:p>324.9</text:p>
          </table:table-cell>
          <table:table-cell office:value-type="float" office:value="9.246" calcext:value-type="float">
            <text:p>9.246</text:p>
          </table:table-cell>
          <table:table-cell office:value-type="float" office:value="45.2" calcext:value-type="float">
            <text:p>45.2</text:p>
          </table:table-cell>
          <table:table-cell office:value-type="float" office:value="102.7" calcext:value-type="float">
            <text:p>102.7</text:p>
          </table:table-cell>
          <table:table-cell office:value-type="float" office:value="156.5" calcext:value-type="float">
            <text:p>156.5</text:p>
          </table:table-cell>
          <table:table-cell office:value-type="float" office:value="146.6" calcext:value-type="float">
            <text:p>146.6</text:p>
          </table:table-cell>
          <table:table-cell office:value-type="float" office:value="24.43" calcext:value-type="float">
            <text:p>24.43</text:p>
          </table:table-cell>
          <table:table-cell office:value-type="float" office:value="59014" calcext:value-type="float">
            <text:p>59014</text:p>
          </table:table-cell>
          <table:table-cell office:value-type="float" office:value="8182" calcext:value-type="float">
            <text:p>8182</text:p>
          </table:table-cell>
          <table:table-cell office:value-type="float" office:value="1063.41" calcext:value-type="float">
            <text:p>1063.41</text:p>
          </table:table-cell>
          <table:table-cell office:value-type="float" office:value="196.34" calcext:value-type="float">
            <text:p>196.34</text:p>
          </table:table-cell>
          <table:table-cell office:value-type="float" office:value="464.02" calcext:value-type="float">
            <text:p>464.02</text:p>
          </table:table-cell>
          <table:table-cell office:value-type="float" office:value="69" calcext:value-type="float">
            <text:p>69</text:p>
          </table:table-cell>
          <table:table-cell office:value-type="float" office:value="76.34" calcext:value-type="float">
            <text:p>76.34</text:p>
          </table:table-cell>
          <table:table-cell office:value-type="float" office:value="24.14" calcext:value-type="float">
            <text:p>24.14</text:p>
          </table:table-cell>
          <table:table-cell office:value-type="float" office:value="36.78" calcext:value-type="float">
            <text:p>36.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00</text:p>
          </table:table-cell>
          <table:table-cell office:value-type="string" calcext:value-type="string">
            <text:p><text:a xlink:href="https://eurocodeapplied.com/download/en1993/flanged-profile-dxf/HEA200" xlink:type="simple">dxf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.3" calcext:value-type="float">
            <text:p>42.3</text:p>
          </table:table-cell>
          <table:table-cell office:value-type="float" office:value="1.136" calcext:value-type="float">
            <text:p>1.136</text:p>
          </table:table-cell>
          <table:table-cell office:value-type="float" office:value="5383" calcext:value-type="float">
            <text:p>5383</text:p>
          </table:table-cell>
          <table:table-cell office:value-type="float" office:value="1808" calcext:value-type="float">
            <text:p>1808</text:p>
          </table:table-cell>
          <table:table-cell office:value-type="float" office:value="4000" calcext:value-type="float">
            <text:p>4000</text:p>
          </table:table-cell>
          <table:table-cell office:value-type="float" office:value="36.92" calcext:value-type="float">
            <text:p>36.92</text:p>
          </table:table-cell>
          <table:table-cell office:value-type="float" office:value="82.8" calcext:value-type="float">
            <text:p>82.8</text:p>
          </table:table-cell>
          <table:table-cell office:value-type="float" office:value="388.6" calcext:value-type="float">
            <text:p>388.6</text:p>
          </table:table-cell>
          <table:table-cell office:value-type="float" office:value="429.5" calcext:value-type="float">
            <text:p>429.5</text:p>
          </table:table-cell>
          <table:table-cell office:value-type="float" office:value="13.36" calcext:value-type="float">
            <text:p>13.36</text:p>
          </table:table-cell>
          <table:table-cell office:value-type="float" office:value="49.8" calcext:value-type="float">
            <text:p>49.8</text:p>
          </table:table-cell>
          <table:table-cell office:value-type="float" office:value="133.6" calcext:value-type="float">
            <text:p>133.6</text:p>
          </table:table-cell>
          <table:table-cell office:value-type="float" office:value="203.8" calcext:value-type="float">
            <text:p>203.8</text:p>
          </table:table-cell>
          <table:table-cell office:value-type="float" office:value="204.3" calcext:value-type="float">
            <text:p>204.3</text:p>
          </table:table-cell>
          <table:table-cell office:value-type="float" office:value="31.43" calcext:value-type="float">
            <text:p>31.43</text:p>
          </table:table-cell>
          <table:table-cell office:value-type="float" office:value="105580" calcext:value-type="float">
            <text:p>105580</text:p>
          </table:table-cell>
          <table:table-cell office:value-type="float" office:value="11830" calcext:value-type="float">
            <text:p>11830</text:p>
          </table:table-cell>
          <table:table-cell office:value-type="float" office:value="1265.03" calcext:value-type="float">
            <text:p>1265.03</text:p>
          </table:table-cell>
          <table:table-cell office:value-type="float" office:value="245.32" calcext:value-type="float">
            <text:p>245.32</text:p>
          </table:table-cell>
          <table:table-cell office:value-type="float" office:value="542.71" calcext:value-type="float">
            <text:p>542.71</text:p>
          </table:table-cell>
          <table:table-cell office:value-type="float" office:value="91.33" calcext:value-type="float">
            <text:p>91.33</text:p>
          </table:table-cell>
          <table:table-cell office:value-type="float" office:value="100.93" calcext:value-type="float">
            <text:p>100.93</text:p>
          </table:table-cell>
          <table:table-cell office:value-type="float" office:value="31.38" calcext:value-type="float">
            <text:p>31.38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20</text:p>
          </table:table-cell>
          <table:table-cell office:value-type="string" calcext:value-type="string">
            <text:p><text:a xlink:href="https://eurocodeapplied.com/download/en1993/flanged-profile-dxf/HEA220" xlink:type="simple">dxf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0.5" calcext:value-type="float">
            <text:p>50.5</text:p>
          </table:table-cell>
          <table:table-cell office:value-type="float" office:value="1.255" calcext:value-type="float">
            <text:p>1.255</text:p>
          </table:table-cell>
          <table:table-cell office:value-type="float" office:value="6434" calcext:value-type="float">
            <text:p>6434</text:p>
          </table:table-cell>
          <table:table-cell office:value-type="float" office:value="2067" calcext:value-type="float">
            <text:p>2067</text:p>
          </table:table-cell>
          <table:table-cell office:value-type="float" office:value="4840" calcext:value-type="float">
            <text:p>4840</text:p>
          </table:table-cell>
          <table:table-cell office:value-type="float" office:value="54.1" calcext:value-type="float">
            <text:p>54.1</text:p>
          </table:table-cell>
          <table:table-cell office:value-type="float" office:value="91.7" calcext:value-type="float">
            <text:p>91.7</text:p>
          </table:table-cell>
          <table:table-cell office:value-type="float" office:value="515.2" calcext:value-type="float">
            <text:p>515.2</text:p>
          </table:table-cell>
          <table:table-cell office:value-type="float" office:value="568.5" calcext:value-type="float">
            <text:p>568.5</text:p>
          </table:table-cell>
          <table:table-cell office:value-type="float" office:value="19.55" calcext:value-type="float">
            <text:p>19.55</text:p>
          </table:table-cell>
          <table:table-cell office:value-type="float" office:value="55.1" calcext:value-type="float">
            <text:p>55.1</text:p>
          </table:table-cell>
          <table:table-cell office:value-type="float" office:value="177.7" calcext:value-type="float">
            <text:p>177.7</text:p>
          </table:table-cell>
          <table:table-cell office:value-type="float" office:value="270.6" calcext:value-type="float">
            <text:p>270.6</text:p>
          </table:table-cell>
          <table:table-cell office:value-type="float" office:value="280.9" calcext:value-type="float">
            <text:p>280.9</text:p>
          </table:table-cell>
          <table:table-cell office:value-type="float" office:value="40.13" calcext:value-type="float">
            <text:p>40.13</text:p>
          </table:table-cell>
          <table:table-cell office:value-type="float" office:value="189610" calcext:value-type="float">
            <text:p>189610</text:p>
          </table:table-cell>
          <table:table-cell office:value-type="float" office:value="17440" calcext:value-type="float">
            <text:p>17440</text:p>
          </table:table-cell>
          <table:table-cell office:value-type="float" office:value="1512.02" calcext:value-type="float">
            <text:p>1512.02</text:p>
          </table:table-cell>
          <table:table-cell office:value-type="float" office:value="280.46" calcext:value-type="float">
            <text:p>280.46</text:p>
          </table:table-cell>
          <table:table-cell office:value-type="float" office:value="656.68" calcext:value-type="float">
            <text:p>656.68</text:p>
          </table:table-cell>
          <table:table-cell office:value-type="float" office:value="121.07" calcext:value-type="float">
            <text:p>121.07</text:p>
          </table:table-cell>
          <table:table-cell office:value-type="float" office:value="133.59" calcext:value-type="float">
            <text:p>133.59</text:p>
          </table:table-cell>
          <table:table-cell office:value-type="float" office:value="41.76" calcext:value-type="float">
            <text:p>41.76</text:p>
          </table:table-cell>
          <table:table-cell office:value-type="float" office:value="63.59" calcext:value-type="float">
            <text:p>63.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40</text:p>
          </table:table-cell>
          <table:table-cell office:value-type="string" calcext:value-type="string">
            <text:p><text:a xlink:href="https://eurocodeapplied.com/download/en1993/flanged-profile-dxf/HEA240" xlink:type="simple">dxf</text:a>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0.3" calcext:value-type="float">
            <text:p>60.3</text:p>
          </table:table-cell>
          <table:table-cell office:value-type="float" office:value="1.369" calcext:value-type="float">
            <text:p>1.369</text:p>
          </table:table-cell>
          <table:table-cell office:value-type="float" office:value="7684" calcext:value-type="float">
            <text:p>7684</text:p>
          </table:table-cell>
          <table:table-cell office:value-type="float" office:value="2518" calcext:value-type="float">
            <text:p>2518</text:p>
          </table:table-cell>
          <table:table-cell office:value-type="float" office:value="5760" calcext:value-type="float">
            <text:p>5760</text:p>
          </table:table-cell>
          <table:table-cell office:value-type="float" office:value="77.63" calcext:value-type="float">
            <text:p>77.63</text:p>
          </table:table-cell>
          <table:table-cell office:value-type="float" office:value="100.5" calcext:value-type="float">
            <text:p>100.5</text:p>
          </table:table-cell>
          <table:table-cell office:value-type="float" office:value="675.1" calcext:value-type="float">
            <text:p>675.1</text:p>
          </table:table-cell>
          <table:table-cell office:value-type="float" office:value="744.6" calcext:value-type="float">
            <text:p>744.6</text:p>
          </table:table-cell>
          <table:table-cell office:value-type="float" office:value="27.69" calcext:value-type="float">
            <text:p>27.69</text:p>
          </table:table-cell>
          <table:table-cell office:value-type="float" office:value="60" calcext:value-type="float">
            <text:p>60</text:p>
          </table:table-cell>
          <table:table-cell office:value-type="float" office:value="230.7" calcext:value-type="float">
            <text:p>230.7</text:p>
          </table:table-cell>
          <table:table-cell office:value-type="float" office:value="351.7" calcext:value-type="float">
            <text:p>351.7</text:p>
          </table:table-cell>
          <table:table-cell office:value-type="float" office:value="410.3" calcext:value-type="float">
            <text:p>410.3</text:p>
          </table:table-cell>
          <table:table-cell office:value-type="float" office:value="54.71" calcext:value-type="float">
            <text:p>54.71</text:p>
          </table:table-cell>
          <table:table-cell office:value-type="float" office:value="321640" calcext:value-type="float">
            <text:p>321640</text:p>
          </table:table-cell>
          <table:table-cell office:value-type="float" office:value="24780" calcext:value-type="float">
            <text:p>24780</text:p>
          </table:table-cell>
          <table:table-cell office:value-type="float" office:value="1805.64" calcext:value-type="float">
            <text:p>1805.64</text:p>
          </table:table-cell>
          <table:table-cell office:value-type="float" office:value="341.58" calcext:value-type="float">
            <text:p>341.58</text:p>
          </table:table-cell>
          <table:table-cell office:value-type="float" office:value="781.5" calcext:value-type="float">
            <text:p>781.5</text:p>
          </table:table-cell>
          <table:table-cell office:value-type="float" office:value="158.64" calcext:value-type="float">
            <text:p>158.64</text:p>
          </table:table-cell>
          <table:table-cell office:value-type="float" office:value="174.99" calcext:value-type="float">
            <text:p>174.99</text:p>
          </table:table-cell>
          <table:table-cell office:value-type="float" office:value="54.22" calcext:value-type="float">
            <text:p>54.22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60</text:p>
          </table:table-cell>
          <table:table-cell office:value-type="string" calcext:value-type="string">
            <text:p><text:a xlink:href="https://eurocodeapplied.com/download/en1993/flanged-profile-dxf/HEA260" xlink:type="simple">dxf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.5" calcext:value-type="float">
            <text:p>7.5</text:p>
          </table:table-cell>
          <table:table-cell office:value-type="float" office:value="12.5" calcext:value-type="float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68.2" calcext:value-type="float">
            <text:p>68.2</text:p>
          </table:table-cell>
          <table:table-cell office:value-type="float" office:value="1.484" calcext:value-type="float">
            <text:p>1.484</text:p>
          </table:table-cell>
          <table:table-cell office:value-type="float" office:value="8682" calcext:value-type="float">
            <text:p>8682</text:p>
          </table:table-cell>
          <table:table-cell office:value-type="float" office:value="2876" calcext:value-type="float">
            <text:p>2876</text:p>
          </table:table-cell>
          <table:table-cell office:value-type="float" office:value="6500" calcext:value-type="float">
            <text:p>6500</text:p>
          </table:table-cell>
          <table:table-cell office:value-type="float" office:value="104.5" calcext:value-type="float">
            <text:p>104.5</text:p>
          </table:table-cell>
          <table:table-cell office:value-type="float" office:value="109.7" calcext:value-type="float">
            <text:p>109.7</text:p>
          </table:table-cell>
          <table:table-cell office:value-type="float" office:value="836.4" calcext:value-type="float">
            <text:p>836.4</text:p>
          </table:table-cell>
          <table:table-cell office:value-type="float" office:value="919.8" calcext:value-type="float">
            <text:p>919.8</text:p>
          </table:table-cell>
          <table:table-cell office:value-type="float" office:value="36.68" calcext:value-type="float">
            <text:p>36.68</text:p>
          </table:table-cell>
          <table:table-cell office:value-type="float" office:value="65" calcext:value-type="float">
            <text:p>65</text:p>
          </table:table-cell>
          <table:table-cell office:value-type="float" office:value="282.1" calcext:value-type="float">
            <text:p>282.1</text:p>
          </table:table-cell>
          <table:table-cell office:value-type="float" office:value="430.2" calcext:value-type="float">
            <text:p>430.2</text:p>
          </table:table-cell>
          <table:table-cell office:value-type="float" office:value="520" calcext:value-type="float">
            <text:p>520</text:p>
          </table:table-cell>
          <table:table-cell office:value-type="float" office:value="69.33" calcext:value-type="float">
            <text:p>69.33</text:p>
          </table:table-cell>
          <table:table-cell office:value-type="float" office:value="504990" calcext:value-type="float">
            <text:p>504990</text:p>
          </table:table-cell>
          <table:table-cell office:value-type="float" office:value="32980" calcext:value-type="float">
            <text:p>32980</text:p>
          </table:table-cell>
          <table:table-cell office:value-type="float" office:value="2040.26" calcext:value-type="float">
            <text:p>2040.26</text:p>
          </table:table-cell>
          <table:table-cell office:value-type="float" office:value="390.17" calcext:value-type="float">
            <text:p>390.17</text:p>
          </table:table-cell>
          <table:table-cell office:value-type="float" office:value="881.9" calcext:value-type="float">
            <text:p>881.9</text:p>
          </table:table-cell>
          <table:table-cell office:value-type="float" office:value="196.55" calcext:value-type="float">
            <text:p>196.55</text:p>
          </table:table-cell>
          <table:table-cell office:value-type="float" office:value="216.15" calcext:value-type="float">
            <text:p>216.15</text:p>
          </table:table-cell>
          <table:table-cell office:value-type="float" office:value="66.3" calcext:value-type="float">
            <text:p>66.3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80</text:p>
          </table:table-cell>
          <table:table-cell office:value-type="string" calcext:value-type="string">
            <text:p><text:a xlink:href="https://eurocodeapplied.com/download/en1993/flanged-profile-dxf/HEA280" xlink:type="simple">dxf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6.4" calcext:value-type="float">
            <text:p>76.4</text:p>
          </table:table-cell>
          <table:table-cell office:value-type="float" office:value="1.603" calcext:value-type="float">
            <text:p>1.603</text:p>
          </table:table-cell>
          <table:table-cell office:value-type="float" office:value="9726" calcext:value-type="float">
            <text:p>9726</text:p>
          </table:table-cell>
          <table:table-cell office:value-type="float" office:value="3174" calcext:value-type="float">
            <text:p>3174</text:p>
          </table:table-cell>
          <table:table-cell office:value-type="float" office:value="7280" calcext:value-type="float">
            <text:p>7280</text:p>
          </table:table-cell>
          <table:table-cell office:value-type="float" office:value="136.7" calcext:value-type="float">
            <text:p>136.7</text:p>
          </table:table-cell>
          <table:table-cell office:value-type="float" office:value="118.6" calcext:value-type="float">
            <text:p>118.6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float" office:value="47.63" calcext:value-type="float">
            <text:p>47.63</text:p>
          </table:table-cell>
          <table:table-cell office:value-type="float" office:value="70" calcext:value-type="float">
            <text:p>70</text:p>
          </table:table-cell>
          <table:table-cell office:value-type="float" office:value="340.2" calcext:value-type="float">
            <text:p>340.2</text:p>
          </table:table-cell>
          <table:table-cell office:value-type="float" office:value="518.1" calcext:value-type="float">
            <text:p>518.1</text:p>
          </table:table-cell>
          <table:table-cell office:value-type="float" office:value="613.9" calcext:value-type="float">
            <text:p>613.9</text:p>
          </table:table-cell>
          <table:table-cell office:value-type="float" office:value="76.74" calcext:value-type="float">
            <text:p>76.74</text:p>
          </table:table-cell>
          <table:table-cell office:value-type="float" office:value="770140" calcext:value-type="float">
            <text:p>770140</text:p>
          </table:table-cell>
          <table:table-cell office:value-type="float" office:value="43120" calcext:value-type="float">
            <text:p>43120</text:p>
          </table:table-cell>
          <table:table-cell office:value-type="float" office:value="2285.71" calcext:value-type="float">
            <text:p>2285.71</text:p>
          </table:table-cell>
          <table:table-cell office:value-type="float" office:value="430.7" calcext:value-type="float">
            <text:p>430.7</text:p>
          </table:table-cell>
          <table:table-cell office:value-type="float" office:value="987.73" calcext:value-type="float">
            <text:p>987.73</text:p>
          </table:table-cell>
          <table:table-cell office:value-type="float" office:value="238.02" calcext:value-type="float">
            <text:p>238.02</text:p>
          </table:table-cell>
          <table:table-cell office:value-type="float" office:value="261.37" calcext:value-type="float">
            <text:p>261.37</text:p>
          </table:table-cell>
          <table:table-cell office:value-type="float" office:value="79.94" calcext:value-type="float">
            <text:p>79.94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00</text:p>
          </table:table-cell>
          <table:table-cell office:value-type="string" calcext:value-type="string">
            <text:p><text:a xlink:href="https://eurocodeapplied.com/download/en1993/flanged-profile-dxf/HEA300" xlink:type="simple">dxf</text:a>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8.3" calcext:value-type="float">
            <text:p>88.3</text:p>
          </table:table-cell>
          <table:table-cell office:value-type="float" office:value="1.717" calcext:value-type="float">
            <text:p>1.717</text:p>
          </table:table-cell>
          <table:table-cell office:value-type="float" office:value="11253" calcext:value-type="float">
            <text:p>11253</text:p>
          </table:table-cell>
          <table:table-cell office:value-type="float" office:value="3728" calcext:value-type="float">
            <text:p>3728</text:p>
          </table:table-cell>
          <table:table-cell office:value-type="float" office:value="8400" calcext:value-type="float">
            <text:p>8400</text:p>
          </table:table-cell>
          <table:table-cell office:value-type="float" office:value="182.6" calcext:value-type="float">
            <text:p>182.6</text:p>
          </table:table-cell>
          <table:table-cell office:value-type="float" office:value="127.4" calcext:value-type="float">
            <text:p>127.4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float" office:value="63.1" calcext:value-type="float">
            <text:p>63.1</text:p>
          </table:table-cell>
          <table:table-cell office:value-type="float" office:value="74.9" calcext:value-type="float">
            <text:p>74.9</text:p>
          </table:table-cell>
          <table:table-cell office:value-type="float" office:value="420.6" calcext:value-type="float">
            <text:p>420.6</text:p>
          </table:table-cell>
          <table:table-cell office:value-type="float" office:value="641.2" calcext:value-type="float">
            <text:p>641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.11" calcext:value-type="float">
            <text:p>99.11</text:p>
          </table:table-cell>
          <table:table-cell office:value-type="float" office:value="1174700" calcext:value-type="float">
            <text:p>1174700</text:p>
          </table:table-cell>
          <table:table-cell office:value-type="float" office:value="57190" calcext:value-type="float">
            <text:p>57190</text:p>
          </table:table-cell>
          <table:table-cell office:value-type="float" office:value="2644.4" calcext:value-type="float">
            <text:p>2644.4</text:p>
          </table:table-cell>
          <table:table-cell office:value-type="float" office:value="505.78" calcext:value-type="float">
            <text:p>505.78</text:p>
          </table:table-cell>
          <table:table-cell office:value-type="float" office:value="1139.69" calcext:value-type="float">
            <text:p>1139.69</text:p>
          </table:table-cell>
          <table:table-cell office:value-type="float" office:value="295.99" calcext:value-type="float">
            <text:p>295.99</text:p>
          </table:table-cell>
          <table:table-cell office:value-type="float" office:value="325.07" calcext:value-type="float">
            <text:p>325.07</text:p>
          </table:table-cell>
          <table:table-cell office:value-type="float" office:value="98.85" calcext:value-type="float">
            <text:p>98.85</text:p>
          </table:table-cell>
          <table:table-cell office:value-type="float" office:value="150.67" calcext:value-type="float">
            <text:p>150.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20</text:p>
          </table:table-cell>
          <table:table-cell office:value-type="string" calcext:value-type="string">
            <text:p><text:a xlink:href="https://eurocodeapplied.com/download/en1993/flanged-profile-dxf/HEA320" xlink:type="simple">dxf</text:a>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27" calcext:value-type="float">
            <text:p>27</text:p>
          </table:table-cell>
          <table:table-cell office:value-type="float" office:value="97.6" calcext:value-type="float">
            <text:p>97.6</text:p>
          </table:table-cell>
          <table:table-cell office:value-type="float" office:value="1.756" calcext:value-type="float">
            <text:p>1.756</text:p>
          </table:table-cell>
          <table:table-cell office:value-type="float" office:value="12437" calcext:value-type="float">
            <text:p>12437</text:p>
          </table:table-cell>
          <table:table-cell office:value-type="float" office:value="4113" calcext:value-type="float">
            <text:p>4113</text:p>
          </table:table-cell>
          <table:table-cell office:value-type="float" office:value="9300" calcext:value-type="float">
            <text:p>9300</text:p>
          </table:table-cell>
          <table:table-cell office:value-type="float" office:value="229.3" calcext:value-type="float">
            <text:p>229.3</text:p>
          </table:table-cell>
          <table:table-cell office:value-type="float" office:value="135.8" calcext:value-type="float">
            <text:p>135.8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float" office:value="69.85" calcext:value-type="float">
            <text:p>69.85</text:p>
          </table:table-cell>
          <table:table-cell office:value-type="float" office:value="74.9" calcext:value-type="float">
            <text:p>74.9</text:p>
          </table:table-cell>
          <table:table-cell office:value-type="float" office:value="465.7" calcext:value-type="float">
            <text:p>465.7</text:p>
          </table:table-cell>
          <table:table-cell office:value-type="float" office:value="709.7" calcext:value-type="float">
            <text:p>709.7</text:p>
          </table:table-cell>
          <table:table-cell office:value-type="float" office:value="1088" calcext:value-type="float">
            <text:p>1088</text:p>
          </table:table-cell>
          <table:table-cell office:value-type="float" office:value="120.9" calcext:value-type="float">
            <text:p>120.9</text:p>
          </table:table-cell>
          <table:table-cell office:value-type="float" office:value="1482600" calcext:value-type="float">
            <text:p>1482600</text:p>
          </table:table-cell>
          <table:table-cell office:value-type="float" office:value="67640" calcext:value-type="float">
            <text:p>67640</text:p>
          </table:table-cell>
          <table:table-cell office:value-type="float" office:value="2922.64" calcext:value-type="float">
            <text:p>2922.64</text:p>
          </table:table-cell>
          <table:table-cell office:value-type="float" office:value="558.08" calcext:value-type="float">
            <text:p>558.08</text:p>
          </table:table-cell>
          <table:table-cell office:value-type="float" office:value="1261.8" calcext:value-type="float">
            <text:p>1261.8</text:p>
          </table:table-cell>
          <table:table-cell office:value-type="float" office:value="347.63" calcext:value-type="float">
            <text:p>347.63</text:p>
          </table:table-cell>
          <table:table-cell office:value-type="float" office:value="382.6" calcext:value-type="float">
            <text:p>382.6</text:p>
          </table:table-cell>
          <table:table-cell office:value-type="float" office:value="109.44" calcext:value-type="float">
            <text:p>109.44</text:p>
          </table:table-cell>
          <table:table-cell office:value-type="float" office:value="166.79" calcext:value-type="float">
            <text:p>166.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40</text:p>
          </table:table-cell>
          <table:table-cell office:value-type="string" calcext:value-type="string">
            <text:p><text:a xlink:href="https://eurocodeapplied.com/download/en1993/flanged-profile-dxf/HEA340" xlink:type="simple">dxf</text:a>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9.5" calcext:value-type="float">
            <text:p>9.5</text:p>
          </table:table-cell>
          <table:table-cell office:value-type="float" office:value="16.5" calcext:value-type="float">
            <text:p>16.5</text:p>
          </table:table-cell>
          <table:table-cell office:value-type="float" office:value="27" calcext:value-type="float">
            <text:p>27</text:p>
          </table:table-cell>
          <table:table-cell office:value-type="float" office:value="104.8" calcext:value-type="float">
            <text:p>104.8</text:p>
          </table:table-cell>
          <table:table-cell office:value-type="float" office:value="1.795" calcext:value-type="float">
            <text:p>1.795</text:p>
          </table:table-cell>
          <table:table-cell office:value-type="float" office:value="13347" calcext:value-type="float">
            <text:p>13347</text:p>
          </table:table-cell>
          <table:table-cell office:value-type="float" office:value="4495" calcext:value-type="float">
            <text:p>4495</text:p>
          </table:table-cell>
          <table:table-cell office:value-type="float" office:value="9900" calcext:value-type="float">
            <text:p>9900</text:p>
          </table:table-cell>
          <table:table-cell office:value-type="float" office:value="276.9" calcext:value-type="float">
            <text:p>276.9</text:p>
          </table:table-cell>
          <table:table-cell office:value-type="float" office:value="144" calcext:value-type="float">
            <text:p>144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float" office:value="74.36" calcext:value-type="float">
            <text:p>74.36</text:p>
          </table:table-cell>
          <table:table-cell office:value-type="float" office:value="74.6" calcext:value-type="float">
            <text:p>74.6</text:p>
          </table:table-cell>
          <table:table-cell office:value-type="float" office:value="495.7" calcext:value-type="float">
            <text:p>495.7</text:p>
          </table:table-cell>
          <table:table-cell office:value-type="float" office:value="755.9" calcext:value-type="float">
            <text:p>755.9</text:p>
          </table:table-cell>
          <table:table-cell office:value-type="float" office:value="1287" calcext:value-type="float">
            <text:p>1287</text:p>
          </table:table-cell>
          <table:table-cell office:value-type="float" office:value="135.5" calcext:value-type="float">
            <text:p>135.5</text:p>
          </table:table-cell>
          <table:table-cell office:value-type="float" office:value="1790200" calcext:value-type="float">
            <text:p>1790200</text:p>
          </table:table-cell>
          <table:table-cell office:value-type="float" office:value="76670" calcext:value-type="float">
            <text:p>76670</text:p>
          </table:table-cell>
          <table:table-cell office:value-type="float" office:value="3136.61" calcext:value-type="float">
            <text:p>3136.61</text:p>
          </table:table-cell>
          <table:table-cell office:value-type="float" office:value="609.87" calcext:value-type="float">
            <text:p>609.87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394.42" calcext:value-type="float">
            <text:p>394.42</text:p>
          </table:table-cell>
          <table:table-cell office:value-type="float" office:value="434.86" calcext:value-type="float">
            <text:p>434.86</text:p>
          </table:table-cell>
          <table:table-cell office:value-type="float" office:value="116.5" calcext:value-type="float">
            <text:p>116.5</text:p>
          </table:table-cell>
          <table:table-cell office:value-type="float" office:value="177.65" calcext:value-type="float">
            <text:p>177.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60</text:p>
          </table:table-cell>
          <table:table-cell office:value-type="string" calcext:value-type="string">
            <text:p><text:a xlink:href="https://eurocodeapplied.com/download/en1993/flanged-profile-dxf/HEA360" xlink:type="simple">dxf</text:a>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27" calcext:value-type="float">
            <text:p>27</text:p>
          </table:table-cell>
          <table:table-cell office:value-type="float" office:value="112.1" calcext:value-type="float">
            <text:p>112.1</text:p>
          </table:table-cell>
          <table:table-cell office:value-type="float" office:value="1.834" calcext:value-type="float">
            <text:p>1.834</text:p>
          </table:table-cell>
          <table:table-cell office:value-type="float" office:value="14276" calcext:value-type="float">
            <text:p>14276</text:p>
          </table:table-cell>
          <table:table-cell office:value-type="float" office:value="4896" calcext:value-type="float">
            <text:p>4896</text:p>
          </table:table-cell>
          <table:table-cell office:value-type="float" office:value="10500" calcext:value-type="float">
            <text:p>10500</text:p>
          </table:table-cell>
          <table:table-cell office:value-type="float" office:value="330.9" calcext:value-type="float">
            <text:p>330.9</text:p>
          </table:table-cell>
          <table:table-cell office:value-type="float" office:value="152.2" calcext:value-type="float">
            <text:p>152.2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float" office:value="78.87" calcext:value-type="float">
            <text:p>78.87</text:p>
          </table:table-cell>
          <table:table-cell office:value-type="float" office:value="74.3" calcext:value-type="float">
            <text:p>74.3</text:p>
          </table:table-cell>
          <table:table-cell office:value-type="float" office:value="525.8" calcext:value-type="float">
            <text:p>525.8</text:p>
          </table:table-cell>
          <table:table-cell office:value-type="float" office:value="802.3" calcext:value-type="float">
            <text:p>802.3</text:p>
          </table:table-cell>
          <table:table-cell office:value-type="float" office:value="1510" calcext:value-type="float">
            <text:p>1510</text:p>
          </table:table-cell>
          <table:table-cell office:value-type="float" office:value="151" calcext:value-type="float">
            <text:p>151</text:p>
          </table:table-cell>
          <table:table-cell office:value-type="float" office:value="2137700" calcext:value-type="float">
            <text:p>2137700</text:p>
          </table:table-cell>
          <table:table-cell office:value-type="float" office:value="86300" calcext:value-type="float">
            <text:p>86300</text:p>
          </table:table-cell>
          <table:table-cell office:value-type="float" office:value="3354.81" calcext:value-type="float">
            <text:p>3354.81</text:p>
          </table:table-cell>
          <table:table-cell office:value-type="float" office:value="664.25" calcext:value-type="float">
            <text:p>664.25</text:p>
          </table:table-cell>
          <table:table-cell office:value-type="float" office:value="1424.61" calcext:value-type="float">
            <text:p>1424.61</text:p>
          </table:table-cell>
          <table:table-cell office:value-type="float" office:value="444.35" calcext:value-type="float">
            <text:p>444.35</text:p>
          </table:table-cell>
          <table:table-cell office:value-type="float" office:value="490.79" calcext:value-type="float">
            <text:p>490.79</text:p>
          </table:table-cell>
          <table:table-cell office:value-type="float" office:value="123.56" calcext:value-type="float">
            <text:p>123.56</text:p>
          </table:table-cell>
          <table:table-cell office:value-type="float" office:value="188.54" calcext:value-type="float">
            <text:p>188.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400</text:p>
          </table:table-cell>
          <table:table-cell office:value-type="string" calcext:value-type="string">
            <text:p><text:a xlink:href="https://eurocodeapplied.com/download/en1993/flanged-profile-dxf/HEA400" xlink:type="simple">dxf</text:a>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4.8" calcext:value-type="float">
            <text:p>124.8</text:p>
          </table:table-cell>
          <table:table-cell office:value-type="float" office:value="1.912" calcext:value-type="float">
            <text:p>1.912</text:p>
          </table:table-cell>
          <table:table-cell office:value-type="float" office:value="15898" calcext:value-type="float">
            <text:p>15898</text:p>
          </table:table-cell>
          <table:table-cell office:value-type="float" office:value="5733" calcext:value-type="float">
            <text:p>5733</text:p>
          </table:table-cell>
          <table:table-cell office:value-type="float" office:value="11400" calcext:value-type="float">
            <text:p>11400</text:p>
          </table:table-cell>
          <table:table-cell office:value-type="float" office:value="450.7" calcext:value-type="float">
            <text:p>450.7</text:p>
          </table:table-cell>
          <table:table-cell office:value-type="float" office:value="168.4" calcext:value-type="float">
            <text:p>168.4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float" office:value="85.64" calcext:value-type="float">
            <text:p>85.64</text:p>
          </table:table-cell>
          <table:table-cell office:value-type="float" office:value="73.4" calcext:value-type="float">
            <text:p>73.4</text:p>
          </table:table-cell>
          <table:table-cell office:value-type="float" office:value="570.9" calcext:value-type="float">
            <text:p>570.9</text:p>
          </table:table-cell>
          <table:table-cell office:value-type="float" office:value="872.9" calcext:value-type="float">
            <text:p>872.9</text:p>
          </table:table-cell>
          <table:table-cell office:value-type="float" office:value="1914" calcext:value-type="float">
            <text:p>1914</text:p>
          </table:table-cell>
          <table:table-cell office:value-type="float" office:value="174" calcext:value-type="float">
            <text:p>174</text:p>
          </table:table-cell>
          <table:table-cell office:value-type="float" office:value="2893600" calcext:value-type="float">
            <text:p>28936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3735.98" calcext:value-type="float">
            <text:p>3735.98</text:p>
          </table:table-cell>
          <table:table-cell office:value-type="float" office:value="777.81" calcext:value-type="float">
            <text:p>777.81</text:p>
          </table:table-cell>
          <table:table-cell office:value-type="float" office:value="1546.72" calcext:value-type="float">
            <text:p>1546.7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02.02" calcext:value-type="float">
            <text:p>602.02</text:p>
          </table:table-cell>
          <table:table-cell office:value-type="float" office:value="134.17" calcext:value-type="float">
            <text:p>134.17</text:p>
          </table:table-cell>
          <table:table-cell office:value-type="float" office:value="205.12" calcext:value-type="float">
            <text:p>205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450</text:p>
          </table:table-cell>
          <table:table-cell office:value-type="string" calcext:value-type="string">
            <text:p><text:a xlink:href="https://eurocodeapplied.com/download/en1993/flanged-profile-dxf/HEA450" xlink:type="simple">dxf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39.8" calcext:value-type="float">
            <text:p>139.8</text:p>
          </table:table-cell>
          <table:table-cell office:value-type="float" office:value="2.011" calcext:value-type="float">
            <text:p>2.011</text:p>
          </table:table-cell>
          <table:table-cell office:value-type="float" office:value="17803" calcext:value-type="float">
            <text:p>17803</text:p>
          </table:table-cell>
          <table:table-cell office:value-type="float" office:value="6578" calcext:value-type="float">
            <text:p>6578</text:p>
          </table:table-cell>
          <table:table-cell office:value-type="float" office:value="12600" calcext:value-type="float">
            <text:p>12600</text:p>
          </table:table-cell>
          <table:table-cell office:value-type="float" office:value="637.2" calcext:value-type="float">
            <text:p>637.2</text:p>
          </table:table-cell>
          <table:table-cell office:value-type="float" office:value="189.2" calcext:value-type="float">
            <text:p>189.2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float" office:value="94.65" calcext:value-type="float">
            <text:p>94.65</text:p>
          </table:table-cell>
          <table:table-cell office:value-type="float" office:value="72.9" calcext:value-type="float">
            <text:p>72.9</text:p>
          </table:table-cell>
          <table:table-cell office:value-type="float" office:value="631" calcext:value-type="float">
            <text:p>631</text:p>
          </table:table-cell>
          <table:table-cell office:value-type="float" office:value="965.5" calcext:value-type="float">
            <text:p>965.5</text:p>
          </table:table-cell>
          <table:table-cell office:value-type="float" office:value="2491" calcext:value-type="float">
            <text:p>2491</text:p>
          </table:table-cell>
          <table:table-cell office:value-type="float" office:value="216.6" calcext:value-type="float">
            <text:p>216.6</text:p>
          </table:table-cell>
          <table:table-cell office:value-type="float" office:value="4087200" calcext:value-type="float">
            <text:p>4087200</text:p>
          </table:table-cell>
          <table:table-cell office:value-type="float" office:value="130800" calcext:value-type="float">
            <text:p>130800</text:p>
          </table:table-cell>
          <table:table-cell office:value-type="float" office:value="4183.65" calcext:value-type="float">
            <text:p>4183.65</text:p>
          </table:table-cell>
          <table:table-cell office:value-type="float" office:value="892.52" calcext:value-type="float">
            <text:p>892.52</text:p>
          </table:table-cell>
          <table:table-cell office:value-type="float" office:value="1709.53" calcext:value-type="float">
            <text:p>1709.53</text:p>
          </table:table-cell>
          <table:table-cell office:value-type="float" office:value="680.66" calcext:value-type="float">
            <text:p>680.66</text:p>
          </table:table-cell>
          <table:table-cell office:value-type="float" office:value="755.73" calcext:value-type="float">
            <text:p>755.73</text:p>
          </table:table-cell>
          <table:table-cell office:value-type="float" office:value="148.29" calcext:value-type="float">
            <text:p>148.29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500</text:p>
          </table:table-cell>
          <table:table-cell office:value-type="string" calcext:value-type="string">
            <text:p><text:a xlink:href="https://eurocodeapplied.com/download/en1993/flanged-profile-dxf/HEA500" xlink:type="simple">dxf</text:a>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5.1" calcext:value-type="float">
            <text:p>155.1</text:p>
          </table:table-cell>
          <table:table-cell office:value-type="float" office:value="2.11" calcext:value-type="float">
            <text:p>2.11</text:p>
          </table:table-cell>
          <table:table-cell office:value-type="float" office:value="19754" calcext:value-type="float">
            <text:p>19754</text:p>
          </table:table-cell>
          <table:table-cell office:value-type="float" office:value="7472" calcext:value-type="float">
            <text:p>7472</text:p>
          </table:table-cell>
          <table:table-cell office:value-type="float" office:value="13800" calcext:value-type="float">
            <text:p>13800</text:p>
          </table:table-cell>
          <table:table-cell office:value-type="float" office:value="869.7" calcext:value-type="float">
            <text:p>869.7</text:p>
          </table:table-cell>
          <table:table-cell office:value-type="float" office:value="209.8" calcext:value-type="float">
            <text:p>209.8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float" office:value="103.7" calcext:value-type="float">
            <text:p>103.7</text:p>
          </table:table-cell>
          <table:table-cell office:value-type="float" office:value="72.4" calcext:value-type="float">
            <text:p>72.4</text:p>
          </table:table-cell>
          <table:table-cell office:value-type="float" office:value="691.1" calcext:value-type="float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float" office:value="3177" calcext:value-type="float">
            <text:p>3177</text:p>
          </table:table-cell>
          <table:table-cell office:value-type="float" office:value="264.8" calcext:value-type="float">
            <text:p>264.8</text:p>
          </table:table-cell>
          <table:table-cell office:value-type="float" office:value="5569200" calcext:value-type="float">
            <text:p>5569200</text:p>
          </table:table-cell>
          <table:table-cell office:value-type="float" office:value="159800" calcext:value-type="float">
            <text:p>159800</text:p>
          </table:table-cell>
          <table:table-cell office:value-type="float" office:value="4642.14" calcext:value-type="float">
            <text:p>4642.14</text:p>
          </table:table-cell>
          <table:table-cell office:value-type="float" office:value="1013.75" calcext:value-type="float">
            <text:p>1013.75</text:p>
          </table:table-cell>
          <table:table-cell office:value-type="float" office:value="1872.35" calcext:value-type="float">
            <text:p>1872.35</text:p>
          </table:table-cell>
          <table:table-cell office:value-type="float" office:value="834.25" calcext:value-type="float">
            <text:p>834.25</text:p>
          </table:table-cell>
          <table:table-cell office:value-type="float" office:value="927.98" calcext:value-type="float">
            <text:p>927.98</text:p>
          </table:table-cell>
          <table:table-cell office:value-type="float" office:value="162.42" calcext:value-type="float">
            <text:p>162.42</text:p>
          </table:table-cell>
          <table:table-cell office:value-type="float" office:value="248.75" calcext:value-type="float">
            <text:p>248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550</text:p>
          </table:table-cell>
          <table:table-cell office:value-type="string" calcext:value-type="string">
            <text:p><text:a xlink:href="https://eurocodeapplied.com/download/en1993/flanged-profile-dxf/HEA550" xlink:type="simple">dxf</text:a>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66.2" calcext:value-type="float">
            <text:p>166.2</text:p>
          </table:table-cell>
          <table:table-cell office:value-type="float" office:value="2.209" calcext:value-type="float">
            <text:p>2.209</text:p>
          </table:table-cell>
          <table:table-cell office:value-type="float" office:value="21176" calcext:value-type="float">
            <text:p>21176</text:p>
          </table:table-cell>
          <table:table-cell office:value-type="float" office:value="8372" calcext:value-type="float">
            <text:p>8372</text:p>
          </table:table-cell>
          <table:table-cell office:value-type="float" office:value="14400" calcext:value-type="float">
            <text:p>14400</text:p>
          </table:table-cell>
          <table:table-cell office:value-type="float" office:value="1119" calcext:value-type="float">
            <text:p>1119</text:p>
          </table:table-cell>
          <table:table-cell office:value-type="float" office:value="229.9" calcext:value-type="float">
            <text:p>229.9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float" office:value="108.2" calcext:value-type="float">
            <text:p>108.2</text:p>
          </table:table-cell>
          <table:table-cell office:value-type="float" office:value="71.5" calcext:value-type="float">
            <text:p>71.5</text:p>
          </table:table-cell>
          <table:table-cell office:value-type="float" office:value="721.3" calcext:value-type="float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float" office:value="3606" calcext:value-type="float">
            <text:p>3606</text:p>
          </table:table-cell>
          <table:table-cell office:value-type="float" office:value="288.5" calcext:value-type="float">
            <text:p>288.5</text:p>
          </table:table-cell>
          <table:table-cell office:value-type="float" office:value="7103100" calcext:value-type="float">
            <text:p>7103100</text:p>
          </table:table-cell>
          <table:table-cell office:value-type="float" office:value="184400" calcext:value-type="float">
            <text:p>184400</text:p>
          </table:table-cell>
          <table:table-cell office:value-type="float" office:value="4976.31" calcext:value-type="float">
            <text:p>4976.31</text:p>
          </table:table-cell>
          <table:table-cell office:value-type="float" office:value="1135.86" calcext:value-type="float">
            <text:p>1135.86</text:p>
          </table:table-cell>
          <table:table-cell office:value-type="float" office:value="1953.75" calcext:value-type="float">
            <text:p>1953.75</text:p>
          </table:table-cell>
          <table:table-cell office:value-type="float" office:value="974.22" calcext:value-type="float">
            <text:p>974.22</text:p>
          </table:table-cell>
          <table:table-cell office:value-type="float" office:value="1086.13" calcext:value-type="float">
            <text:p>1086.13</text:p>
          </table:table-cell>
          <table:table-cell office:value-type="float" office:value="169.5" calcext:value-type="float">
            <text:p>169.5</text:p>
          </table:table-cell>
          <table:table-cell office:value-type="float" office:value="260.12" calcext:value-type="float">
            <text:p>260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600</text:p>
          </table:table-cell>
          <table:table-cell office:value-type="string" calcext:value-type="string">
            <text:p><text:a xlink:href="https://eurocodeapplied.com/download/en1993/flanged-profile-dxf/HEA600" xlink:type="simple">dxf</text:a>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77.8" calcext:value-type="float">
            <text:p>177.8</text:p>
          </table:table-cell>
          <table:table-cell office:value-type="float" office:value="2.308" calcext:value-type="float">
            <text:p>2.308</text:p>
          </table:table-cell>
          <table:table-cell office:value-type="float" office:value="22646" calcext:value-type="float">
            <text:p>22646</text:p>
          </table:table-cell>
          <table:table-cell office:value-type="float" office:value="9321" calcext:value-type="float">
            <text:p>9321</text:p>
          </table:table-cell>
          <table:table-cell office:value-type="float" office:value="15000" calcext:value-type="float">
            <text:p>15000</text:p>
          </table:table-cell>
          <table:table-cell office:value-type="float" office:value="1412" calcext:value-type="float">
            <text:p>1412</text:p>
          </table:table-cell>
          <table:table-cell office:value-type="float" office:value="249.7" calcext:value-type="float">
            <text:p>249.7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float" office:value="112.7" calcext:value-type="float">
            <text:p>112.7</text:p>
          </table:table-cell>
          <table:table-cell office:value-type="float" office:value="70.5" calcext:value-type="float">
            <text:p>70.5</text:p>
          </table:table-cell>
          <table:table-cell office:value-type="float" office:value="751.4" calcext:value-type="float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float" office:value="4075" calcext:value-type="float">
            <text:p>4075</text:p>
          </table:table-cell>
          <table:table-cell office:value-type="float" office:value="313.5" calcext:value-type="float">
            <text:p>313.5</text:p>
          </table:table-cell>
          <table:table-cell office:value-type="float" office:value="8879600" calcext:value-type="float">
            <text:p>8879600</text:p>
          </table:table-cell>
          <table:table-cell office:value-type="float" office:value="210500" calcext:value-type="float">
            <text:p>210500</text:p>
          </table:table-cell>
          <table:table-cell office:value-type="float" office:value="5321.76" calcext:value-type="float">
            <text:p>5321.76</text:p>
          </table:table-cell>
          <table:table-cell office:value-type="float" office:value="1264.62" calcext:value-type="float">
            <text:p>1264.62</text:p>
          </table:table-cell>
          <table:table-cell office:value-type="float" office:value="2035.16" calcext:value-type="float">
            <text:p>2035.16</text:p>
          </table:table-cell>
          <table:table-cell office:value-type="float" office:value="1124.88" calcext:value-type="float">
            <text:p>1124.88</text:p>
          </table:table-cell>
          <table:table-cell office:value-type="float" office:value="1257.34" calcext:value-type="float">
            <text:p>1257.34</text:p>
          </table:table-cell>
          <table:table-cell office:value-type="float" office:value="176.58" calcext:value-type="float">
            <text:p>176.58</text:p>
          </table:table-cell>
          <table:table-cell office:value-type="float" office:value="271.58" calcext:value-type="float">
            <text:p>271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650</text:p>
          </table:table-cell>
          <table:table-cell office:value-type="string" calcext:value-type="string">
            <text:p><text:a xlink:href="https://eurocodeapplied.com/download/en1993/flanged-profile-dxf/HEA650" xlink:type="simple">dxf</text:a>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9.7" calcext:value-type="float">
            <text:p>189.7</text:p>
          </table:table-cell>
          <table:table-cell office:value-type="float" office:value="2.407" calcext:value-type="float">
            <text:p>2.407</text:p>
          </table:table-cell>
          <table:table-cell office:value-type="float" office:value="24164" calcext:value-type="float">
            <text:p>24164</text:p>
          </table:table-cell>
          <table:table-cell office:value-type="float" office:value="10319" calcext:value-type="float">
            <text:p>10319</text:p>
          </table:table-cell>
          <table:table-cell office:value-type="float" office:value="15600" calcext:value-type="float">
            <text:p>15600</text:p>
          </table:table-cell>
          <table:table-cell office:value-type="float" office:value="1752" calcext:value-type="float">
            <text:p>1752</text:p>
          </table:table-cell>
          <table:table-cell office:value-type="float" office:value="269.3" calcext:value-type="float">
            <text:p>269.3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float" office:value="117.2" calcext:value-type="float">
            <text:p>117.2</text:p>
          </table:table-cell>
          <table:table-cell office:value-type="float" office:value="69.7" calcext:value-type="float">
            <text:p>69.7</text:p>
          </table:table-cell>
          <table:table-cell office:value-type="float" office:value="781.6" calcext:value-type="float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float" office:value="4586" calcext:value-type="float">
            <text:p>4586</text:p>
          </table:table-cell>
          <table:table-cell office:value-type="float" office:value="339.7" calcext:value-type="float">
            <text:p>339.7</text:p>
          </table:table-cell>
          <table:table-cell office:value-type="float" office:value="10915000" calcext:value-type="float">
            <text:p>1091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5678.49" calcext:value-type="float">
            <text:p>5678.49</text:p>
          </table:table-cell>
          <table:table-cell office:value-type="float" office:value="1400.02" calcext:value-type="float">
            <text:p>1400.02</text:p>
          </table:table-cell>
          <table:table-cell office:value-type="float" office:value="2116.57" calcext:value-type="float">
            <text:p>2116.57</text:p>
          </table:table-cell>
          <table:table-cell office:value-type="float" office:value="1286.47" calcext:value-type="float">
            <text:p>1286.47</text:p>
          </table:table-cell>
          <table:table-cell office:value-type="float" office:value="1442.03" calcext:value-type="float">
            <text:p>1442.03</text:p>
          </table:table-cell>
          <table:table-cell office:value-type="float" office:value="183.67" calcext:value-type="float">
            <text:p>183.67</text:p>
          </table:table-cell>
          <table:table-cell office:value-type="float" office:value="283.13" calcext:value-type="float">
            <text:p>283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700</text:p>
          </table:table-cell>
          <table:table-cell office:value-type="string" calcext:value-type="string">
            <text:p><text:a xlink:href="https://eurocodeapplied.com/download/en1993/flanged-profile-dxf/HEA700" xlink:type="simple">dxf</text:a>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4.5" calcext:value-type="float">
            <text:p>204.5</text:p>
          </table:table-cell>
          <table:table-cell office:value-type="float" office:value="2.505" calcext:value-type="float">
            <text:p>2.505</text:p>
          </table:table-cell>
          <table:table-cell office:value-type="float" office:value="26048" calcext:value-type="float">
            <text:p>26048</text:p>
          </table:table-cell>
          <table:table-cell office:value-type="float" office:value="11697" calcext:value-type="float">
            <text:p>11697</text:p>
          </table:table-cell>
          <table:table-cell office:value-type="float" office:value="16200" calcext:value-type="float">
            <text:p>16200</text:p>
          </table:table-cell>
          <table:table-cell office:value-type="float" office:value="2153" calcext:value-type="float">
            <text:p>2153</text:p>
          </table:table-cell>
          <table:table-cell office:value-type="float" office:value="287.5" calcext:value-type="float">
            <text:p>287.5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float" office:value="121.8" calcext:value-type="float">
            <text:p>121.8</text:p>
          </table:table-cell>
          <table:table-cell office:value-type="float" office:value="68.4" calcext:value-type="float">
            <text:p>68.4</text:p>
          </table:table-cell>
          <table:table-cell office:value-type="float" office:value="811.9" calcext:value-type="float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float" office:value="5228" calcext:value-type="float">
            <text:p>5228</text:p>
          </table:table-cell>
          <table:table-cell office:value-type="float" office:value="360.6" calcext:value-type="float">
            <text:p>360.6</text:p>
          </table:table-cell>
          <table:table-cell office:value-type="float" office:value="13223000" calcext:value-type="float">
            <text:p>13223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587.06" calcext:value-type="float">
            <text:p>1587.06</text:p>
          </table:table-cell>
          <table:table-cell office:value-type="float" office:value="2197.97" calcext:value-type="float">
            <text:p>2197.97</text:p>
          </table:table-cell>
          <table:table-cell office:value-type="float" office:value="1466.55" calcext:value-type="float">
            <text:p>1466.55</text:p>
          </table:table-cell>
          <table:table-cell office:value-type="float" office:value="1652.48" calcext:value-type="float">
            <text:p>1652.48</text:p>
          </table:table-cell>
          <table:table-cell office:value-type="float" office:value="190.8" calcext:value-type="float">
            <text:p>190.8</text:p>
          </table:table-cell>
          <table:table-cell office:value-type="float" office:value="295.33" calcext:value-type="float">
            <text:p>295.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800</text:p>
          </table:table-cell>
          <table:table-cell office:value-type="string" calcext:value-type="string">
            <text:p><text:a xlink:href="https://eurocodeapplied.com/download/en1993/flanged-profile-dxf/HEA800" xlink:type="simple">dxf</text:a>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4.4" calcext:value-type="float">
            <text:p>224.4</text:p>
          </table:table-cell>
          <table:table-cell office:value-type="float" office:value="2.698" calcext:value-type="float">
            <text:p>2.698</text:p>
          </table:table-cell>
          <table:table-cell office:value-type="float" office:value="28583" calcext:value-type="float">
            <text:p>28583</text:p>
          </table:table-cell>
          <table:table-cell office:value-type="float" office:value="13883" calcext:value-type="float">
            <text:p>13883</text:p>
          </table:table-cell>
          <table:table-cell office:value-type="float" office:value="16800" calcext:value-type="float">
            <text:p>16800</text:p>
          </table:table-cell>
          <table:table-cell office:value-type="float" office:value="3034" calcext:value-type="float">
            <text:p>3034</text:p>
          </table:table-cell>
          <table:table-cell office:value-type="float" office:value="325.8" calcext:value-type="float">
            <text:p>325.8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float" office:value="126.4" calcext:value-type="float">
            <text:p>126.4</text:p>
          </table:table-cell>
          <table:table-cell office:value-type="float" office:value="66.5" calcext:value-type="float">
            <text:p>66.5</text:p>
          </table:table-cell>
          <table:table-cell office:value-type="float" office:value="842.6" calcext:value-type="float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float" office:value="6096" calcext:value-type="float">
            <text:p>6096</text:p>
          </table:table-cell>
          <table:table-cell office:value-type="float" office:value="406.4" calcext:value-type="float">
            <text:p>406.4</text:p>
          </table:table-cell>
          <table:table-cell office:value-type="float" office:value="18113000" calcext:value-type="float">
            <text:p>18113000</text:p>
          </table:table-cell>
          <table:table-cell office:value-type="float" office:value="318200" calcext:value-type="float">
            <text:p>318200</text:p>
          </table:table-cell>
          <table:table-cell office:value-type="float" office:value="6716.9" calcext:value-type="float">
            <text:p>6716.9</text:p>
          </table:table-cell>
          <table:table-cell office:value-type="float" office:value="1883.55" calcext:value-type="float">
            <text:p>1883.55</text:p>
          </table:table-cell>
          <table:table-cell office:value-type="float" office:value="2279.38" calcext:value-type="float">
            <text:p>2279.38</text:p>
          </table:table-cell>
          <table:table-cell office:value-type="float" office:value="1805.29" calcext:value-type="float">
            <text:p>1805.29</text:p>
          </table:table-cell>
          <table:table-cell office:value-type="float" office:value="2044.38" calcext:value-type="float">
            <text:p>2044.38</text:p>
          </table:table-cell>
          <table:table-cell office:value-type="float" office:value="198.01" calcext:value-type="float">
            <text:p>198.01</text:p>
          </table:table-cell>
          <table:table-cell office:value-type="float" office:value="308.38" calcext:value-type="float">
            <text:p>308.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900</text:p>
          </table:table-cell>
          <table:table-cell office:value-type="string" calcext:value-type="string">
            <text:p><text:a xlink:href="https://eurocodeapplied.com/download/en1993/flanged-profile-dxf/HEA900" xlink:type="simple">dxf</text:a>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1.6" calcext:value-type="float">
            <text:p>251.6</text:p>
          </table:table-cell>
          <table:table-cell office:value-type="float" office:value="2.896" calcext:value-type="float">
            <text:p>2.896</text:p>
          </table:table-cell>
          <table:table-cell office:value-type="float" office:value="32053" calcext:value-type="float">
            <text:p>32053</text:p>
          </table:table-cell>
          <table:table-cell office:value-type="float" office:value="16333" calcext:value-type="float">
            <text:p>16333</text:p>
          </table:table-cell>
          <table:table-cell office:value-type="float" office:value="18000" calcext:value-type="float">
            <text:p>18000</text:p>
          </table:table-cell>
          <table:table-cell office:value-type="float" office:value="4221" calcext:value-type="float">
            <text:p>4221</text:p>
          </table:table-cell>
          <table:table-cell office:value-type="float" office:value="362.9" calcext:value-type="float">
            <text:p>362.9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float" office:value="135.5" calcext:value-type="float">
            <text:p>135.5</text:p>
          </table:table-cell>
          <table:table-cell office:value-type="float" office:value="65" calcext:value-type="float">
            <text:p>65</text:p>
          </table:table-cell>
          <table:table-cell office:value-type="float" office:value="903.2" calcext:value-type="float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float" office:value="7510" calcext:value-type="float">
            <text:p>7510</text:p>
          </table:table-cell>
          <table:table-cell office:value-type="float" office:value="469.4" calcext:value-type="float">
            <text:p>469.4</text:p>
          </table:table-cell>
          <table:table-cell office:value-type="float" office:value="24748000" calcext:value-type="float">
            <text:p>24748000</text:p>
          </table:table-cell>
          <table:table-cell office:value-type="float" office:value="385100" calcext:value-type="float">
            <text:p>385100</text:p>
          </table:table-cell>
          <table:table-cell office:value-type="float" office:value="7532.35" calcext:value-type="float">
            <text:p>7532.35</text:p>
          </table:table-cell>
          <table:table-cell office:value-type="float" office:value="2215.96" calcext:value-type="float">
            <text:p>2215.96</text:p>
          </table:table-cell>
          <table:table-cell office:value-type="float" office:value="2442.19" calcext:value-type="float">
            <text:p>2442.19</text:p>
          </table:table-cell>
          <table:table-cell office:value-type="float" office:value="2228.94" calcext:value-type="float">
            <text:p>2228.94</text:p>
          </table:table-cell>
          <table:table-cell office:value-type="float" office:value="2540.59" calcext:value-type="float">
            <text:p>2540.59</text:p>
          </table:table-cell>
          <table:table-cell office:value-type="float" office:value="212.24" calcext:value-type="float">
            <text:p>212.24</text:p>
          </table:table-cell>
          <table:table-cell office:value-type="float" office:value="332.4" calcext:value-type="float">
            <text:p>332.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000</text:p>
          </table:table-cell>
          <table:table-cell office:value-type="string" calcext:value-type="string">
            <text:p><text:a xlink:href="https://eurocodeapplied.com/download/en1993/flanged-profile-dxf/HEA1000" xlink:type="simple">dxf</text:a>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float" office:value="16.5" calcext:value-type="float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2.3" calcext:value-type="float">
            <text:p>272.3</text:p>
          </table:table-cell>
          <table:table-cell office:value-type="float" office:value="3.095" calcext:value-type="float">
            <text:p>3.095</text:p>
          </table:table-cell>
          <table:table-cell office:value-type="float" office:value="34685" calcext:value-type="float">
            <text:p>34685</text:p>
          </table:table-cell>
          <table:table-cell office:value-type="float" office:value="18456" calcext:value-type="float">
            <text:p>18456</text:p>
          </table:table-cell>
          <table:table-cell office:value-type="float" office:value="18600" calcext:value-type="float">
            <text:p>18600</text:p>
          </table:table-cell>
          <table:table-cell office:value-type="float" office:value="5538" calcext:value-type="float">
            <text:p>5538</text:p>
          </table:table-cell>
          <table:table-cell office:value-type="float" office:value="399.6" calcext:value-type="float">
            <text:p>399.6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float" office:value="140" calcext:value-type="float">
            <text:p>140</text:p>
          </table:table-cell>
          <table:table-cell office:value-type="float" office:value="63.5" calcext:value-type="float">
            <text:p>63.5</text:p>
          </table:table-cell>
          <table:table-cell office:value-type="float" office:value="933.6" calcext:value-type="float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float" office:value="8373" calcext:value-type="float">
            <text:p>8373</text:p>
          </table:table-cell>
          <table:table-cell office:value-type="float" office:value="507.5" calcext:value-type="float">
            <text:p>507.5</text:p>
          </table:table-cell>
          <table:table-cell office:value-type="float" office:value="31834000" calcext:value-type="float">
            <text:p>31834000</text:p>
          </table:table-cell>
          <table:table-cell office:value-type="float" office:value="444100" calcext:value-type="float">
            <text:p>444100</text:p>
          </table:table-cell>
          <table:table-cell office:value-type="float" office:value="8150.87" calcext:value-type="float">
            <text:p>8150.87</text:p>
          </table:table-cell>
          <table:table-cell office:value-type="float" office:value="2504.07" calcext:value-type="float">
            <text:p>2504.07</text:p>
          </table:table-cell>
          <table:table-cell office:value-type="float" office:value="2523.6" calcext:value-type="float">
            <text:p>2523.6</text:p>
          </table:table-cell>
          <table:table-cell office:value-type="float" office:value="2629.37" calcext:value-type="float">
            <text:p>2629.37</text:p>
          </table:table-cell>
          <table:table-cell office:value-type="float" office:value="3013.73" calcext:value-type="float">
            <text:p>3013.73</text:p>
          </table:table-cell>
          <table:table-cell office:value-type="float" office:value="219.4" calcext:value-type="float">
            <text:p>219.4</text:p>
          </table:table-cell>
          <table:table-cell office:value-type="float" office:value="345.38" calcext:value-type="float">
            <text:p>345.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80</text:p>
          </table:table-cell>
          <table:table-cell office:value-type="string" calcext:value-type="string">
            <text:p><text:a xlink:href="https://eurocodeapplied.com/download/en1993/flanged-profile-dxf/IPE80" xlink:type="simple">dxf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28" calcext:value-type="float">
            <text:p>0.328</text:p>
          </table:table-cell>
          <table:table-cell office:value-type="float" office:value="764" calcext:value-type="float">
            <text:p>764</text:p>
          </table:table-cell>
          <table:table-cell office:value-type="float" office:value="358" calcext:value-type="float">
            <text:p>358</text:p>
          </table:table-cell>
          <table:table-cell office:value-type="float" office:value="478" calcext:value-type="float">
            <text:p>478</text:p>
          </table:table-cell>
          <table:table-cell office:value-type="float" office:value="0.8014" calcext:value-type="float">
            <text:p>0.8014</text:p>
          </table:table-cell>
          <table:table-cell office:value-type="float" office:value="32.4" calcext:value-type="float">
            <text:p>32.4</text:p>
          </table:table-cell>
          <table:table-cell office:value-type="float" office:value="20.03" calcext:value-type="float">
            <text:p>20.03</text:p>
          </table:table-cell>
          <table:table-cell office:value-type="float" office:value="23.22" calcext:value-type="float">
            <text:p>23.22</text:p>
          </table:table-cell>
          <table:table-cell office:value-type="float" office:value="0.08489" calcext:value-type="float">
            <text:p>0.08489</text:p>
          </table:table-cell>
          <table:table-cell office:value-type="float" office:value="10.5" calcext:value-type="float">
            <text:p>10.5</text:p>
          </table:table-cell>
          <table:table-cell office:value-type="float" office:value="3.691" calcext:value-type="float">
            <text:p>3.691</text:p>
          </table:table-cell>
          <table:table-cell office:value-type="float" office:value="5.818" calcext:value-type="float">
            <text:p>5.818</text:p>
          </table:table-cell>
          <table:table-cell office:value-type="float" office:value="6.727" calcext:value-type="float">
            <text:p>6.727</text:p>
          </table:table-cell>
          <table:table-cell office:value-type="float" office:value="1.77" calcext:value-type="float">
            <text:p>1.77</text:p>
          </table:table-cell>
          <table:table-cell office:value-type="float" office:value="115.1" calcext:value-type="float">
            <text:p>115.1</text:p>
          </table:table-cell>
          <table:table-cell office:value-type="float" office:value="135.2" calcext:value-type="float">
            <text:p>135.2</text:p>
          </table:table-cell>
          <table:table-cell office:value-type="float" office:value="179.62" calcext:value-type="float">
            <text:p>179.62</text:p>
          </table:table-cell>
          <table:table-cell office:value-type="float" office:value="48.53" calcext:value-type="float">
            <text:p>48.53</text:p>
          </table:table-cell>
          <table:table-cell office:value-type="float" office:value="64.91" calcext:value-type="float">
            <text:p>64.91</text:p>
          </table:table-cell>
          <table:table-cell office:value-type="float" office:value="4.71" calcext:value-type="float">
            <text:p>4.71</text:p>
          </table:table-cell>
          <table:table-cell office:value-type="float" office:value="5.46" calcext:value-type="float">
            <text:p>5.46</text:p>
          </table:table-cell>
          <table:table-cell office:value-type="float" office:value="0.87" calcext:value-type="float">
            <text:p>0.87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00</text:p>
          </table:table-cell>
          <table:table-cell office:value-type="string" calcext:value-type="string">
            <text:p><text:a xlink:href="https://eurocodeapplied.com/download/en1993/flanged-profile-dxf/IPE100" xlink:type="simple">dxf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1032" calcext:value-type="float">
            <text:p>1032</text:p>
          </table:table-cell>
          <table:table-cell office:value-type="float" office:value="508" calcext:value-type="float">
            <text:p>508</text:p>
          </table:table-cell>
          <table:table-cell office:value-type="float" office:value="627" calcext:value-type="float">
            <text:p>627</text:p>
          </table:table-cell>
          <table:table-cell office:value-type="float" office:value="1.71" calcext:value-type="float">
            <text:p>1.71</text:p>
          </table:table-cell>
          <table:table-cell office:value-type="float" office:value="40.7" calcext:value-type="float">
            <text:p>40.7</text:p>
          </table:table-cell>
          <table:table-cell office:value-type="float" office:value="34.2" calcext:value-type="float">
            <text:p>34.2</text:p>
          </table:table-cell>
          <table:table-cell office:value-type="float" office:value="39.41" calcext:value-type="float">
            <text:p>39.41</text:p>
          </table:table-cell>
          <table:table-cell office:value-type="float" office:value="0.1592" calcext:value-type="float">
            <text:p>0.1592</text:p>
          </table:table-cell>
          <table:table-cell office:value-type="float" office:value="12.4" calcext:value-type="float">
            <text:p>12.4</text:p>
          </table:table-cell>
          <table:table-cell office:value-type="float" office:value="5.789" calcext:value-type="float">
            <text:p>5.789</text:p>
          </table:table-cell>
          <table:table-cell office:value-type="float" office:value="9.146" calcext:value-type="float">
            <text:p>9.146</text:p>
          </table:table-cell>
          <table:table-cell office:value-type="float" office:value="11.53" calcext:value-type="float">
            <text:p>11.53</text:p>
          </table:table-cell>
          <table:table-cell office:value-type="float" office:value="2.812" calcext:value-type="float">
            <text:p>2.812</text:p>
          </table:table-cell>
          <table:table-cell office:value-type="float" office:value="342.1" calcext:value-type="float">
            <text:p>342.1</text:p>
          </table:table-cell>
          <table:table-cell office:value-type="float" office:value="266.8" calcext:value-type="float">
            <text:p>266.8</text:p>
          </table:table-cell>
          <table:table-cell office:value-type="float" office:value="242.6" calcext:value-type="float">
            <text:p>242.6</text:p>
          </table:table-cell>
          <table:table-cell office:value-type="float" office:value="68.99" calcext:value-type="float">
            <text:p>68.99</text:p>
          </table:table-cell>
          <table:table-cell office:value-type="float" office:value="85.07" calcext:value-type="float">
            <text:p>85.07</text:p>
          </table:table-cell>
          <table:table-cell office:value-type="float" office:value="8.04" calcext:value-type="float">
            <text:p>8.04</text:p>
          </table:table-cell>
          <table:table-cell office:value-type="float" office:value="9.26" calcext:value-type="float">
            <text:p>9.26</text:p>
          </table:table-cell>
          <table:table-cell office:value-type="float" office:value="1.36" calcext:value-type="float">
            <text:p>1.3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20</text:p>
          </table:table-cell>
          <table:table-cell office:value-type="string" calcext:value-type="string">
            <text:p><text:a xlink:href="https://eurocodeapplied.com/download/en1993/flanged-profile-dxf/IPE120" xlink:type="simple">dxf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10.4" calcext:value-type="float">
            <text:p>10.4</text:p>
          </table:table-cell>
          <table:table-cell office:value-type="float" office:value="0.475" calcext:value-type="float">
            <text:p>0.475</text:p>
          </table:table-cell>
          <table:table-cell office:value-type="float" office:value="1321" calcext:value-type="float">
            <text:p>1321</text:p>
          </table:table-cell>
          <table:table-cell office:value-type="float" office:value="631" calcext:value-type="float">
            <text:p>631</text:p>
          </table:table-cell>
          <table:table-cell office:value-type="float" office:value="806" calcext:value-type="float">
            <text:p>806</text:p>
          </table:table-cell>
          <table:table-cell office:value-type="float" office:value="3.178" calcext:value-type="float">
            <text:p>3.178</text:p>
          </table:table-cell>
          <table:table-cell office:value-type="float" office:value="49" calcext:value-type="float">
            <text:p>49</text:p>
          </table:table-cell>
          <table:table-cell office:value-type="float" office:value="52.96" calcext:value-type="float">
            <text:p>52.96</text:p>
          </table:table-cell>
          <table:table-cell office:value-type="float" office:value="60.73" calcext:value-type="float">
            <text:p>60.73</text:p>
          </table:table-cell>
          <table:table-cell office:value-type="float" office:value="0.2767" calcext:value-type="float">
            <text:p>0.2767</text:p>
          </table:table-cell>
          <table:table-cell office:value-type="float" office:value="14.5" calcext:value-type="float">
            <text:p>14.5</text:p>
          </table:table-cell>
          <table:table-cell office:value-type="float" office:value="8.646" calcext:value-type="float">
            <text:p>8.646</text:p>
          </table:table-cell>
          <table:table-cell office:value-type="float" office:value="13.58" calcext:value-type="float">
            <text:p>13.58</text:p>
          </table:table-cell>
          <table:table-cell office:value-type="float" office:value="16.89" calcext:value-type="float">
            <text:p>16.89</text:p>
          </table:table-cell>
          <table:table-cell office:value-type="float" office:value="3.839" calcext:value-type="float">
            <text:p>3.839</text:p>
          </table:table-cell>
          <table:table-cell office:value-type="float" office:value="872" calcext:value-type="float">
            <text:p>872</text:p>
          </table:table-cell>
          <table:table-cell office:value-type="float" office:value="483.4" calcext:value-type="float">
            <text:p>483.4</text:p>
          </table:table-cell>
          <table:table-cell office:value-type="float" office:value="310.44" calcext:value-type="float">
            <text:p>310.44</text:p>
          </table:table-cell>
          <table:table-cell office:value-type="float" office:value="85.55" calcext:value-type="float">
            <text:p>85.55</text:p>
          </table:table-cell>
          <table:table-cell office:value-type="float" office:value="109.41" calcext:value-type="float">
            <text:p>109.41</text:p>
          </table:table-cell>
          <table:table-cell office:value-type="float" office:value="12.45" calcext:value-type="float">
            <text:p>12.45</text:p>
          </table:table-cell>
          <table:table-cell office:value-type="float" office:value="14.27" calcext:value-type="float">
            <text:p>14.27</text:p>
          </table:table-cell>
          <table:table-cell office:value-type="float" office:value="2.03" calcext:value-type="float">
            <text:p>2.03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40</text:p>
          </table:table-cell>
          <table:table-cell office:value-type="string" calcext:value-type="string">
            <text:p><text:a xlink:href="https://eurocodeapplied.com/download/en1993/flanged-profile-dxf/IPE140" xlink:type="simple">dx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0.551" calcext:value-type="float">
            <text:p>0.551</text:p>
          </table:table-cell>
          <table:table-cell office:value-type="float" office:value="1643" calcext:value-type="float">
            <text:p>1643</text:p>
          </table:table-cell>
          <table:table-cell office:value-type="float" office:value="764" calcext:value-type="float">
            <text:p>764</text:p>
          </table:table-cell>
          <table:table-cell office:value-type="float" office:value="1007" calcext:value-type="float">
            <text:p>1007</text:p>
          </table:table-cell>
          <table:table-cell office:value-type="float" office:value="5.412" calcext:value-type="float">
            <text:p>5.412</text:p>
          </table:table-cell>
          <table:table-cell office:value-type="float" office:value="57.4" calcext:value-type="float">
            <text:p>57.4</text:p>
          </table:table-cell>
          <table:table-cell office:value-type="float" office:value="77.32" calcext:value-type="float">
            <text:p>77.32</text:p>
          </table:table-cell>
          <table:table-cell office:value-type="float" office:value="88.34" calcext:value-type="float">
            <text:p>88.34</text:p>
          </table:table-cell>
          <table:table-cell office:value-type="float" office:value="0.4492" calcext:value-type="float">
            <text:p>0.4492</text:p>
          </table:table-cell>
          <table:table-cell office:value-type="float" office:value="16.5" calcext:value-type="float">
            <text:p>16.5</text:p>
          </table:table-cell>
          <table:table-cell office:value-type="float" office:value="12.31" calcext:value-type="float">
            <text:p>12.31</text:p>
          </table:table-cell>
          <table:table-cell office:value-type="float" office:value="19.25" calcext:value-type="float">
            <text:p>19.25</text:p>
          </table:table-cell>
          <table:table-cell office:value-type="float" office:value="24.01" calcext:value-type="float">
            <text:p>24.01</text:p>
          </table:table-cell>
          <table:table-cell office:value-type="float" office:value="5.109" calcext:value-type="float">
            <text:p>5.109</text:p>
          </table:table-cell>
          <table:table-cell office:value-type="float" office:value="1951" calcext:value-type="float">
            <text:p>1951</text:p>
          </table:table-cell>
          <table:table-cell office:value-type="float" office:value="808.2" calcext:value-type="float">
            <text:p>808.2</text:p>
          </table:table-cell>
          <table:table-cell office:value-type="float" office:value="386.01" calcext:value-type="float">
            <text:p>386.01</text:p>
          </table:table-cell>
          <table:table-cell office:value-type="float" office:value="103.69" calcext:value-type="float">
            <text:p>103.69</text:p>
          </table:table-cell>
          <table:table-cell office:value-type="float" office:value="136.68" calcext:value-type="float">
            <text:p>136.68</text:p>
          </table:table-cell>
          <table:table-cell office:value-type="float" office:value="18.17" calcext:value-type="float">
            <text:p>18.17</text:p>
          </table:table-cell>
          <table:table-cell office:value-type="float" office:value="20.76" calcext:value-type="float">
            <text:p>20.76</text:p>
          </table:table-cell>
          <table:table-cell office:value-type="float" office:value="2.89" calcext:value-type="float">
            <text:p>2.89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60</text:p>
          </table:table-cell>
          <table:table-cell office:value-type="string" calcext:value-type="string">
            <text:p><text:a xlink:href="https://eurocodeapplied.com/download/en1993/flanged-profile-dxf/IPE160" xlink:type="simple">dxf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15.8" calcext:value-type="float">
            <text:p>15.8</text:p>
          </table:table-cell>
          <table:table-cell office:value-type="float" office:value="0.623" calcext:value-type="float">
            <text:p>0.623</text:p>
          </table:table-cell>
          <table:table-cell office:value-type="float" office:value="2009" calcext:value-type="float">
            <text:p>2009</text:p>
          </table:table-cell>
          <table:table-cell office:value-type="float" office:value="966" calcext:value-type="float">
            <text:p>966</text:p>
          </table:table-cell>
          <table:table-cell office:value-type="float" office:value="1214" calcext:value-type="float">
            <text:p>1214</text:p>
          </table:table-cell>
          <table:table-cell office:value-type="float" office:value="8.693" calcext:value-type="float">
            <text:p>8.693</text:p>
          </table:table-cell>
          <table:table-cell office:value-type="float" office:value="65.8" calcext:value-type="float">
            <text:p>65.8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" calcext:value-type="float">
            <text:p>123.9</text:p>
          </table:table-cell>
          <table:table-cell office:value-type="float" office:value="0.6831" calcext:value-type="float">
            <text:p>0.6831</text:p>
          </table:table-cell>
          <table:table-cell office:value-type="float" office:value="18.4" calcext:value-type="float">
            <text:p>18.4</text:p>
          </table:table-cell>
          <table:table-cell office:value-type="float" office:value="16.66" calcext:value-type="float">
            <text:p>16.66</text:p>
          </table:table-cell>
          <table:table-cell office:value-type="float" office:value="26.1" calcext:value-type="float">
            <text:p>26.1</text:p>
          </table:table-cell>
          <table:table-cell office:value-type="float" office:value="35.3" calcext:value-type="float">
            <text:p>35.3</text:p>
          </table:table-cell>
          <table:table-cell office:value-type="float" office:value="7.06" calcext:value-type="float">
            <text:p>7.06</text:p>
          </table:table-cell>
          <table:table-cell office:value-type="float" office:value="3889" calcext:value-type="float">
            <text:p>3889</text:p>
          </table:table-cell>
          <table:table-cell office:value-type="float" office:value="1252" calcext:value-type="float">
            <text:p>1252</text:p>
          </table:table-cell>
          <table:table-cell office:value-type="float" office:value="472.15" calcext:value-type="float">
            <text:p>472.15</text:p>
          </table:table-cell>
          <table:table-cell office:value-type="float" office:value="131.03" calcext:value-type="float">
            <text:p>131.03</text:p>
          </table:table-cell>
          <table:table-cell office:value-type="float" office:value="164.66" calcext:value-type="float">
            <text:p>164.66</text:p>
          </table:table-cell>
          <table:table-cell office:value-type="float" office:value="25.54" calcext:value-type="float">
            <text:p>25.54</text:p>
          </table:table-cell>
          <table:table-cell office:value-type="float" office:value="29.11" calcext:value-type="float">
            <text:p>29.11</text:p>
          </table:table-cell>
          <table:table-cell office:value-type="float" office:value="3.92" calcext:value-type="float">
            <text:p>3.92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80</text:p>
          </table:table-cell>
          <table:table-cell office:value-type="string" calcext:value-type="string">
            <text:p><text:a xlink:href="https://eurocodeapplied.com/download/en1993/flanged-profile-dxf/IPE180" xlink:type="simple">dxf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office:value-type="float" office:value="0.698" calcext:value-type="float">
            <text:p>0.698</text:p>
          </table:table-cell>
          <table:table-cell office:value-type="float" office:value="2395" calcext:value-type="float">
            <text:p>2395</text:p>
          </table:table-cell>
          <table:table-cell office:value-type="float" office:value="1125" calcext:value-type="float">
            <text:p>1125</text:p>
          </table:table-cell>
          <table:table-cell office:value-type="float" office:value="1456" calcext:value-type="float">
            <text:p>1456</text:p>
          </table:table-cell>
          <table:table-cell office:value-type="float" office:value="13.17" calcext:value-type="float">
            <text:p>13.17</text:p>
          </table:table-cell>
          <table:table-cell office:value-type="float" office:value="74.2" calcext:value-type="float">
            <text:p>74.2</text:p>
          </table:table-cell>
          <table:table-cell office:value-type="float" office:value="146.3" calcext:value-type="float">
            <text:p>146.3</text:p>
          </table:table-cell>
          <table:table-cell office:value-type="float" office:value="166.4" calcext:value-type="float">
            <text:p>166.4</text:p>
          </table:table-cell>
          <table:table-cell office:value-type="float" office:value="1.009" calcext:value-type="float">
            <text:p>1.009</text:p>
          </table:table-cell>
          <table:table-cell office:value-type="float" office:value="20.5" calcext:value-type="float">
            <text:p>20.5</text:p>
          </table:table-cell>
          <table:table-cell office:value-type="float" office:value="22.16" calcext:value-type="float">
            <text:p>22.16</text:p>
          </table:table-cell>
          <table:table-cell office:value-type="float" office:value="34.6" calcext:value-type="float">
            <text:p>34.6</text:p>
          </table:table-cell>
          <table:table-cell office:value-type="float" office:value="47.23" calcext:value-type="float">
            <text:p>47.23</text:p>
          </table:table-cell>
          <table:table-cell office:value-type="float" office:value="8.911" calcext:value-type="float">
            <text:p>8.911</text:p>
          </table:table-cell>
          <table:table-cell office:value-type="float" office:value="7322" calcext:value-type="float">
            <text:p>7322</text:p>
          </table:table-cell>
          <table:table-cell office:value-type="float" office:value="1882" calcext:value-type="float">
            <text:p>1882</text:p>
          </table:table-cell>
          <table:table-cell office:value-type="float" office:value="562.76" calcext:value-type="float">
            <text:p>562.76</text:p>
          </table:table-cell>
          <table:table-cell office:value-type="float" office:value="152.65" calcext:value-type="float">
            <text:p>152.65</text:p>
          </table:table-cell>
          <table:table-cell office:value-type="float" office:value="197.55" calcext:value-type="float">
            <text:p>197.55</text:p>
          </table:table-cell>
          <table:table-cell office:value-type="float" office:value="34.39" calcext:value-type="float">
            <text:p>34.39</text:p>
          </table:table-cell>
          <table:table-cell office:value-type="float" office:value="39.11" calcext:value-type="float">
            <text:p>39.11</text:p>
          </table:table-cell>
          <table:table-cell office:value-type="float" office:value="5.21" calcext:value-type="float">
            <text:p>5.21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00</text:p>
          </table:table-cell>
          <table:table-cell office:value-type="string" calcext:value-type="string">
            <text:p><text:a xlink:href="https://eurocodeapplied.com/download/en1993/flanged-profile-dxf/IPE200" xlink:type="simple">dxf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2.4" calcext:value-type="float">
            <text:p>22.4</text:p>
          </table:table-cell>
          <table:table-cell office:value-type="float" office:value="0.768" calcext:value-type="float">
            <text:p>0.768</text:p>
          </table:table-cell>
          <table:table-cell office:value-type="float" office:value="2848" calcext:value-type="float">
            <text:p>2848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9.43" calcext:value-type="float">
            <text:p>19.43</text:p>
          </table:table-cell>
          <table:table-cell office:value-type="float" office:value="82.6" calcext:value-type="float">
            <text:p>82.6</text:p>
          </table:table-cell>
          <table:table-cell office:value-type="float" office:value="194.3" calcext:value-type="float">
            <text:p>194.3</text:p>
          </table:table-cell>
          <table:table-cell office:value-type="float" office:value="220.6" calcext:value-type="float">
            <text:p>220.6</text:p>
          </table:table-cell>
          <table:table-cell office:value-type="float" office:value="1.424" calcext:value-type="float">
            <text:p>1.424</text:p>
          </table:table-cell>
          <table:table-cell office:value-type="float" office:value="22.4" calcext:value-type="float">
            <text:p>22.4</text:p>
          </table:table-cell>
          <table:table-cell office:value-type="float" office:value="28.47" calcext:value-type="float">
            <text:p>28.47</text:p>
          </table:table-cell>
          <table:table-cell office:value-type="float" office:value="44.61" calcext:value-type="float">
            <text:p>44.61</text:p>
          </table:table-cell>
          <table:table-cell office:value-type="float" office:value="68.46" calcext:value-type="float">
            <text:p>68.46</text:p>
          </table:table-cell>
          <table:table-cell office:value-type="float" office:value="12.22" calcext:value-type="float">
            <text:p>12.22</text:p>
          </table:table-cell>
          <table:table-cell office:value-type="float" office:value="12746" calcext:value-type="float">
            <text:p>12746</text:p>
          </table:table-cell>
          <table:table-cell office:value-type="float" office:value="2683" calcext:value-type="float">
            <text:p>2683</text:p>
          </table:table-cell>
          <table:table-cell office:value-type="float" office:value="669.38" calcext:value-type="float">
            <text:p>669.38</text:p>
          </table:table-cell>
          <table:table-cell office:value-type="float" office:value="189.95" calcext:value-type="float">
            <text:p>189.95</text:p>
          </table:table-cell>
          <table:table-cell office:value-type="float" office:value="230.65" calcext:value-type="float">
            <text:p>230.65</text:p>
          </table:table-cell>
          <table:table-cell office:value-type="float" office:value="45.66" calcext:value-type="float">
            <text:p>45.66</text:p>
          </table:table-cell>
          <table:table-cell office:value-type="float" office:value="51.85" calcext:value-type="float">
            <text:p>51.85</text:p>
          </table:table-cell>
          <table:table-cell office:value-type="float" office:value="6.69" calcext:value-type="float">
            <text:p>6.69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20</text:p>
          </table:table-cell>
          <table:table-cell office:value-type="string" calcext:value-type="string">
            <text:p><text:a xlink:href="https://eurocodeapplied.com/download/en1993/flanged-profile-dxf/IPE220" xlink:type="simple">dxf</text:a>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office:value-type="float" office:value="12" calcext:value-type="float">
            <text:p>12</text:p>
          </table:table-cell>
          <table:table-cell office:value-type="float" office:value="26.2" calcext:value-type="float">
            <text:p>26.2</text:p>
          </table:table-cell>
          <table:table-cell office:value-type="float" office:value="0.848" calcext:value-type="float">
            <text:p>0.848</text:p>
          </table:table-cell>
          <table:table-cell office:value-type="float" office:value="3337" calcext:value-type="float">
            <text:p>3337</text:p>
          </table:table-cell>
          <table:table-cell office:value-type="float" office:value="1588" calcext:value-type="float">
            <text:p>1588</text:p>
          </table:table-cell>
          <table:table-cell office:value-type="float" office:value="2024" calcext:value-type="float">
            <text:p>2024</text:p>
          </table:table-cell>
          <table:table-cell office:value-type="float" office:value="27.72" calcext:value-type="float">
            <text:p>27.72</text:p>
          </table:table-cell>
          <table:table-cell office:value-type="float" office:value="91.1" calcext:value-type="float">
            <text:p>91.1</text:p>
          </table:table-cell>
          <table:table-cell office:value-type="float" office:value="252" calcext:value-type="float">
            <text:p>252</text:p>
          </table:table-cell>
          <table:table-cell office:value-type="float" office:value="285.4" calcext:value-type="float">
            <text:p>285.4</text:p>
          </table:table-cell>
          <table:table-cell office:value-type="float" office:value="2.049" calcext:value-type="float">
            <text:p>2.049</text:p>
          </table:table-cell>
          <table:table-cell office:value-type="float" office:value="24.8" calcext:value-type="float">
            <text:p>24.8</text:p>
          </table:table-cell>
          <table:table-cell office:value-type="float" office:value="37.25" calcext:value-type="float">
            <text:p>37.25</text:p>
          </table:table-cell>
          <table:table-cell office:value-type="float" office:value="58.11" calcext:value-type="float">
            <text:p>58.11</text:p>
          </table:table-cell>
          <table:table-cell office:value-type="float" office:value="89.82" calcext:value-type="float">
            <text:p>89.82</text:p>
          </table:table-cell>
          <table:table-cell office:value-type="float" office:value="15.22" calcext:value-type="float">
            <text:p>15.22</text:p>
          </table:table-cell>
          <table:table-cell office:value-type="float" office:value="22310" calcext:value-type="float">
            <text:p>22310</text:p>
          </table:table-cell>
          <table:table-cell office:value-type="float" office:value="3874" calcext:value-type="float">
            <text:p>3874</text:p>
          </table:table-cell>
          <table:table-cell office:value-type="float" office:value="784.21" calcext:value-type="float">
            <text:p>784.21</text:p>
          </table:table-cell>
          <table:table-cell office:value-type="float" office:value="215.47" calcext:value-type="float">
            <text:p>215.47</text:p>
          </table:table-cell>
          <table:table-cell office:value-type="float" office:value="274.61" calcext:value-type="float">
            <text:p>274.61</text:p>
          </table:table-cell>
          <table:table-cell office:value-type="float" office:value="59.22" calcext:value-type="float">
            <text:p>59.22</text:p>
          </table:table-cell>
          <table:table-cell office:value-type="float" office:value="67.07" calcext:value-type="float">
            <text:p>67.07</text:p>
          </table:table-cell>
          <table:table-cell office:value-type="float" office:value="8.75" calcext:value-type="float">
            <text:p>8.75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40</text:p>
          </table:table-cell>
          <table:table-cell office:value-type="string" calcext:value-type="string">
            <text:p><text:a xlink:href="https://eurocodeapplied.com/download/en1993/flanged-profile-dxf/IPE240" xlink:type="simple">dxf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30.7" calcext:value-type="float">
            <text:p>30.7</text:p>
          </table:table-cell>
          <table:table-cell office:value-type="float" office:value="0.922" calcext:value-type="float">
            <text:p>0.922</text:p>
          </table:table-cell>
          <table:table-cell office:value-type="float" office:value="3912" calcext:value-type="float">
            <text:p>3912</text:p>
          </table:table-cell>
          <table:table-cell office:value-type="float" office:value="1914" calcext:value-type="float">
            <text:p>1914</text:p>
          </table:table-cell>
          <table:table-cell office:value-type="float" office:value="2352" calcext:value-type="float">
            <text:p>2352</text:p>
          </table:table-cell>
          <table:table-cell office:value-type="float" office:value="38.92" calcext:value-type="float">
            <text:p>38.92</text:p>
          </table:table-cell>
          <table:table-cell office:value-type="float" office:value="99.7" calcext:value-type="float">
            <text:p>99.7</text:p>
          </table:table-cell>
          <table:table-cell office:value-type="float" office:value="324.3" calcext:value-type="float">
            <text:p>324.3</text:p>
          </table:table-cell>
          <table:table-cell office:value-type="float" office:value="366.6" calcext:value-type="float">
            <text:p>366.6</text:p>
          </table:table-cell>
          <table:table-cell office:value-type="float" office:value="2.836" calcext:value-type="float">
            <text:p>2.836</text:p>
          </table:table-cell>
          <table:table-cell office:value-type="float" office:value="26.9" calcext:value-type="float">
            <text:p>26.9</text:p>
          </table:table-cell>
          <table:table-cell office:value-type="float" office:value="47.27" calcext:value-type="float">
            <text:p>47.27</text:p>
          </table:table-cell>
          <table:table-cell office:value-type="float" office:value="73.92" calcext:value-type="float">
            <text:p>73.92</text:p>
          </table:table-cell>
          <table:table-cell office:value-type="float" office:value="127.4" calcext:value-type="float">
            <text:p>127.4</text:p>
          </table:table-cell>
          <table:table-cell office:value-type="float" office:value="20.55" calcext:value-type="float">
            <text:p>20.55</text:p>
          </table:table-cell>
          <table:table-cell office:value-type="float" office:value="36680" calcext:value-type="float">
            <text:p>36680</text:p>
          </table:table-cell>
          <table:table-cell office:value-type="float" office:value="5354" calcext:value-type="float">
            <text:p>5354</text:p>
          </table:table-cell>
          <table:table-cell office:value-type="float" office:value="919.23" calcext:value-type="float">
            <text:p>919.23</text:p>
          </table:table-cell>
          <table:table-cell office:value-type="float" office:value="259.74" calcext:value-type="float">
            <text:p>259.74</text:p>
          </table:table-cell>
          <table:table-cell office:value-type="float" office:value="319.11" calcext:value-type="float">
            <text:p>319.11</text:p>
          </table:table-cell>
          <table:table-cell office:value-type="float" office:value="76.21" calcext:value-type="float">
            <text:p>76.21</text:p>
          </table:table-cell>
          <table:table-cell office:value-type="float" office:value="86.16" calcext:value-type="float">
            <text:p>86.16</text:p>
          </table:table-cell>
          <table:table-cell office:value-type="float" office:value="11.11" calcext:value-type="float">
            <text:p>11.11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70</text:p>
          </table:table-cell>
          <table:table-cell office:value-type="string" calcext:value-type="string">
            <text:p><text:a xlink:href="https://eurocodeapplied.com/download/en1993/flanged-profile-dxf/IPE270" xlink:type="simple">dxf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36.1" calcext:value-type="float">
            <text:p>36.1</text:p>
          </table:table-cell>
          <table:table-cell office:value-type="float" office:value="1.041" calcext:value-type="float">
            <text:p>1.041</text:p>
          </table:table-cell>
          <table:table-cell office:value-type="float" office:value="4595" calcext:value-type="float">
            <text:p>4595</text:p>
          </table:table-cell>
          <table:table-cell office:value-type="float" office:value="2214" calcext:value-type="float">
            <text:p>2214</text:p>
          </table:table-cell>
          <table:table-cell office:value-type="float" office:value="2754" calcext:value-type="float">
            <text:p>2754</text:p>
          </table:table-cell>
          <table:table-cell office:value-type="float" office:value="57.9" calcext:value-type="float">
            <text:p>57.9</text:p>
          </table:table-cell>
          <table:table-cell office:value-type="float" office:value="112.3" calcext:value-type="float">
            <text:p>112.3</text:p>
          </table:table-cell>
          <table:table-cell office:value-type="float" office:value="428.9" calcext:value-type="float">
            <text:p>428.9</text:p>
          </table:table-cell>
          <table:table-cell office:value-type="float" office:value="484" calcext:value-type="float">
            <text:p>484</text:p>
          </table:table-cell>
          <table:table-cell office:value-type="float" office:value="4.199" calcext:value-type="float">
            <text:p>4.199</text:p>
          </table:table-cell>
          <table:table-cell office:value-type="float" office:value="30.2" calcext:value-type="float">
            <text:p>30.2</text:p>
          </table:table-cell>
          <table:table-cell office:value-type="float" office:value="62.2" calcext:value-type="float">
            <text:p>62.2</text:p>
          </table:table-cell>
          <table:table-cell office:value-type="float" office:value="96.95" calcext:value-type="float">
            <text:p>96.95</text:p>
          </table:table-cell>
          <table:table-cell office:value-type="float" office:value="157.1" calcext:value-type="float">
            <text:p>157.1</text:p>
          </table:table-cell>
          <table:table-cell office:value-type="float" office:value="23.8" calcext:value-type="float">
            <text:p>23.8</text:p>
          </table:table-cell>
          <table:table-cell office:value-type="float" office:value="69469" calcext:value-type="float">
            <text:p>69469</text:p>
          </table:table-cell>
          <table:table-cell office:value-type="float" office:value="7974" calcext:value-type="float">
            <text:p>7974</text:p>
          </table:table-cell>
          <table:table-cell office:value-type="float" office:value="1079.71" calcext:value-type="float">
            <text:p>1079.71</text:p>
          </table:table-cell>
          <table:table-cell office:value-type="float" office:value="300.37" calcext:value-type="float">
            <text:p>300.37</text:p>
          </table:table-cell>
          <table:table-cell office:value-type="float" office:value="373.66" calcext:value-type="float">
            <text:p>373.66</text:p>
          </table:table-cell>
          <table:table-cell office:value-type="float" office:value="100.79" calcext:value-type="float">
            <text:p>100.79</text:p>
          </table:table-cell>
          <table:table-cell office:value-type="float" office:value="113.74" calcext:value-type="float">
            <text:p>113.74</text:p>
          </table:table-cell>
          <table:table-cell office:value-type="float" office:value="14.62" calcext:value-type="float">
            <text:p>14.62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00</text:p>
          </table:table-cell>
          <table:table-cell office:value-type="string" calcext:value-type="string">
            <text:p><text:a xlink:href="https://eurocodeapplied.com/download/en1993/flanged-profile-dxf/IPE300" xlink:type="simple">dxf</text:a>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5381" calcext:value-type="float">
            <text:p>5381</text:p>
          </table:table-cell>
          <table:table-cell table:style-name="ce4" office:value-type="float" office:value="2568" calcext:value-type="float">
            <text:p>2568</text:p>
          </table:table-cell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83.56" calcext:value-type="float">
            <text:p>83.56</text:p>
          </table:table-cell>
          <table:table-cell table:style-name="ce4" office:value-type="float" office:value="124.6" calcext:value-type="float">
            <text:p>124.6</text:p>
          </table:table-cell>
          <table:table-cell table:style-name="ce4" office:value-type="float" office:value="557.1" calcext:value-type="float">
            <text:p>557.1</text:p>
          </table:table-cell>
          <table:table-cell table:style-name="ce4" office:value-type="float" office:value="628.4" calcext:value-type="float">
            <text:p>628.4</text:p>
          </table:table-cell>
          <table:table-cell table:style-name="ce4" office:value-type="float" office:value="6.038" calcext:value-type="float">
            <text:p>6.038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125.2" calcext:value-type="float">
            <text:p>125.2</text:p>
          </table:table-cell>
          <table:table-cell table:style-name="ce4" office:value-type="float" office:value="197.5" calcext:value-type="float">
            <text:p>197.5</text:p>
          </table:table-cell>
          <table:table-cell table:style-name="ce4" office:value-type="float" office:value="27.82" calcext:value-type="float">
            <text:p>27.82</text:p>
          </table:table-cell>
          <table:table-cell table:style-name="ce4" office:value-type="float" office:value="124260" calcext:value-type="float">
            <text:p>124260</text:p>
          </table:table-cell>
          <table:table-cell table:style-name="ce4" office:value-type="float" office:value="11520" calcext:value-type="float">
            <text:p>11520</text:p>
          </table:table-cell>
          <table:table-cell table:style-name="ce4" office:value-type="float" office:value="1264.58" calcext:value-type="float">
            <text:p>1264.58</text:p>
          </table:table-cell>
          <table:table-cell table:style-name="ce4" office:value-type="float" office:value="348.44" calcext:value-type="float">
            <text:p>348.44</text:p>
          </table:table-cell>
          <table:table-cell table:style-name="ce4" office:value-type="float" office:value="435.52" calcext:value-type="float">
            <text:p>435.52</text:p>
          </table:table-cell>
          <table:table-cell office:value-type="float" office:value="130.91" calcext:value-type="float">
            <text:p>130.91</text:p>
          </table:table-cell>
          <table:table-cell table:style-name="ce4" office:value-type="float" office:value="147.66" calcext:value-type="float">
            <text:p>147.66</text:p>
          </table:table-cell>
          <table:table-cell office:value-type="float" office:value="18.92" calcext:value-type="float">
            <text:p>18.92</text:p>
          </table:table-cell>
          <table:table-cell table:style-name="ce4" office:value-type="float" office:value="29.43" calcext:value-type="float">
            <text:p>29.4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30</text:p>
          </table:table-cell>
          <table:table-cell office:value-type="string" calcext:value-type="string">
            <text:p><text:a xlink:href="https://eurocodeapplied.com/download/en1993/flanged-profile-dxf/IPE330" xlink:type="simple">dxf</text:a>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49.1" calcext:value-type="float">
            <text:p>49.1</text:p>
          </table:table-cell>
          <table:table-cell office:value-type="float" office:value="1.254" calcext:value-type="float">
            <text:p>1.254</text:p>
          </table:table-cell>
          <table:table-cell office:value-type="float" office:value="6261" calcext:value-type="float">
            <text:p>6261</text:p>
          </table:table-cell>
          <table:table-cell office:value-type="float" office:value="3081" calcext:value-type="float">
            <text:p>3081</text:p>
          </table:table-cell>
          <table:table-cell office:value-type="float" office:value="3680" calcext:value-type="float">
            <text:p>3680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1" calcext:value-type="float">
            <text:p>137.1</text:p>
          </table:table-cell>
          <table:table-cell office:value-type="float" office:value="713.1" calcext:value-type="float">
            <text:p>713.1</text:p>
          </table:table-cell>
          <table:table-cell office:value-type="float" office:value="804.3" calcext:value-type="float">
            <text:p>804.3</text:p>
          </table:table-cell>
          <table:table-cell office:value-type="float" office:value="7.881" calcext:value-type="float">
            <text:p>7.881</text:p>
          </table:table-cell>
          <table:table-cell office:value-type="float" office:value="35.5" calcext:value-type="float">
            <text:p>35.5</text:p>
          </table:table-cell>
          <table:table-cell office:value-type="float" office:value="98.52" calcext:value-type="float">
            <text:p>98.52</text:p>
          </table:table-cell>
          <table:table-cell office:value-type="float" office:value="153.7" calcext:value-type="float">
            <text:p>153.7</text:p>
          </table:table-cell>
          <table:table-cell office:value-type="float" office:value="275.9" calcext:value-type="float">
            <text:p>275.9</text:p>
          </table:table-cell>
          <table:table-cell office:value-type="float" office:value="36.79" calcext:value-type="float">
            <text:p>36.79</text:p>
          </table:table-cell>
          <table:table-cell office:value-type="float" office:value="196090" calcext:value-type="float">
            <text:p>196090</text:p>
          </table:table-cell>
          <table:table-cell office:value-type="float" office:value="15490" calcext:value-type="float">
            <text:p>15490</text:p>
          </table:table-cell>
          <table:table-cell office:value-type="float" office:value="1471.25" calcext:value-type="float">
            <text:p>1471.25</text:p>
          </table:table-cell>
          <table:table-cell office:value-type="float" office:value="418" calcext:value-type="float">
            <text:p>418</text:p>
          </table:table-cell>
          <table:table-cell office:value-type="float" office:value="499.29" calcext:value-type="float">
            <text:p>499.29</text:p>
          </table:table-cell>
          <table:table-cell office:value-type="float" office:value="167.59" calcext:value-type="float">
            <text:p>167.59</text:p>
          </table:table-cell>
          <table:table-cell office:value-type="float" office:value="189.02" calcext:value-type="float">
            <text:p>189.02</text:p>
          </table:table-cell>
          <table:table-cell office:value-type="float" office:value="23.15" calcext:value-type="float">
            <text:p>23.15</text:p>
          </table:table-cell>
          <table:table-cell office:value-type="float" office:value="36.11" calcext:value-type="float">
            <text:p>36.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60</text:p>
          </table:table-cell>
          <table:table-cell office:value-type="string" calcext:value-type="string">
            <text:p><text:a xlink:href="https://eurocodeapplied.com/download/en1993/flanged-profile-dxf/IPE360" xlink:type="simple">dxf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18" calcext:value-type="float">
            <text:p>18</text:p>
          </table:table-cell>
          <table:table-cell office:value-type="float" office:value="57.1" calcext:value-type="float">
            <text:p>57.1</text:p>
          </table:table-cell>
          <table:table-cell office:value-type="float" office:value="1.353" calcext:value-type="float">
            <text:p>1.353</text:p>
          </table:table-cell>
          <table:table-cell office:value-type="float" office:value="7273" calcext:value-type="float">
            <text:p>7273</text:p>
          </table:table-cell>
          <table:table-cell office:value-type="float" office:value="3514" calcext:value-type="float">
            <text:p>3514</text:p>
          </table:table-cell>
          <table:table-cell office:value-type="float" office:value="4318" calcext:value-type="float">
            <text:p>4318</text:p>
          </table:table-cell>
          <table:table-cell office:value-type="float" office:value="162.7" calcext:value-type="float">
            <text:p>162.7</text:p>
          </table:table-cell>
          <table:table-cell office:value-type="float" office:value="149.5" calcext:value-type="float">
            <text:p>149.5</text:p>
          </table:table-cell>
          <table:table-cell office:value-type="float" office:value="903.6" calcext:value-type="float">
            <text:p>903.6</text:p>
          </table:table-cell>
          <table:table-cell office:value-type="float" office:value="1019" calcext:value-type="float">
            <text:p>1019</text:p>
          </table:table-cell>
          <table:table-cell office:value-type="float" office:value="10.43" calcext:value-type="float">
            <text:p>10.43</text:p>
          </table:table-cell>
          <table:table-cell office:value-type="float" office:value="37.9" calcext:value-type="float">
            <text:p>37.9</text:p>
          </table:table-cell>
          <table:table-cell office:value-type="float" office:value="122.8" calcext:value-type="float">
            <text:p>122.8</text:p>
          </table:table-cell>
          <table:table-cell office:value-type="float" office:value="191.1" calcext:value-type="float">
            <text:p>191.1</text:p>
          </table:table-cell>
          <table:table-cell office:value-type="float" office:value="370.8" calcext:value-type="float">
            <text:p>370.8</text:p>
          </table:table-cell>
          <table:table-cell office:value-type="float" office:value="46.35" calcext:value-type="float">
            <text:p>46.35</text:p>
          </table:table-cell>
          <table:table-cell office:value-type="float" office:value="309370" calcext:value-type="float">
            <text:p>309370</text:p>
          </table:table-cell>
          <table:table-cell office:value-type="float" office:value="21070" calcext:value-type="float">
            <text:p>21070</text:p>
          </table:table-cell>
          <table:table-cell office:value-type="float" office:value="1709.14" calcext:value-type="float">
            <text:p>1709.14</text:p>
          </table:table-cell>
          <table:table-cell office:value-type="float" office:value="476.73" calcext:value-type="float">
            <text:p>476.73</text:p>
          </table:table-cell>
          <table:table-cell office:value-type="float" office:value="585.85" calcext:value-type="float">
            <text:p>585.85</text:p>
          </table:table-cell>
          <table:table-cell office:value-type="float" office:value="212.36" calcext:value-type="float">
            <text:p>212.36</text:p>
          </table:table-cell>
          <table:table-cell office:value-type="float" office:value="239.5" calcext:value-type="float">
            <text:p>239.5</text:p>
          </table:table-cell>
          <table:table-cell office:value-type="float" office:value="28.85" calcext:value-type="float">
            <text:p>28.85</text:p>
          </table:table-cell>
          <table:table-cell office:value-type="float" office:value="44.91" calcext:value-type="float">
            <text:p>44.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400</text:p>
          </table:table-cell>
          <table:table-cell office:value-type="string" calcext:value-type="string">
            <text:p><text:a xlink:href="https://eurocodeapplied.com/download/en1993/flanged-profile-dxf/IPE400" xlink:type="simple">dxf</text:a>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66.3" calcext:value-type="float">
            <text:p>66.3</text:p>
          </table:table-cell>
          <table:table-cell office:value-type="float" office:value="1.467" calcext:value-type="float">
            <text:p>1.467</text:p>
          </table:table-cell>
          <table:table-cell office:value-type="float" office:value="8446" calcext:value-type="float">
            <text:p>8446</text:p>
          </table:table-cell>
          <table:table-cell office:value-type="float" office:value="4269" calcext:value-type="float">
            <text:p>4269</text:p>
          </table:table-cell>
          <table:table-cell office:value-type="float" office:value="4860" calcext:value-type="float">
            <text:p>4860</text:p>
          </table:table-cell>
          <table:table-cell office:value-type="float" office:value="231.3" calcext:value-type="float">
            <text:p>231.3</text:p>
          </table:table-cell>
          <table:table-cell office:value-type="float" office:value="165.5" calcext:value-type="float">
            <text:p>165.5</text:p>
          </table:table-cell>
          <table:table-cell office:value-type="float" office:value="1156" calcext:value-type="float">
            <text:p>1156</text:p>
          </table:table-cell>
          <table:table-cell office:value-type="float" office:value="1307" calcext:value-type="float">
            <text:p>1307</text:p>
          </table:table-cell>
          <table:table-cell office:value-type="float" office:value="13.18" calcext:value-type="float">
            <text:p>13.18</text:p>
          </table:table-cell>
          <table:table-cell office:value-type="float" office:value="39.5" calcext:value-type="float">
            <text:p>39.5</text:p>
          </table:table-cell>
          <table:table-cell office:value-type="float" office:value="146.4" calcext:value-type="float">
            <text:p>146.4</text:p>
          </table:table-cell>
          <table:table-cell office:value-type="float" office:value="229" calcext:value-type="float">
            <text:p>229</text:p>
          </table:table-cell>
          <table:table-cell office:value-type="float" office:value="504.1" calcext:value-type="float">
            <text:p>504.1</text:p>
          </table:table-cell>
          <table:table-cell office:value-type="float" office:value="58.62" calcext:value-type="float">
            <text:p>58.62</text:p>
          </table:table-cell>
          <table:table-cell office:value-type="float" office:value="482890" calcext:value-type="float">
            <text:p>482890</text:p>
          </table:table-cell>
          <table:table-cell office:value-type="float" office:value="27930" calcext:value-type="float">
            <text:p>27930</text:p>
          </table:table-cell>
          <table:table-cell office:value-type="float" office:value="1984.89" calcext:value-type="float">
            <text:p>1984.89</text:p>
          </table:table-cell>
          <table:table-cell office:value-type="float" office:value="579.27" calcext:value-type="float">
            <text:p>579.27</text:p>
          </table:table-cell>
          <table:table-cell office:value-type="float" office:value="659.39" calcext:value-type="float">
            <text:p>659.39</text:p>
          </table:table-cell>
          <table:table-cell office:value-type="float" office:value="271.76" calcext:value-type="float">
            <text:p>271.76</text:p>
          </table:table-cell>
          <table:table-cell office:value-type="float" office:value="307.18" calcext:value-type="float">
            <text:p>307.18</text:p>
          </table:table-cell>
          <table:table-cell office:value-type="float" office:value="34.41" calcext:value-type="float">
            <text:p>34.41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450</text:p>
          </table:table-cell>
          <table:table-cell office:value-type="string" calcext:value-type="string">
            <text:p><text:a xlink:href="https://eurocodeapplied.com/download/en1993/flanged-profile-dxf/IPE450" xlink:type="simple">dxf</text:a>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9.4" calcext:value-type="float">
            <text:p>9.4</text:p>
          </table:table-cell>
          <table:table-cell office:value-type="float" office:value="14.6" calcext:value-type="float">
            <text:p>14.6</text:p>
          </table:table-cell>
          <table:table-cell office:value-type="float" office:value="21" calcext:value-type="float">
            <text:p>21</text:p>
          </table:table-cell>
          <table:table-cell office:value-type="float" office:value="77.6" calcext:value-type="float">
            <text:p>77.6</text:p>
          </table:table-cell>
          <table:table-cell office:value-type="float" office:value="1.605" calcext:value-type="float">
            <text:p>1.605</text:p>
          </table:table-cell>
          <table:table-cell office:value-type="float" office:value="9882" calcext:value-type="float">
            <text:p>9882</text:p>
          </table:table-cell>
          <table:table-cell office:value-type="float" office:value="5085" calcext:value-type="float">
            <text:p>5085</text:p>
          </table:table-cell>
          <table:table-cell office:value-type="float" office:value="5548" calcext:value-type="float">
            <text:p>5548</text:p>
          </table:table-cell>
          <table:table-cell office:value-type="float" office:value="337.4" calcext:value-type="float">
            <text:p>337.4</text:p>
          </table:table-cell>
          <table:table-cell office:value-type="float" office:value="184.8" calcext:value-type="float">
            <text:p>184.8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float" office:value="16.76" calcext:value-type="float">
            <text:p>16.76</text:p>
          </table:table-cell>
          <table:table-cell office:value-type="float" office:value="41.2" calcext:value-type="float">
            <text:p>41.2</text:p>
          </table:table-cell>
          <table:table-cell office:value-type="float" office:value="176.4" calcext:value-type="float">
            <text:p>176.4</text:p>
          </table:table-cell>
          <table:table-cell office:value-type="float" office:value="276.4" calcext:value-type="float">
            <text:p>276.4</text:p>
          </table:table-cell>
          <table:table-cell office:value-type="float" office:value="660.5" calcext:value-type="float">
            <text:p>660.5</text:p>
          </table:table-cell>
          <table:table-cell office:value-type="float" office:value="70.27" calcext:value-type="float">
            <text:p>70.27</text:p>
          </table:table-cell>
          <table:table-cell office:value-type="float" office:value="780970" calcext:value-type="float">
            <text:p>780970</text:p>
          </table:table-cell>
          <table:table-cell office:value-type="float" office:value="37970" calcext:value-type="float">
            <text:p>37970</text:p>
          </table:table-cell>
          <table:table-cell office:value-type="float" office:value="2322.29" calcext:value-type="float">
            <text:p>2322.29</text:p>
          </table:table-cell>
          <table:table-cell office:value-type="float" office:value="689.85" calcext:value-type="float">
            <text:p>689.85</text:p>
          </table:table-cell>
          <table:table-cell office:value-type="float" office:value="752.74" calcext:value-type="float">
            <text:p>752.74</text:p>
          </table:table-cell>
          <table:table-cell office:value-type="float" office:value="352.43" calcext:value-type="float">
            <text:p>352.43</text:p>
          </table:table-cell>
          <table:table-cell office:value-type="float" office:value="399.92" calcext:value-type="float">
            <text:p>399.92</text:p>
          </table:table-cell>
          <table:table-cell office:value-type="float" office:value="41.46" calcext:value-type="float">
            <text:p>41.46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500</text:p>
          </table:table-cell>
          <table:table-cell office:value-type="string" calcext:value-type="string">
            <text:p><text:a xlink:href="https://eurocodeapplied.com/download/en1993/flanged-profile-dxf/IPE500" xlink:type="simple">dxf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0.7" calcext:value-type="float">
            <text:p>90.7</text:p>
          </table:table-cell>
          <table:table-cell office:value-type="float" office:value="1.744" calcext:value-type="float">
            <text:p>1.744</text:p>
          </table:table-cell>
          <table:table-cell office:value-type="float" office:value="11552" calcext:value-type="float">
            <text:p>11552</text:p>
          </table:table-cell>
          <table:table-cell office:value-type="float" office:value="5987" calcext:value-type="float">
            <text:p>5987</text:p>
          </table:table-cell>
          <table:table-cell office:value-type="float" office:value="6400" calcext:value-type="float">
            <text:p>6400</text:p>
          </table:table-cell>
          <table:table-cell office:value-type="float" office:value="482" calcext:value-type="float">
            <text:p>482</text:p>
          </table:table-cell>
          <table:table-cell office:value-type="float" office:value="204.3" calcext:value-type="float">
            <text:p>204.3</text:p>
          </table:table-cell>
          <table:table-cell office:value-type="float" office:value="1928" calcext:value-type="float">
            <text:p>1928</text:p>
          </table:table-cell>
          <table:table-cell office:value-type="float" office:value="2194" calcext:value-type="float">
            <text:p>2194</text:p>
          </table:table-cell>
          <table:table-cell office:value-type="float" office:value="21.42" calcext:value-type="float">
            <text:p>21.42</text:p>
          </table:table-cell>
          <table:table-cell office:value-type="float" office:value="43.1" calcext:value-type="float">
            <text:p>43.1</text:p>
          </table:table-cell>
          <table:table-cell office:value-type="float" office:value="214.2" calcext:value-type="float">
            <text:p>214.2</text:p>
          </table:table-cell>
          <table:table-cell office:value-type="float" office:value="335.9" calcext:value-type="float">
            <text:p>335.9</text:p>
          </table:table-cell>
          <table:table-cell office:value-type="float" office:value="886.2" calcext:value-type="float">
            <text:p>886.2</text:p>
          </table:table-cell>
          <table:table-cell office:value-type="float" office:value="86.88" calcext:value-type="float">
            <text:p>86.88</text:p>
          </table:table-cell>
          <table:table-cell office:value-type="float" office:value="1235400" calcext:value-type="float">
            <text:p>1235400</text:p>
          </table:table-cell>
          <table:table-cell office:value-type="float" office:value="51280" calcext:value-type="float">
            <text:p>51280</text:p>
          </table:table-cell>
          <table:table-cell office:value-type="float" office:value="2714.76" calcext:value-type="float">
            <text:p>2714.76</text:p>
          </table:table-cell>
          <table:table-cell office:value-type="float" office:value="812.35" calcext:value-type="float">
            <text:p>812.35</text:p>
          </table:table-cell>
          <table:table-cell office:value-type="float" office:value="868.33" calcext:value-type="float">
            <text:p>868.33</text:p>
          </table:table-cell>
          <table:table-cell office:value-type="float" office:value="453.07" calcext:value-type="float">
            <text:p>453.07</text:p>
          </table:table-cell>
          <table:table-cell office:value-type="float" office:value="515.62" calcext:value-type="float">
            <text:p>515.62</text:p>
          </table:table-cell>
          <table:table-cell office:value-type="float" office:value="50.33" calcext:value-type="float">
            <text:p>50.33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550</text:p>
          </table:table-cell>
          <table:table-cell office:value-type="string" calcext:value-type="string">
            <text:p><text:a xlink:href="https://eurocodeapplied.com/download/en1993/flanged-profile-dxf/IPE550" xlink:type="simple">dxf</text:a>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05.5" calcext:value-type="float">
            <text:p>105.5</text:p>
          </table:table-cell>
          <table:table-cell office:value-type="float" office:value="1.877" calcext:value-type="float">
            <text:p>1.877</text:p>
          </table:table-cell>
          <table:table-cell office:value-type="float" office:value="13442" calcext:value-type="float">
            <text:p>13442</text:p>
          </table:table-cell>
          <table:table-cell office:value-type="float" office:value="7234" calcext:value-type="float">
            <text:p>7234</text:p>
          </table:table-cell>
          <table:table-cell office:value-type="float" office:value="7224" calcext:value-type="float">
            <text:p>7224</text:p>
          </table:table-cell>
          <table:table-cell office:value-type="float" office:value="671.2" calcext:value-type="float">
            <text:p>671.2</text:p>
          </table:table-cell>
          <table:table-cell office:value-type="float" office:value="223.5" calcext:value-type="float">
            <text:p>223.5</text:p>
          </table:table-cell>
          <table:table-cell office:value-type="float" office:value="2441" calcext:value-type="float">
            <text:p>2441</text:p>
          </table:table-cell>
          <table:table-cell office:value-type="float" office:value="2787" calcext:value-type="float">
            <text:p>2787</text:p>
          </table:table-cell>
          <table:table-cell office:value-type="float" office:value="26.68" calcext:value-type="float">
            <text:p>26.68</text:p>
          </table:table-cell>
          <table:table-cell office:value-type="float" office:value="44.5" calcext:value-type="float">
            <text:p>44.5</text:p>
          </table:table-cell>
          <table:table-cell office:value-type="float" office:value="254.1" calcext:value-type="float">
            <text:p>254.1</text:p>
          </table:table-cell>
          <table:table-cell office:value-type="float" office:value="400.5" calcext:value-type="float">
            <text:p>400.5</text:p>
          </table:table-cell>
          <table:table-cell office:value-type="float" office:value="1217" calcext:value-type="float">
            <text:p>1217</text:p>
          </table:table-cell>
          <table:table-cell office:value-type="float" office:value="109.6" calcext:value-type="float">
            <text:p>109.6</text:p>
          </table:table-cell>
          <table:table-cell office:value-type="float" office:value="1861500" calcext:value-type="float">
            <text:p>1861500</text:p>
          </table:table-cell>
          <table:table-cell office:value-type="float" office:value="66890" calcext:value-type="float">
            <text:p>66890</text:p>
          </table:table-cell>
          <table:table-cell office:value-type="float" office:value="3158.78" calcext:value-type="float">
            <text:p>3158.78</text:p>
          </table:table-cell>
          <table:table-cell office:value-type="float" office:value="981.51" calcext:value-type="float">
            <text:p>981.51</text:p>
          </table:table-cell>
          <table:table-cell office:value-type="float" office:value="980.13" calcext:value-type="float">
            <text:p>980.13</text:p>
          </table:table-cell>
          <table:table-cell office:value-type="float" office:value="573.54" calcext:value-type="float">
            <text:p>573.54</text:p>
          </table:table-cell>
          <table:table-cell office:value-type="float" office:value="654.95" calcext:value-type="float">
            <text:p>654.95</text:p>
          </table:table-cell>
          <table:table-cell office:value-type="float" office:value="59.7" calcext:value-type="float">
            <text:p>59.7</text:p>
          </table:table-cell>
          <table:table-cell office:value-type="float" office:value="94.13" calcext:value-type="float">
            <text:p>94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600</text:p>
          </table:table-cell>
          <table:table-cell office:value-type="string" calcext:value-type="string">
            <text:p><text:a xlink:href="https://eurocodeapplied.com/download/en1993/flanged-profile-dxf/IPE600" xlink:type="simple">dxf</text:a>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.015" calcext:value-type="float">
            <text:p>2.015</text:p>
          </table:table-cell>
          <table:table-cell office:value-type="float" office:value="15598" calcext:value-type="float">
            <text:p>15598</text:p>
          </table:table-cell>
          <table:table-cell office:value-type="float" office:value="8378" calcext:value-type="float">
            <text:p>8378</text:p>
          </table:table-cell>
          <table:table-cell office:value-type="float" office:value="8360" calcext:value-type="float">
            <text:p>8360</text:p>
          </table:table-cell>
          <table:table-cell office:value-type="float" office:value="920.8" calcext:value-type="float">
            <text:p>920.8</text:p>
          </table:table-cell>
          <table:table-cell office:value-type="float" office:value="243" calcext:value-type="float">
            <text:p>243</text:p>
          </table:table-cell>
          <table:table-cell office:value-type="float" office:value="3069" calcext:value-type="float">
            <text:p>3069</text:p>
          </table:table-cell>
          <table:table-cell office:value-type="float" office:value="3512" calcext:value-type="float">
            <text:p>3512</text:p>
          </table:table-cell>
          <table:table-cell office:value-type="float" office:value="33.87" calcext:value-type="float">
            <text:p>33.87</text:p>
          </table:table-cell>
          <table:table-cell office:value-type="float" office:value="46.6" calcext:value-type="float">
            <text:p>46.6</text:p>
          </table:table-cell>
          <table:table-cell office:value-type="float" office:value="307.9" calcext:value-type="float">
            <text:p>307.9</text:p>
          </table:table-cell>
          <table:table-cell office:value-type="float" office:value="485.6" calcext:value-type="float">
            <text:p>485.6</text:p>
          </table:table-cell>
          <table:table-cell office:value-type="float" office:value="1646" calcext:value-type="float">
            <text:p>1646</text:p>
          </table:table-cell>
          <table:table-cell office:value-type="float" office:value="137.2" calcext:value-type="float">
            <text:p>137.2</text:p>
          </table:table-cell>
          <table:table-cell office:value-type="float" office:value="2814700" calcext:value-type="float">
            <text:p>2814700</text:p>
          </table:table-cell>
          <table:table-cell office:value-type="float" office:value="88510" calcext:value-type="float">
            <text:p>88510</text:p>
          </table:table-cell>
          <table:table-cell office:value-type="float" office:value="3665.63" calcext:value-type="float">
            <text:p>3665.63</text:p>
          </table:table-cell>
          <table:table-cell office:value-type="float" office:value="1136.76" calcext:value-type="float">
            <text:p>1136.76</text:p>
          </table:table-cell>
          <table:table-cell office:value-type="float" office:value="1134.26" calcext:value-type="float">
            <text:p>1134.26</text:p>
          </table:table-cell>
          <table:table-cell office:value-type="float" office:value="721.32" calcext:value-type="float">
            <text:p>721.32</text:p>
          </table:table-cell>
          <table:table-cell office:value-type="float" office:value="825.41" calcext:value-type="float">
            <text:p>825.41</text:p>
          </table:table-cell>
          <table:table-cell office:value-type="float" office:value="72.37" calcext:value-type="float">
            <text:p>72.37</text:p>
          </table:table-cell>
          <table:table-cell office:value-type="float" office:value="114.13" calcext:value-type="float">
            <text:p>114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default-cell-style-name="ce2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6" table:default-cell-style-name="ce3"/>
        <table:table-row table:style-name="ro1"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file dimensions</text:p>
          </table:table-cell>
          <table:covered-table-cell table:number-columns-repeated="4" table:style-name="Default"/>
          <table:table-cell table:style-name="ce2" office:value-type="string" calcext:value-type="string" table:number-columns-spanned="5" table:number-rows-spanned="1">
            <text:p>Area properties</text:p>
          </table:table-cell>
          <table:covered-table-cell table:number-columns-repeated="4" table:style-name="Default"/>
          <table:table-cell table:style-name="ce2" office:value-type="string" calcext:value-type="string" table:number-columns-spanned="4" table:number-rows-spanned="1">
            <text:p>Inertia properties about major axis y-y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ertia properties about minor axis z-z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orsional &amp; warping properties</text:p>
          </table:table-cell>
          <table:covered-table-cell table:number-columns-repeated="3" table:style-name="Default"/>
          <table:table-cell table:style-name="ce2" office:value-type="string" calcext:value-type="string" table:number-columns-spanned="3" table:number-rows-spanned="1">
            <text:p>Axial force &amp; shear resistance</text:p>
          </table:table-cell>
          <table:covered-table-cell table:number-columns-repeated="2" table:style-name="Default"/>
          <table:table-cell table:style-name="ce2" office:value-type="string" calcext:value-type="string" table:number-columns-spanned="2" table:number-rows-spanned="1">
            <text:p>Bending major axis y-y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Bending minor axis z-z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Buckling curve</text:p>
          </table:table-cell>
          <table:covered-table-cell table:style-name="Default"/>
          <table:table-cell table:style-name="ce2" office:value-type="string" calcext:value-type="string" table:number-columns-spanned="3" table:number-rows-spanned="1">
            <text:p>Section classification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Profile</text:p>
          </table:table-cell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Depth </text:p>
            <text:p>h </text:p>
            <text:p>[mm]</text:p>
          </table:table-cell>
          <table:table-cell table:style-name="ce2" office:value-type="string" calcext:value-type="string">
            <text:p>Width </text:p>
            <text:p>b </text:p>
            <text:p>[mm]</text:p>
          </table:table-cell>
          <table:table-cell table:style-name="ce2" office:value-type="string" calcext:value-type="string">
            <text:p>Web thickness </text:p>
            <text:p>tw </text:p>
            <text:p>[mm]</text:p>
          </table:table-cell>
          <table:table-cell table:style-name="ce2" office:value-type="string" calcext:value-type="string">
            <text:p>Flange thickness </text:p>
            <text:p>tf </text:p>
            <text:p>[mm]</text:p>
          </table:table-cell>
          <table:table-cell table:style-name="ce2" office:value-type="string" calcext:value-type="string">
            <text:p>Root radius </text:p>
            <text:p>r </text:p>
            <text:p>[mm]</text:p>
          </table:table-cell>
          <table:table-cell table:style-name="ce2" office:value-type="string" calcext:value-type="string">
            <text:p>Weight </text:p>
            <text:p>m </text:p>
            <text:p>[kg/m]</text:p>
          </table:table-cell>
          <table:table-cell table:style-name="ce2" office:value-type="string" calcext:value-type="string">
            <text:p>Perimeter </text:p>
            <text:p>P </text:p>
            <text:p>[m]</text:p>
          </table:table-cell>
          <table:table-cell table:style-name="ce2" office:value-type="string" calcext:value-type="string">
            <text:p>Area </text:p>
            <text:p>A </text:p>
            <text:p>[mm2]</text:p>
          </table:table-cell>
          <table:table-cell table:style-name="ce2" office:value-type="string" calcext:value-type="string">
            <text:p>Shear area z-z </text:p>
            <text:p>Av,z </text:p>
            <text:p>[mm2] </text:p>
            <text:p>(for η=1.2)</text:p>
          </table:table-cell>
          <table:table-cell table:style-name="ce2" office:value-type="string" calcext:value-type="string">
            <text:p>Shear area y-y </text:p>
            <text:p>Av,y </text:p>
            <text:p>[mm2] </text:p>
          </table:table-cell>
          <table:table-cell table:style-name="ce2" office:value-type="string" calcext:value-type="string">
            <text:p>Second moment of area </text:p>
            <text:p>Iy </text:p>
            <text:p>[×106 mm4]</text:p>
          </table:table-cell>
          <table:table-cell table:style-name="ce2" office:value-type="string" calcext:value-type="string">
            <text:p>Radius of gyration </text:p>
            <text:p>iy </text:p>
            <text:p>[mm]</text:p>
          </table:table-cell>
          <table:table-cell table:style-name="ce2" office:value-type="string" calcext:value-type="string">
            <text:p>Elastic section modulus </text:p>
            <text:p>Wel,y </text:p>
            <text:p>[×103 mm3]</text:p>
          </table:table-cell>
          <table:table-cell table:style-name="ce2" office:value-type="string" calcext:value-type="string">
            <text:p>Plastic section modulus </text:p>
            <text:p>Wpl,y </text:p>
            <text:p>[×103 mm3]</text:p>
          </table:table-cell>
          <table:table-cell table:style-name="ce2" office:value-type="string" calcext:value-type="string">
            <text:p>Second moment of area </text:p>
            <text:p>Iz </text:p>
            <text:p>[×106 mm4]</text:p>
          </table:table-cell>
          <table:table-cell table:style-name="ce2" office:value-type="string" calcext:value-type="string">
            <text:p>Radius of gyration </text:p>
            <text:p>iz </text:p>
            <text:p>[mm]</text:p>
          </table:table-cell>
          <table:table-cell table:style-name="ce2" office:value-type="string" calcext:value-type="string">
            <text:p>Elastic section modulus </text:p>
            <text:p>Wel,z </text:p>
            <text:p>[×103 mm3]</text:p>
          </table:table-cell>
          <table:table-cell table:style-name="ce2" office:value-type="string" calcext:value-type="string">
            <text:p>Plastic section modulus </text:p>
            <text:p>Wpl,z </text:p>
            <text:p>[×103 mm3]</text:p>
          </table:table-cell>
          <table:table-cell table:style-name="ce2" office:value-type="string" calcext:value-type="string">
            <text:p>Torsion constant </text:p>
            <text:p>IT </text:p>
            <text:p>[×103 mm4]</text:p>
          </table:table-cell>
          <table:table-cell table:style-name="ce2" office:value-type="string" calcext:value-type="string">
            <text:p>Torsion modulus </text:p>
            <text:p>WT </text:p>
            <text:p>[×103 mm3]</text:p>
          </table:table-cell>
          <table:table-cell table:style-name="ce2" office:value-type="string" calcext:value-type="string">
            <text:p>Warping constant </text:p>
            <text:p>Iw </text:p>
            <text:p>[×106 mm6]</text:p>
          </table:table-cell>
          <table:table-cell table:style-name="ce2" office:value-type="string" calcext:value-type="string">
            <text:p>Warping modulus </text:p>
            <text:p>Ww </text:p>
            <text:p>[×103 mm4]</text:p>
          </table:table-cell>
          <table:table-cell table:style-name="ce2" office:value-type="string" calcext:value-type="string">
            <text:p>Design plastic axial force resistance </text:p>
            <text:p>Npl,Rd </text:p>
            <text:p>[kN]</text:p>
          </table:table-cell>
          <table:table-cell table:style-name="ce2" office:value-type="string" calcext:value-type="string">
            <text:p>Design plastic shear force resistance z-z </text:p>
            <text:p>Vpl,Rd,z </text:p>
            <text:p>[kN]</text:p>
          </table:table-cell>
          <table:table-cell table:style-name="ce2" office:value-type="string" calcext:value-type="string">
            <text:p>Design plastic shear force resistance y-y </text:p>
            <text:p>Vpl,Rd,y </text:p>
            <text:p>[kN]</text:p>
          </table:table-cell>
          <table:table-cell table:style-name="ce2" office:value-type="string" calcext:value-type="string">
            <text:p>Design elastic bending moment resistance </text:p>
            <text:p>Mel,Rd,y </text:p>
            <text:p>[kNm]</text:p>
          </table:table-cell>
          <table:table-cell table:style-name="ce5" office:value-type="string" calcext:value-type="string">
            <text:p>Design plastic bending moment resistance </text:p>
            <text:p>Mpl,Rd,y </text:p>
            <text:p>[kNm]</text:p>
          </table:table-cell>
          <table:table-cell table:style-name="ce2" office:value-type="string" calcext:value-type="string">
            <text:p>Design elastic bending moment resistance </text:p>
            <text:p>Mel,Rd,z </text:p>
            <text:p>[kNm]</text:p>
          </table:table-cell>
          <table:table-cell table:style-name="ce2" office:value-type="string" calcext:value-type="string">
            <text:p>Design plastic bending moment resistance </text:p>
            <text:p>Mpl,Rd,z </text:p>
            <text:p>[kNm]</text:p>
          </table:table-cell>
          <table:table-cell table:style-name="ce2" office:value-type="string" calcext:value-type="string">
            <text:p>Buckling about major axis y-y</text:p>
          </table:table-cell>
          <table:table-cell table:style-name="ce2" office:value-type="string" calcext:value-type="string">
            <text:p>Buckling about minor axis z-z</text:p>
          </table:table-cell>
          <table:table-cell table:style-name="ce2" office:value-type="string" calcext:value-type="string">
            <text:p>Web in pure bending about major axis y-y</text:p>
          </table:table-cell>
          <table:table-cell table:style-name="ce2" office:value-type="string" calcext:value-type="string">
            <text:p>Web in pure uniform compression</text:p>
          </table:table-cell>
          <table:table-cell table:style-name="ce2" office:value-type="string" calcext:value-type="string">
            <text:p>Flanges in uniform compression due to axial force or bending moment</text:p>
          </table:table-cell>
        </table:table-row>
        <table:table-row table:style-name="ro1">
          <table:table-cell office:value-type="string" calcext:value-type="string">
            <text:p>HEA100</text:p>
          </table:table-cell>
          <table:table-cell office:value-type="string" calcext:value-type="string">
            <text:p><text:a xlink:href="https://eurocodeapplied.com/download/en1993/flanged-profile-dxf/HEA100" xlink:type="simple">dxf</text:a>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0.561" calcext:value-type="float">
            <text:p>0.561</text:p>
          </table:table-cell>
          <table:table-cell office:value-type="float" office:value="2124" calcext:value-type="float">
            <text:p>2124</text:p>
          </table:table-cell>
          <table:table-cell office:value-type="float" office:value="756" calcext:value-type="float">
            <text:p>756</text:p>
          </table:table-cell>
          <table:table-cell office:value-type="float" office:value="1600" calcext:value-type="float">
            <text:p>1600</text:p>
          </table:table-cell>
          <table:table-cell office:value-type="float" office:value="3.492" calcext:value-type="float">
            <text:p>3.492</text:p>
          </table:table-cell>
          <table:table-cell office:value-type="float" office:value="40.6" calcext:value-type="float">
            <text:p>40.6</text:p>
          </table:table-cell>
          <table:table-cell office:value-type="float" office:value="72.76" calcext:value-type="float">
            <text:p>72.76</text:p>
          </table:table-cell>
          <table:table-cell office:value-type="float" office:value="83.01" calcext:value-type="float">
            <text:p>83.01</text:p>
          </table:table-cell>
          <table:table-cell office:value-type="float" office:value="1.338" calcext:value-type="float">
            <text:p>1.338</text:p>
          </table:table-cell>
          <table:table-cell office:value-type="float" office:value="25.1" calcext:value-type="float">
            <text:p>25.1</text:p>
          </table:table-cell>
          <table:table-cell office:value-type="float" office:value="26.76" calcext:value-type="float">
            <text:p>26.76</text:p>
          </table:table-cell>
          <table:table-cell office:value-type="float" office:value="41.14" calcext:value-type="float">
            <text:p>41.14</text:p>
          </table:table-cell>
          <table:table-cell office:value-type="float" office:value="51.99" calcext:value-type="float">
            <text:p>51.99</text:p>
          </table:table-cell>
          <table:table-cell office:value-type="float" office:value="10.4" calcext:value-type="float">
            <text:p>10.4</text:p>
          </table:table-cell>
          <table:table-cell office:value-type="float" office:value="2475" calcext:value-type="float">
            <text:p>2475</text:p>
          </table:table-cell>
          <table:table-cell office:value-type="float" office:value="1143" calcext:value-type="float">
            <text:p>1143</text:p>
          </table:table-cell>
          <table:table-cell office:value-type="float" office:value="499.05" calcext:value-type="float">
            <text:p>499.05</text:p>
          </table:table-cell>
          <table:table-cell office:value-type="float" office:value="102.52" calcext:value-type="float">
            <text:p>102.52</text:p>
          </table:table-cell>
          <table:table-cell office:value-type="float" office:value="217.08" calcext:value-type="float">
            <text:p>217.08</text:p>
          </table:table-cell>
          <table:table-cell office:value-type="float" office:value="17.1" calcext:value-type="float">
            <text:p>17.1</text:p>
          </table:table-cell>
          <table:table-cell office:value-type="float" office:value="19.51" calcext:value-type="float">
            <text:p>19.51</text:p>
          </table:table-cell>
          <table:table-cell office:value-type="float" office:value="6.29" calcext:value-type="float">
            <text:p>6.29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20</text:p>
          </table:table-cell>
          <table:table-cell office:value-type="string" calcext:value-type="string">
            <text:p><text:a xlink:href="https://eurocodeapplied.com/download/en1993/flanged-profile-dxf/HEA120" xlink:type="simple">dxf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.9" calcext:value-type="float">
            <text:p>19.9</text:p>
          </table:table-cell>
          <table:table-cell office:value-type="float" office:value="0.677" calcext:value-type="float">
            <text:p>0.677</text:p>
          </table:table-cell>
          <table:table-cell office:value-type="float" office:value="2534" calcext:value-type="float">
            <text:p>2534</text:p>
          </table:table-cell>
          <table:table-cell office:value-type="float" office:value="846" calcext:value-type="float">
            <text:p>846</text:p>
          </table:table-cell>
          <table:table-cell office:value-type="float" office:value="1920" calcext:value-type="float">
            <text:p>1920</text:p>
          </table:table-cell>
          <table:table-cell office:value-type="float" office:value="6.062" calcext:value-type="float">
            <text:p>6.062</text:p>
          </table:table-cell>
          <table:table-cell office:value-type="float" office:value="48.9" calcext:value-type="float">
            <text:p>48.9</text:p>
          </table:table-cell>
          <table:table-cell office:value-type="float" office:value="106.3" calcext:value-type="float">
            <text:p>106.3</text:p>
          </table:table-cell>
          <table:table-cell office:value-type="float" office:value="119.5" calcext:value-type="float">
            <text:p>119.5</text:p>
          </table:table-cell>
          <table:table-cell office:value-type="float" office:value="2.309" calcext:value-type="float">
            <text:p>2.309</text:p>
          </table:table-cell>
          <table:table-cell office:value-type="float" office:value="30.2" calcext:value-type="float">
            <text:p>30.2</text:p>
          </table:table-cell>
          <table:table-cell office:value-type="float" office:value="38.48" calcext:value-type="float">
            <text:p>38.48</text:p>
          </table:table-cell>
          <table:table-cell office:value-type="float" office:value="58.85" calcext:value-type="float">
            <text:p>58.85</text:p>
          </table:table-cell>
          <table:table-cell office:value-type="float" office:value="59.57" calcext:value-type="float">
            <text:p>59.57</text:p>
          </table:table-cell>
          <table:table-cell office:value-type="float" office:value="11.91" calcext:value-type="float">
            <text:p>11.91</text:p>
          </table:table-cell>
          <table:table-cell office:value-type="float" office:value="6285" calcext:value-type="float">
            <text:p>6285</text:p>
          </table:table-cell>
          <table:table-cell office:value-type="float" office:value="1998" calcext:value-type="float">
            <text:p>1998</text:p>
          </table:table-cell>
          <table:table-cell office:value-type="float" office:value="595.4" calcext:value-type="float">
            <text:p>595.4</text:p>
          </table:table-cell>
          <table:table-cell office:value-type="float" office:value="114.73" calcext:value-type="float">
            <text:p>114.73</text:p>
          </table:table-cell>
          <table:table-cell office:value-type="float" office:value="260.5" calcext:value-type="float">
            <text:p>260.5</text:p>
          </table:table-cell>
          <table:table-cell office:value-type="float" office:value="24.99" calcext:value-type="float">
            <text:p>24.99</text:p>
          </table:table-cell>
          <table:table-cell office:value-type="float" office:value="28.08" calcext:value-type="float">
            <text:p>28.08</text:p>
          </table:table-cell>
          <table:table-cell office:value-type="float" office:value="9.04" calcext:value-type="float">
            <text:p>9.04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40</text:p>
          </table:table-cell>
          <table:table-cell office:value-type="string" calcext:value-type="string">
            <text:p><text:a xlink:href="https://eurocodeapplied.com/download/en1993/flanged-profile-dxf/HEA140" xlink:type="simple">dxf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4.7" calcext:value-type="float">
            <text:p>24.7</text:p>
          </table:table-cell>
          <table:table-cell office:value-type="float" office:value="0.794" calcext:value-type="float">
            <text:p>0.794</text:p>
          </table:table-cell>
          <table:table-cell office:value-type="float" office:value="3142" calcext:value-type="float">
            <text:p>3142</text:p>
          </table:table-cell>
          <table:table-cell office:value-type="float" office:value="1012" calcext:value-type="float">
            <text:p>1012</text:p>
          </table:table-cell>
          <table:table-cell office:value-type="float" office:value="2380" calcext:value-type="float">
            <text:p>2380</text:p>
          </table:table-cell>
          <table:table-cell office:value-type="float" office:value="10.33" calcext:value-type="float">
            <text:p>10.33</text:p>
          </table:table-cell>
          <table:table-cell office:value-type="float" office:value="57.3" calcext:value-type="float">
            <text:p>57.3</text:p>
          </table:table-cell>
          <table:table-cell office:value-type="float" office:value="155.4" calcext:value-type="float">
            <text:p>155.4</text:p>
          </table:table-cell>
          <table:table-cell office:value-type="float" office:value="173.5" calcext:value-type="float">
            <text:p>173.5</text:p>
          </table:table-cell>
          <table:table-cell office:value-type="float" office:value="3.893" calcext:value-type="float">
            <text:p>3.893</text:p>
          </table:table-cell>
          <table:table-cell office:value-type="float" office:value="35.2" calcext:value-type="float">
            <text:p>35.2</text:p>
          </table:table-cell>
          <table:table-cell office:value-type="float" office:value="55.62" calcext:value-type="float">
            <text:p>55.62</text:p>
          </table:table-cell>
          <table:table-cell office:value-type="float" office:value="84.85" calcext:value-type="float">
            <text:p>84.85</text:p>
          </table:table-cell>
          <table:table-cell office:value-type="float" office:value="80.32" calcext:value-type="float">
            <text:p>80.32</text:p>
          </table:table-cell>
          <table:table-cell office:value-type="float" office:value="14.6" calcext:value-type="float">
            <text:p>14.6</text:p>
          </table:table-cell>
          <table:table-cell office:value-type="float" office:value="14729" calcext:value-type="float">
            <text:p>14729</text:p>
          </table:table-cell>
          <table:table-cell office:value-type="float" office:value="3409" calcext:value-type="float">
            <text:p>3409</text:p>
          </table:table-cell>
          <table:table-cell office:value-type="float" office:value="738.28" calcext:value-type="float">
            <text:p>738.28</text:p>
          </table:table-cell>
          <table:table-cell office:value-type="float" office:value="137.35" calcext:value-type="float">
            <text:p>137.35</text:p>
          </table:table-cell>
          <table:table-cell office:value-type="float" office:value="322.91" calcext:value-type="float">
            <text:p>322.91</text:p>
          </table:table-cell>
          <table:table-cell office:value-type="float" office:value="36.51" calcext:value-type="float">
            <text:p>36.51</text:p>
          </table:table-cell>
          <table:table-cell office:value-type="float" office:value="40.77" calcext:value-type="float">
            <text:p>40.77</text:p>
          </table:table-cell>
          <table:table-cell office:value-type="float" office:value="13.07" calcext:value-type="float">
            <text:p>13.07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60</text:p>
          </table:table-cell>
          <table:table-cell office:value-type="string" calcext:value-type="string">
            <text:p><text:a xlink:href="https://eurocodeapplied.com/download/en1993/flanged-profile-dxf/HEA160" xlink:type="simple">dxf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.4" calcext:value-type="float">
            <text:p>30.4</text:p>
          </table:table-cell>
          <table:table-cell office:value-type="float" office:value="0.906" calcext:value-type="float">
            <text:p>0.906</text:p>
          </table:table-cell>
          <table:table-cell office:value-type="float" office:value="3877" calcext:value-type="float">
            <text:p>3877</text:p>
          </table:table-cell>
          <table:table-cell office:value-type="float" office:value="1321" calcext:value-type="float">
            <text:p>1321</text:p>
          </table:table-cell>
          <table:table-cell office:value-type="float" office:value="2880" calcext:value-type="float">
            <text:p>2880</text:p>
          </table:table-cell>
          <table:table-cell office:value-type="float" office:value="16.73" calcext:value-type="float">
            <text:p>16.73</text:p>
          </table:table-cell>
          <table:table-cell office:value-type="float" office:value="65.7" calcext:value-type="float">
            <text:p>65.7</text:p>
          </table:table-cell>
          <table:table-cell office:value-type="float" office:value="220.1" calcext:value-type="float">
            <text:p>220.1</text:p>
          </table:table-cell>
          <table:table-cell office:value-type="float" office:value="245.1" calcext:value-type="float">
            <text:p>245.1</text:p>
          </table:table-cell>
          <table:table-cell office:value-type="float" office:value="6.156" calcext:value-type="float">
            <text:p>6.156</text:p>
          </table:table-cell>
          <table:table-cell office:value-type="float" office:value="39.8" calcext:value-type="float">
            <text:p>39.8</text:p>
          </table:table-cell>
          <table:table-cell office:value-type="float" office:value="76.95" calcext:value-type="float">
            <text:p>76.95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4" calcext:value-type="float">
            <text:p>118.4</text:p>
          </table:table-cell>
          <table:table-cell office:value-type="float" office:value="19.73" calcext:value-type="float">
            <text:p>19.73</text:p>
          </table:table-cell>
          <table:table-cell office:value-type="float" office:value="30615" calcext:value-type="float">
            <text:p>30615</text:p>
          </table:table-cell>
          <table:table-cell office:value-type="float" office:value="5404" calcext:value-type="float">
            <text:p>5404</text:p>
          </table:table-cell>
          <table:table-cell office:value-type="float" office:value="911.13" calcext:value-type="float">
            <text:p>911.13</text:p>
          </table:table-cell>
          <table:table-cell office:value-type="float" office:value="179.25" calcext:value-type="float">
            <text:p>179.25</text:p>
          </table:table-cell>
          <table:table-cell office:value-type="float" office:value="390.75" calcext:value-type="float">
            <text:p>390.75</text:p>
          </table:table-cell>
          <table:table-cell office:value-type="float" office:value="51.73" calcext:value-type="float">
            <text:p>51.73</text:p>
          </table:table-cell>
          <table:table-cell office:value-type="float" office:value="57.61" calcext:value-type="float">
            <text:p>57.61</text:p>
          </table:table-cell>
          <table:table-cell office:value-type="float" office:value="18.08" calcext:value-type="float">
            <text:p>18.08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80</text:p>
          </table:table-cell>
          <table:table-cell office:value-type="string" calcext:value-type="string">
            <text:p><text:a xlink:href="https://eurocodeapplied.com/download/en1993/flanged-profile-dxf/HEA180" xlink:type="simple">dxf</text:a>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35.5" calcext:value-type="float">
            <text:p>35.5</text:p>
          </table:table-cell>
          <table:table-cell office:value-type="float" office:value="1.024" calcext:value-type="float">
            <text:p>1.024</text:p>
          </table:table-cell>
          <table:table-cell office:value-type="float" office:value="4525" calcext:value-type="float">
            <text:p>4525</text:p>
          </table:table-cell>
          <table:table-cell office:value-type="float" office:value="1447" calcext:value-type="float">
            <text:p>1447</text:p>
          </table:table-cell>
          <table:table-cell office:value-type="float" office:value="3420" calcext:value-type="float">
            <text:p>3420</text:p>
          </table:table-cell>
          <table:table-cell office:value-type="float" office:value="25.1" calcext:value-type="float">
            <text:p>25.1</text:p>
          </table:table-cell>
          <table:table-cell office:value-type="float" office:value="74.5" calcext:value-type="float">
            <text:p>74.5</text:p>
          </table:table-cell>
          <table:table-cell office:value-type="float" office:value="293.6" calcext:value-type="float">
            <text:p>293.6</text:p>
          </table:table-cell>
          <table:table-cell office:value-type="float" office:value="324.9" calcext:value-type="float">
            <text:p>324.9</text:p>
          </table:table-cell>
          <table:table-cell office:value-type="float" office:value="9.246" calcext:value-type="float">
            <text:p>9.246</text:p>
          </table:table-cell>
          <table:table-cell office:value-type="float" office:value="45.2" calcext:value-type="float">
            <text:p>45.2</text:p>
          </table:table-cell>
          <table:table-cell office:value-type="float" office:value="102.7" calcext:value-type="float">
            <text:p>102.7</text:p>
          </table:table-cell>
          <table:table-cell office:value-type="float" office:value="156.5" calcext:value-type="float">
            <text:p>156.5</text:p>
          </table:table-cell>
          <table:table-cell office:value-type="float" office:value="146.6" calcext:value-type="float">
            <text:p>146.6</text:p>
          </table:table-cell>
          <table:table-cell office:value-type="float" office:value="24.43" calcext:value-type="float">
            <text:p>24.43</text:p>
          </table:table-cell>
          <table:table-cell office:value-type="float" office:value="59014" calcext:value-type="float">
            <text:p>59014</text:p>
          </table:table-cell>
          <table:table-cell office:value-type="float" office:value="8182" calcext:value-type="float">
            <text:p>8182</text:p>
          </table:table-cell>
          <table:table-cell office:value-type="float" office:value="1063.41" calcext:value-type="float">
            <text:p>1063.41</text:p>
          </table:table-cell>
          <table:table-cell office:value-type="float" office:value="196.34" calcext:value-type="float">
            <text:p>196.34</text:p>
          </table:table-cell>
          <table:table-cell office:value-type="float" office:value="464.02" calcext:value-type="float">
            <text:p>464.02</text:p>
          </table:table-cell>
          <table:table-cell office:value-type="float" office:value="69" calcext:value-type="float">
            <text:p>69</text:p>
          </table:table-cell>
          <table:table-cell office:value-type="float" office:value="76.34" calcext:value-type="float">
            <text:p>76.34</text:p>
          </table:table-cell>
          <table:table-cell office:value-type="float" office:value="24.14" calcext:value-type="float">
            <text:p>24.14</text:p>
          </table:table-cell>
          <table:table-cell office:value-type="float" office:value="36.78" calcext:value-type="float">
            <text:p>36.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00</text:p>
          </table:table-cell>
          <table:table-cell office:value-type="string" calcext:value-type="string">
            <text:p><text:a xlink:href="https://eurocodeapplied.com/download/en1993/flanged-profile-dxf/HEA200" xlink:type="simple">dxf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.3" calcext:value-type="float">
            <text:p>42.3</text:p>
          </table:table-cell>
          <table:table-cell office:value-type="float" office:value="1.136" calcext:value-type="float">
            <text:p>1.136</text:p>
          </table:table-cell>
          <table:table-cell office:value-type="float" office:value="5383" calcext:value-type="float">
            <text:p>5383</text:p>
          </table:table-cell>
          <table:table-cell office:value-type="float" office:value="1808" calcext:value-type="float">
            <text:p>1808</text:p>
          </table:table-cell>
          <table:table-cell office:value-type="float" office:value="4000" calcext:value-type="float">
            <text:p>4000</text:p>
          </table:table-cell>
          <table:table-cell office:value-type="float" office:value="36.92" calcext:value-type="float">
            <text:p>36.92</text:p>
          </table:table-cell>
          <table:table-cell office:value-type="float" office:value="82.8" calcext:value-type="float">
            <text:p>82.8</text:p>
          </table:table-cell>
          <table:table-cell office:value-type="float" office:value="388.6" calcext:value-type="float">
            <text:p>388.6</text:p>
          </table:table-cell>
          <table:table-cell office:value-type="float" office:value="429.5" calcext:value-type="float">
            <text:p>429.5</text:p>
          </table:table-cell>
          <table:table-cell office:value-type="float" office:value="13.36" calcext:value-type="float">
            <text:p>13.36</text:p>
          </table:table-cell>
          <table:table-cell office:value-type="float" office:value="49.8" calcext:value-type="float">
            <text:p>49.8</text:p>
          </table:table-cell>
          <table:table-cell office:value-type="float" office:value="133.6" calcext:value-type="float">
            <text:p>133.6</text:p>
          </table:table-cell>
          <table:table-cell office:value-type="float" office:value="203.8" calcext:value-type="float">
            <text:p>203.8</text:p>
          </table:table-cell>
          <table:table-cell office:value-type="float" office:value="204.3" calcext:value-type="float">
            <text:p>204.3</text:p>
          </table:table-cell>
          <table:table-cell office:value-type="float" office:value="31.43" calcext:value-type="float">
            <text:p>31.43</text:p>
          </table:table-cell>
          <table:table-cell office:value-type="float" office:value="105580" calcext:value-type="float">
            <text:p>105580</text:p>
          </table:table-cell>
          <table:table-cell office:value-type="float" office:value="11830" calcext:value-type="float">
            <text:p>11830</text:p>
          </table:table-cell>
          <table:table-cell office:value-type="float" office:value="1265.03" calcext:value-type="float">
            <text:p>1265.03</text:p>
          </table:table-cell>
          <table:table-cell office:value-type="float" office:value="245.32" calcext:value-type="float">
            <text:p>245.32</text:p>
          </table:table-cell>
          <table:table-cell office:value-type="float" office:value="542.71" calcext:value-type="float">
            <text:p>542.71</text:p>
          </table:table-cell>
          <table:table-cell office:value-type="float" office:value="91.33" calcext:value-type="float">
            <text:p>91.33</text:p>
          </table:table-cell>
          <table:table-cell office:value-type="float" office:value="100.93" calcext:value-type="float">
            <text:p>100.93</text:p>
          </table:table-cell>
          <table:table-cell office:value-type="float" office:value="31.38" calcext:value-type="float">
            <text:p>31.38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20</text:p>
          </table:table-cell>
          <table:table-cell office:value-type="string" calcext:value-type="string">
            <text:p><text:a xlink:href="https://eurocodeapplied.com/download/en1993/flanged-profile-dxf/HEA220" xlink:type="simple">dxf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0.5" calcext:value-type="float">
            <text:p>50.5</text:p>
          </table:table-cell>
          <table:table-cell office:value-type="float" office:value="1.255" calcext:value-type="float">
            <text:p>1.255</text:p>
          </table:table-cell>
          <table:table-cell office:value-type="float" office:value="6434" calcext:value-type="float">
            <text:p>6434</text:p>
          </table:table-cell>
          <table:table-cell office:value-type="float" office:value="2067" calcext:value-type="float">
            <text:p>2067</text:p>
          </table:table-cell>
          <table:table-cell office:value-type="float" office:value="4840" calcext:value-type="float">
            <text:p>4840</text:p>
          </table:table-cell>
          <table:table-cell office:value-type="float" office:value="54.1" calcext:value-type="float">
            <text:p>54.1</text:p>
          </table:table-cell>
          <table:table-cell office:value-type="float" office:value="91.7" calcext:value-type="float">
            <text:p>91.7</text:p>
          </table:table-cell>
          <table:table-cell office:value-type="float" office:value="515.2" calcext:value-type="float">
            <text:p>515.2</text:p>
          </table:table-cell>
          <table:table-cell office:value-type="float" office:value="568.5" calcext:value-type="float">
            <text:p>568.5</text:p>
          </table:table-cell>
          <table:table-cell office:value-type="float" office:value="19.55" calcext:value-type="float">
            <text:p>19.55</text:p>
          </table:table-cell>
          <table:table-cell office:value-type="float" office:value="55.1" calcext:value-type="float">
            <text:p>55.1</text:p>
          </table:table-cell>
          <table:table-cell office:value-type="float" office:value="177.7" calcext:value-type="float">
            <text:p>177.7</text:p>
          </table:table-cell>
          <table:table-cell office:value-type="float" office:value="270.6" calcext:value-type="float">
            <text:p>270.6</text:p>
          </table:table-cell>
          <table:table-cell office:value-type="float" office:value="280.9" calcext:value-type="float">
            <text:p>280.9</text:p>
          </table:table-cell>
          <table:table-cell office:value-type="float" office:value="40.13" calcext:value-type="float">
            <text:p>40.13</text:p>
          </table:table-cell>
          <table:table-cell office:value-type="float" office:value="189610" calcext:value-type="float">
            <text:p>189610</text:p>
          </table:table-cell>
          <table:table-cell office:value-type="float" office:value="17440" calcext:value-type="float">
            <text:p>17440</text:p>
          </table:table-cell>
          <table:table-cell office:value-type="float" office:value="1512.02" calcext:value-type="float">
            <text:p>1512.02</text:p>
          </table:table-cell>
          <table:table-cell office:value-type="float" office:value="280.46" calcext:value-type="float">
            <text:p>280.46</text:p>
          </table:table-cell>
          <table:table-cell office:value-type="float" office:value="656.68" calcext:value-type="float">
            <text:p>656.68</text:p>
          </table:table-cell>
          <table:table-cell office:value-type="float" office:value="121.07" calcext:value-type="float">
            <text:p>121.07</text:p>
          </table:table-cell>
          <table:table-cell office:value-type="float" office:value="133.59" calcext:value-type="float">
            <text:p>133.59</text:p>
          </table:table-cell>
          <table:table-cell office:value-type="float" office:value="41.76" calcext:value-type="float">
            <text:p>41.76</text:p>
          </table:table-cell>
          <table:table-cell office:value-type="float" office:value="63.59" calcext:value-type="float">
            <text:p>63.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40</text:p>
          </table:table-cell>
          <table:table-cell office:value-type="string" calcext:value-type="string">
            <text:p><text:a xlink:href="https://eurocodeapplied.com/download/en1993/flanged-profile-dxf/HEA240" xlink:type="simple">dxf</text:a>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0.3" calcext:value-type="float">
            <text:p>60.3</text:p>
          </table:table-cell>
          <table:table-cell office:value-type="float" office:value="1.369" calcext:value-type="float">
            <text:p>1.369</text:p>
          </table:table-cell>
          <table:table-cell office:value-type="float" office:value="7684" calcext:value-type="float">
            <text:p>7684</text:p>
          </table:table-cell>
          <table:table-cell office:value-type="float" office:value="2518" calcext:value-type="float">
            <text:p>2518</text:p>
          </table:table-cell>
          <table:table-cell office:value-type="float" office:value="5760" calcext:value-type="float">
            <text:p>5760</text:p>
          </table:table-cell>
          <table:table-cell office:value-type="float" office:value="77.63" calcext:value-type="float">
            <text:p>77.63</text:p>
          </table:table-cell>
          <table:table-cell office:value-type="float" office:value="100.5" calcext:value-type="float">
            <text:p>100.5</text:p>
          </table:table-cell>
          <table:table-cell office:value-type="float" office:value="675.1" calcext:value-type="float">
            <text:p>675.1</text:p>
          </table:table-cell>
          <table:table-cell office:value-type="float" office:value="744.6" calcext:value-type="float">
            <text:p>744.6</text:p>
          </table:table-cell>
          <table:table-cell office:value-type="float" office:value="27.69" calcext:value-type="float">
            <text:p>27.69</text:p>
          </table:table-cell>
          <table:table-cell office:value-type="float" office:value="60" calcext:value-type="float">
            <text:p>60</text:p>
          </table:table-cell>
          <table:table-cell office:value-type="float" office:value="230.7" calcext:value-type="float">
            <text:p>230.7</text:p>
          </table:table-cell>
          <table:table-cell office:value-type="float" office:value="351.7" calcext:value-type="float">
            <text:p>351.7</text:p>
          </table:table-cell>
          <table:table-cell office:value-type="float" office:value="410.3" calcext:value-type="float">
            <text:p>410.3</text:p>
          </table:table-cell>
          <table:table-cell office:value-type="float" office:value="54.71" calcext:value-type="float">
            <text:p>54.71</text:p>
          </table:table-cell>
          <table:table-cell office:value-type="float" office:value="321640" calcext:value-type="float">
            <text:p>321640</text:p>
          </table:table-cell>
          <table:table-cell office:value-type="float" office:value="24780" calcext:value-type="float">
            <text:p>24780</text:p>
          </table:table-cell>
          <table:table-cell office:value-type="float" office:value="1805.64" calcext:value-type="float">
            <text:p>1805.64</text:p>
          </table:table-cell>
          <table:table-cell office:value-type="float" office:value="341.58" calcext:value-type="float">
            <text:p>341.58</text:p>
          </table:table-cell>
          <table:table-cell office:value-type="float" office:value="781.5" calcext:value-type="float">
            <text:p>781.5</text:p>
          </table:table-cell>
          <table:table-cell office:value-type="float" office:value="158.64" calcext:value-type="float">
            <text:p>158.64</text:p>
          </table:table-cell>
          <table:table-cell office:value-type="float" office:value="174.99" calcext:value-type="float">
            <text:p>174.99</text:p>
          </table:table-cell>
          <table:table-cell office:value-type="float" office:value="54.22" calcext:value-type="float">
            <text:p>54.22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60</text:p>
          </table:table-cell>
          <table:table-cell office:value-type="string" calcext:value-type="string">
            <text:p><text:a xlink:href="https://eurocodeapplied.com/download/en1993/flanged-profile-dxf/HEA260" xlink:type="simple">dxf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.5" calcext:value-type="float">
            <text:p>7.5</text:p>
          </table:table-cell>
          <table:table-cell office:value-type="float" office:value="12.5" calcext:value-type="float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68.2" calcext:value-type="float">
            <text:p>68.2</text:p>
          </table:table-cell>
          <table:table-cell office:value-type="float" office:value="1.484" calcext:value-type="float">
            <text:p>1.484</text:p>
          </table:table-cell>
          <table:table-cell office:value-type="float" office:value="8682" calcext:value-type="float">
            <text:p>8682</text:p>
          </table:table-cell>
          <table:table-cell office:value-type="float" office:value="2876" calcext:value-type="float">
            <text:p>2876</text:p>
          </table:table-cell>
          <table:table-cell office:value-type="float" office:value="6500" calcext:value-type="float">
            <text:p>6500</text:p>
          </table:table-cell>
          <table:table-cell office:value-type="float" office:value="104.5" calcext:value-type="float">
            <text:p>104.5</text:p>
          </table:table-cell>
          <table:table-cell office:value-type="float" office:value="109.7" calcext:value-type="float">
            <text:p>109.7</text:p>
          </table:table-cell>
          <table:table-cell office:value-type="float" office:value="836.4" calcext:value-type="float">
            <text:p>836.4</text:p>
          </table:table-cell>
          <table:table-cell office:value-type="float" office:value="919.8" calcext:value-type="float">
            <text:p>919.8</text:p>
          </table:table-cell>
          <table:table-cell office:value-type="float" office:value="36.68" calcext:value-type="float">
            <text:p>36.68</text:p>
          </table:table-cell>
          <table:table-cell office:value-type="float" office:value="65" calcext:value-type="float">
            <text:p>65</text:p>
          </table:table-cell>
          <table:table-cell office:value-type="float" office:value="282.1" calcext:value-type="float">
            <text:p>282.1</text:p>
          </table:table-cell>
          <table:table-cell office:value-type="float" office:value="430.2" calcext:value-type="float">
            <text:p>430.2</text:p>
          </table:table-cell>
          <table:table-cell office:value-type="float" office:value="520" calcext:value-type="float">
            <text:p>520</text:p>
          </table:table-cell>
          <table:table-cell office:value-type="float" office:value="69.33" calcext:value-type="float">
            <text:p>69.33</text:p>
          </table:table-cell>
          <table:table-cell office:value-type="float" office:value="504990" calcext:value-type="float">
            <text:p>504990</text:p>
          </table:table-cell>
          <table:table-cell office:value-type="float" office:value="32980" calcext:value-type="float">
            <text:p>32980</text:p>
          </table:table-cell>
          <table:table-cell office:value-type="float" office:value="2040.26" calcext:value-type="float">
            <text:p>2040.26</text:p>
          </table:table-cell>
          <table:table-cell office:value-type="float" office:value="390.17" calcext:value-type="float">
            <text:p>390.17</text:p>
          </table:table-cell>
          <table:table-cell office:value-type="float" office:value="881.9" calcext:value-type="float">
            <text:p>881.9</text:p>
          </table:table-cell>
          <table:table-cell office:value-type="float" office:value="196.55" calcext:value-type="float">
            <text:p>196.55</text:p>
          </table:table-cell>
          <table:table-cell office:value-type="float" office:value="216.15" calcext:value-type="float">
            <text:p>216.15</text:p>
          </table:table-cell>
          <table:table-cell office:value-type="float" office:value="66.3" calcext:value-type="float">
            <text:p>66.3</text:p>
          </table:table-cell>
          <table:table-cell office:value-type="float" office:value="101.09" calcext:value-type="float">
            <text:p>101.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280</text:p>
          </table:table-cell>
          <table:table-cell office:value-type="string" calcext:value-type="string">
            <text:p><text:a xlink:href="https://eurocodeapplied.com/download/en1993/flanged-profile-dxf/HEA280" xlink:type="simple">dxf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6.4" calcext:value-type="float">
            <text:p>76.4</text:p>
          </table:table-cell>
          <table:table-cell office:value-type="float" office:value="1.603" calcext:value-type="float">
            <text:p>1.603</text:p>
          </table:table-cell>
          <table:table-cell office:value-type="float" office:value="9726" calcext:value-type="float">
            <text:p>9726</text:p>
          </table:table-cell>
          <table:table-cell office:value-type="float" office:value="3174" calcext:value-type="float">
            <text:p>3174</text:p>
          </table:table-cell>
          <table:table-cell office:value-type="float" office:value="7280" calcext:value-type="float">
            <text:p>7280</text:p>
          </table:table-cell>
          <table:table-cell office:value-type="float" office:value="136.7" calcext:value-type="float">
            <text:p>136.7</text:p>
          </table:table-cell>
          <table:table-cell office:value-type="float" office:value="118.6" calcext:value-type="float">
            <text:p>118.6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float" office:value="47.63" calcext:value-type="float">
            <text:p>47.63</text:p>
          </table:table-cell>
          <table:table-cell office:value-type="float" office:value="70" calcext:value-type="float">
            <text:p>70</text:p>
          </table:table-cell>
          <table:table-cell office:value-type="float" office:value="340.2" calcext:value-type="float">
            <text:p>340.2</text:p>
          </table:table-cell>
          <table:table-cell office:value-type="float" office:value="518.1" calcext:value-type="float">
            <text:p>518.1</text:p>
          </table:table-cell>
          <table:table-cell office:value-type="float" office:value="613.9" calcext:value-type="float">
            <text:p>613.9</text:p>
          </table:table-cell>
          <table:table-cell office:value-type="float" office:value="76.74" calcext:value-type="float">
            <text:p>76.74</text:p>
          </table:table-cell>
          <table:table-cell office:value-type="float" office:value="770140" calcext:value-type="float">
            <text:p>770140</text:p>
          </table:table-cell>
          <table:table-cell office:value-type="float" office:value="43120" calcext:value-type="float">
            <text:p>43120</text:p>
          </table:table-cell>
          <table:table-cell office:value-type="float" office:value="2285.71" calcext:value-type="float">
            <text:p>2285.71</text:p>
          </table:table-cell>
          <table:table-cell office:value-type="float" office:value="430.7" calcext:value-type="float">
            <text:p>430.7</text:p>
          </table:table-cell>
          <table:table-cell office:value-type="float" office:value="987.73" calcext:value-type="float">
            <text:p>987.73</text:p>
          </table:table-cell>
          <table:table-cell office:value-type="float" office:value="238.02" calcext:value-type="float">
            <text:p>238.02</text:p>
          </table:table-cell>
          <table:table-cell office:value-type="float" office:value="261.37" calcext:value-type="float">
            <text:p>261.37</text:p>
          </table:table-cell>
          <table:table-cell office:value-type="float" office:value="79.94" calcext:value-type="float">
            <text:p>79.94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00</text:p>
          </table:table-cell>
          <table:table-cell office:value-type="string" calcext:value-type="string">
            <text:p><text:a xlink:href="https://eurocodeapplied.com/download/en1993/flanged-profile-dxf/HEA300" xlink:type="simple">dxf</text:a>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8.3" calcext:value-type="float">
            <text:p>88.3</text:p>
          </table:table-cell>
          <table:table-cell office:value-type="float" office:value="1.717" calcext:value-type="float">
            <text:p>1.717</text:p>
          </table:table-cell>
          <table:table-cell office:value-type="float" office:value="11253" calcext:value-type="float">
            <text:p>11253</text:p>
          </table:table-cell>
          <table:table-cell office:value-type="float" office:value="3728" calcext:value-type="float">
            <text:p>3728</text:p>
          </table:table-cell>
          <table:table-cell office:value-type="float" office:value="8400" calcext:value-type="float">
            <text:p>8400</text:p>
          </table:table-cell>
          <table:table-cell office:value-type="float" office:value="182.6" calcext:value-type="float">
            <text:p>182.6</text:p>
          </table:table-cell>
          <table:table-cell office:value-type="float" office:value="127.4" calcext:value-type="float">
            <text:p>127.4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float" office:value="63.1" calcext:value-type="float">
            <text:p>63.1</text:p>
          </table:table-cell>
          <table:table-cell office:value-type="float" office:value="74.9" calcext:value-type="float">
            <text:p>74.9</text:p>
          </table:table-cell>
          <table:table-cell office:value-type="float" office:value="420.6" calcext:value-type="float">
            <text:p>420.6</text:p>
          </table:table-cell>
          <table:table-cell office:value-type="float" office:value="641.2" calcext:value-type="float">
            <text:p>641.2</text:p>
          </table:table-cell>
          <table:table-cell office:value-type="float" office:value="842.4" calcext:value-type="float">
            <text:p>842.4</text:p>
          </table:table-cell>
          <table:table-cell office:value-type="float" office:value="99.11" calcext:value-type="float">
            <text:p>99.11</text:p>
          </table:table-cell>
          <table:table-cell office:value-type="float" office:value="1174700" calcext:value-type="float">
            <text:p>1174700</text:p>
          </table:table-cell>
          <table:table-cell office:value-type="float" office:value="57190" calcext:value-type="float">
            <text:p>57190</text:p>
          </table:table-cell>
          <table:table-cell office:value-type="float" office:value="2644.4" calcext:value-type="float">
            <text:p>2644.4</text:p>
          </table:table-cell>
          <table:table-cell office:value-type="float" office:value="505.78" calcext:value-type="float">
            <text:p>505.78</text:p>
          </table:table-cell>
          <table:table-cell office:value-type="float" office:value="1139.69" calcext:value-type="float">
            <text:p>1139.69</text:p>
          </table:table-cell>
          <table:table-cell office:value-type="float" office:value="295.99" calcext:value-type="float">
            <text:p>295.99</text:p>
          </table:table-cell>
          <table:table-cell office:value-type="float" office:value="325.07" calcext:value-type="float">
            <text:p>325.07</text:p>
          </table:table-cell>
          <table:table-cell office:value-type="float" office:value="98.85" calcext:value-type="float">
            <text:p>98.85</text:p>
          </table:table-cell>
          <table:table-cell office:value-type="float" office:value="150.67" calcext:value-type="float">
            <text:p>150.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20</text:p>
          </table:table-cell>
          <table:table-cell office:value-type="string" calcext:value-type="string">
            <text:p><text:a xlink:href="https://eurocodeapplied.com/download/en1993/flanged-profile-dxf/HEA320" xlink:type="simple">dxf</text:a>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27" calcext:value-type="float">
            <text:p>27</text:p>
          </table:table-cell>
          <table:table-cell office:value-type="float" office:value="97.6" calcext:value-type="float">
            <text:p>97.6</text:p>
          </table:table-cell>
          <table:table-cell office:value-type="float" office:value="1.756" calcext:value-type="float">
            <text:p>1.756</text:p>
          </table:table-cell>
          <table:table-cell office:value-type="float" office:value="12437" calcext:value-type="float">
            <text:p>12437</text:p>
          </table:table-cell>
          <table:table-cell office:value-type="float" office:value="4113" calcext:value-type="float">
            <text:p>4113</text:p>
          </table:table-cell>
          <table:table-cell office:value-type="float" office:value="9300" calcext:value-type="float">
            <text:p>9300</text:p>
          </table:table-cell>
          <table:table-cell office:value-type="float" office:value="229.3" calcext:value-type="float">
            <text:p>229.3</text:p>
          </table:table-cell>
          <table:table-cell office:value-type="float" office:value="135.8" calcext:value-type="float">
            <text:p>135.8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float" office:value="69.85" calcext:value-type="float">
            <text:p>69.85</text:p>
          </table:table-cell>
          <table:table-cell office:value-type="float" office:value="74.9" calcext:value-type="float">
            <text:p>74.9</text:p>
          </table:table-cell>
          <table:table-cell office:value-type="float" office:value="465.7" calcext:value-type="float">
            <text:p>465.7</text:p>
          </table:table-cell>
          <table:table-cell office:value-type="float" office:value="709.7" calcext:value-type="float">
            <text:p>709.7</text:p>
          </table:table-cell>
          <table:table-cell office:value-type="float" office:value="1088" calcext:value-type="float">
            <text:p>1088</text:p>
          </table:table-cell>
          <table:table-cell office:value-type="float" office:value="120.9" calcext:value-type="float">
            <text:p>120.9</text:p>
          </table:table-cell>
          <table:table-cell office:value-type="float" office:value="1482600" calcext:value-type="float">
            <text:p>1482600</text:p>
          </table:table-cell>
          <table:table-cell office:value-type="float" office:value="67640" calcext:value-type="float">
            <text:p>67640</text:p>
          </table:table-cell>
          <table:table-cell office:value-type="float" office:value="2922.64" calcext:value-type="float">
            <text:p>2922.64</text:p>
          </table:table-cell>
          <table:table-cell office:value-type="float" office:value="558.08" calcext:value-type="float">
            <text:p>558.08</text:p>
          </table:table-cell>
          <table:table-cell office:value-type="float" office:value="1261.8" calcext:value-type="float">
            <text:p>1261.8</text:p>
          </table:table-cell>
          <table:table-cell office:value-type="float" office:value="347.63" calcext:value-type="float">
            <text:p>347.63</text:p>
          </table:table-cell>
          <table:table-cell office:value-type="float" office:value="382.6" calcext:value-type="float">
            <text:p>382.6</text:p>
          </table:table-cell>
          <table:table-cell office:value-type="float" office:value="109.44" calcext:value-type="float">
            <text:p>109.44</text:p>
          </table:table-cell>
          <table:table-cell office:value-type="float" office:value="166.79" calcext:value-type="float">
            <text:p>166.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40</text:p>
          </table:table-cell>
          <table:table-cell office:value-type="string" calcext:value-type="string">
            <text:p><text:a xlink:href="https://eurocodeapplied.com/download/en1993/flanged-profile-dxf/HEA340" xlink:type="simple">dxf</text:a>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9.5" calcext:value-type="float">
            <text:p>9.5</text:p>
          </table:table-cell>
          <table:table-cell office:value-type="float" office:value="16.5" calcext:value-type="float">
            <text:p>16.5</text:p>
          </table:table-cell>
          <table:table-cell office:value-type="float" office:value="27" calcext:value-type="float">
            <text:p>27</text:p>
          </table:table-cell>
          <table:table-cell office:value-type="float" office:value="104.8" calcext:value-type="float">
            <text:p>104.8</text:p>
          </table:table-cell>
          <table:table-cell office:value-type="float" office:value="1.795" calcext:value-type="float">
            <text:p>1.795</text:p>
          </table:table-cell>
          <table:table-cell office:value-type="float" office:value="13347" calcext:value-type="float">
            <text:p>13347</text:p>
          </table:table-cell>
          <table:table-cell office:value-type="float" office:value="4495" calcext:value-type="float">
            <text:p>4495</text:p>
          </table:table-cell>
          <table:table-cell office:value-type="float" office:value="9900" calcext:value-type="float">
            <text:p>9900</text:p>
          </table:table-cell>
          <table:table-cell office:value-type="float" office:value="276.9" calcext:value-type="float">
            <text:p>276.9</text:p>
          </table:table-cell>
          <table:table-cell office:value-type="float" office:value="144" calcext:value-type="float">
            <text:p>144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float" office:value="74.36" calcext:value-type="float">
            <text:p>74.36</text:p>
          </table:table-cell>
          <table:table-cell office:value-type="float" office:value="74.6" calcext:value-type="float">
            <text:p>74.6</text:p>
          </table:table-cell>
          <table:table-cell office:value-type="float" office:value="495.7" calcext:value-type="float">
            <text:p>495.7</text:p>
          </table:table-cell>
          <table:table-cell office:value-type="float" office:value="755.9" calcext:value-type="float">
            <text:p>755.9</text:p>
          </table:table-cell>
          <table:table-cell office:value-type="float" office:value="1287" calcext:value-type="float">
            <text:p>1287</text:p>
          </table:table-cell>
          <table:table-cell office:value-type="float" office:value="135.5" calcext:value-type="float">
            <text:p>135.5</text:p>
          </table:table-cell>
          <table:table-cell office:value-type="float" office:value="1790200" calcext:value-type="float">
            <text:p>1790200</text:p>
          </table:table-cell>
          <table:table-cell office:value-type="float" office:value="76670" calcext:value-type="float">
            <text:p>76670</text:p>
          </table:table-cell>
          <table:table-cell office:value-type="float" office:value="3136.61" calcext:value-type="float">
            <text:p>3136.61</text:p>
          </table:table-cell>
          <table:table-cell office:value-type="float" office:value="609.87" calcext:value-type="float">
            <text:p>609.87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394.42" calcext:value-type="float">
            <text:p>394.42</text:p>
          </table:table-cell>
          <table:table-cell office:value-type="float" office:value="434.86" calcext:value-type="float">
            <text:p>434.86</text:p>
          </table:table-cell>
          <table:table-cell office:value-type="float" office:value="116.5" calcext:value-type="float">
            <text:p>116.5</text:p>
          </table:table-cell>
          <table:table-cell office:value-type="float" office:value="177.65" calcext:value-type="float">
            <text:p>177.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360</text:p>
          </table:table-cell>
          <table:table-cell office:value-type="string" calcext:value-type="string">
            <text:p><text:a xlink:href="https://eurocodeapplied.com/download/en1993/flanged-profile-dxf/HEA360" xlink:type="simple">dxf</text:a>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27" calcext:value-type="float">
            <text:p>27</text:p>
          </table:table-cell>
          <table:table-cell office:value-type="float" office:value="112.1" calcext:value-type="float">
            <text:p>112.1</text:p>
          </table:table-cell>
          <table:table-cell office:value-type="float" office:value="1.834" calcext:value-type="float">
            <text:p>1.834</text:p>
          </table:table-cell>
          <table:table-cell office:value-type="float" office:value="14276" calcext:value-type="float">
            <text:p>14276</text:p>
          </table:table-cell>
          <table:table-cell office:value-type="float" office:value="4896" calcext:value-type="float">
            <text:p>4896</text:p>
          </table:table-cell>
          <table:table-cell office:value-type="float" office:value="10500" calcext:value-type="float">
            <text:p>10500</text:p>
          </table:table-cell>
          <table:table-cell office:value-type="float" office:value="330.9" calcext:value-type="float">
            <text:p>330.9</text:p>
          </table:table-cell>
          <table:table-cell office:value-type="float" office:value="152.2" calcext:value-type="float">
            <text:p>152.2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float" office:value="78.87" calcext:value-type="float">
            <text:p>78.87</text:p>
          </table:table-cell>
          <table:table-cell office:value-type="float" office:value="74.3" calcext:value-type="float">
            <text:p>74.3</text:p>
          </table:table-cell>
          <table:table-cell office:value-type="float" office:value="525.8" calcext:value-type="float">
            <text:p>525.8</text:p>
          </table:table-cell>
          <table:table-cell office:value-type="float" office:value="802.3" calcext:value-type="float">
            <text:p>802.3</text:p>
          </table:table-cell>
          <table:table-cell office:value-type="float" office:value="1510" calcext:value-type="float">
            <text:p>1510</text:p>
          </table:table-cell>
          <table:table-cell office:value-type="float" office:value="151" calcext:value-type="float">
            <text:p>151</text:p>
          </table:table-cell>
          <table:table-cell office:value-type="float" office:value="2137700" calcext:value-type="float">
            <text:p>2137700</text:p>
          </table:table-cell>
          <table:table-cell office:value-type="float" office:value="86300" calcext:value-type="float">
            <text:p>86300</text:p>
          </table:table-cell>
          <table:table-cell office:value-type="float" office:value="3354.81" calcext:value-type="float">
            <text:p>3354.81</text:p>
          </table:table-cell>
          <table:table-cell office:value-type="float" office:value="664.25" calcext:value-type="float">
            <text:p>664.25</text:p>
          </table:table-cell>
          <table:table-cell office:value-type="float" office:value="1424.61" calcext:value-type="float">
            <text:p>1424.61</text:p>
          </table:table-cell>
          <table:table-cell office:value-type="float" office:value="444.35" calcext:value-type="float">
            <text:p>444.35</text:p>
          </table:table-cell>
          <table:table-cell office:value-type="float" office:value="490.79" calcext:value-type="float">
            <text:p>490.79</text:p>
          </table:table-cell>
          <table:table-cell office:value-type="float" office:value="123.56" calcext:value-type="float">
            <text:p>123.56</text:p>
          </table:table-cell>
          <table:table-cell office:value-type="float" office:value="188.54" calcext:value-type="float">
            <text:p>188.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400</text:p>
          </table:table-cell>
          <table:table-cell office:value-type="string" calcext:value-type="string">
            <text:p><text:a xlink:href="https://eurocodeapplied.com/download/en1993/flanged-profile-dxf/HEA400" xlink:type="simple">dxf</text:a>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4.8" calcext:value-type="float">
            <text:p>124.8</text:p>
          </table:table-cell>
          <table:table-cell office:value-type="float" office:value="1.912" calcext:value-type="float">
            <text:p>1.912</text:p>
          </table:table-cell>
          <table:table-cell office:value-type="float" office:value="15898" calcext:value-type="float">
            <text:p>15898</text:p>
          </table:table-cell>
          <table:table-cell office:value-type="float" office:value="5733" calcext:value-type="float">
            <text:p>5733</text:p>
          </table:table-cell>
          <table:table-cell office:value-type="float" office:value="11400" calcext:value-type="float">
            <text:p>11400</text:p>
          </table:table-cell>
          <table:table-cell office:value-type="float" office:value="450.7" calcext:value-type="float">
            <text:p>450.7</text:p>
          </table:table-cell>
          <table:table-cell office:value-type="float" office:value="168.4" calcext:value-type="float">
            <text:p>168.4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float" office:value="85.64" calcext:value-type="float">
            <text:p>85.64</text:p>
          </table:table-cell>
          <table:table-cell office:value-type="float" office:value="73.4" calcext:value-type="float">
            <text:p>73.4</text:p>
          </table:table-cell>
          <table:table-cell office:value-type="float" office:value="570.9" calcext:value-type="float">
            <text:p>570.9</text:p>
          </table:table-cell>
          <table:table-cell office:value-type="float" office:value="872.9" calcext:value-type="float">
            <text:p>872.9</text:p>
          </table:table-cell>
          <table:table-cell office:value-type="float" office:value="1914" calcext:value-type="float">
            <text:p>1914</text:p>
          </table:table-cell>
          <table:table-cell office:value-type="float" office:value="174" calcext:value-type="float">
            <text:p>174</text:p>
          </table:table-cell>
          <table:table-cell office:value-type="float" office:value="2893600" calcext:value-type="float">
            <text:p>28936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3735.98" calcext:value-type="float">
            <text:p>3735.98</text:p>
          </table:table-cell>
          <table:table-cell office:value-type="float" office:value="777.81" calcext:value-type="float">
            <text:p>777.81</text:p>
          </table:table-cell>
          <table:table-cell office:value-type="float" office:value="1546.72" calcext:value-type="float">
            <text:p>1546.7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02.02" calcext:value-type="float">
            <text:p>602.02</text:p>
          </table:table-cell>
          <table:table-cell office:value-type="float" office:value="134.17" calcext:value-type="float">
            <text:p>134.17</text:p>
          </table:table-cell>
          <table:table-cell office:value-type="float" office:value="205.12" calcext:value-type="float">
            <text:p>205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450</text:p>
          </table:table-cell>
          <table:table-cell office:value-type="string" calcext:value-type="string">
            <text:p><text:a xlink:href="https://eurocodeapplied.com/download/en1993/flanged-profile-dxf/HEA450" xlink:type="simple">dxf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39.8" calcext:value-type="float">
            <text:p>139.8</text:p>
          </table:table-cell>
          <table:table-cell office:value-type="float" office:value="2.011" calcext:value-type="float">
            <text:p>2.011</text:p>
          </table:table-cell>
          <table:table-cell office:value-type="float" office:value="17803" calcext:value-type="float">
            <text:p>17803</text:p>
          </table:table-cell>
          <table:table-cell office:value-type="float" office:value="6578" calcext:value-type="float">
            <text:p>6578</text:p>
          </table:table-cell>
          <table:table-cell office:value-type="float" office:value="12600" calcext:value-type="float">
            <text:p>12600</text:p>
          </table:table-cell>
          <table:table-cell office:value-type="float" office:value="637.2" calcext:value-type="float">
            <text:p>637.2</text:p>
          </table:table-cell>
          <table:table-cell office:value-type="float" office:value="189.2" calcext:value-type="float">
            <text:p>189.2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float" office:value="94.65" calcext:value-type="float">
            <text:p>94.65</text:p>
          </table:table-cell>
          <table:table-cell office:value-type="float" office:value="72.9" calcext:value-type="float">
            <text:p>72.9</text:p>
          </table:table-cell>
          <table:table-cell office:value-type="float" office:value="631" calcext:value-type="float">
            <text:p>631</text:p>
          </table:table-cell>
          <table:table-cell office:value-type="float" office:value="965.5" calcext:value-type="float">
            <text:p>965.5</text:p>
          </table:table-cell>
          <table:table-cell office:value-type="float" office:value="2491" calcext:value-type="float">
            <text:p>2491</text:p>
          </table:table-cell>
          <table:table-cell office:value-type="float" office:value="216.6" calcext:value-type="float">
            <text:p>216.6</text:p>
          </table:table-cell>
          <table:table-cell office:value-type="float" office:value="4087200" calcext:value-type="float">
            <text:p>4087200</text:p>
          </table:table-cell>
          <table:table-cell office:value-type="float" office:value="130800" calcext:value-type="float">
            <text:p>130800</text:p>
          </table:table-cell>
          <table:table-cell office:value-type="float" office:value="4183.65" calcext:value-type="float">
            <text:p>4183.65</text:p>
          </table:table-cell>
          <table:table-cell office:value-type="float" office:value="892.52" calcext:value-type="float">
            <text:p>892.52</text:p>
          </table:table-cell>
          <table:table-cell office:value-type="float" office:value="1709.53" calcext:value-type="float">
            <text:p>1709.53</text:p>
          </table:table-cell>
          <table:table-cell office:value-type="float" office:value="680.66" calcext:value-type="float">
            <text:p>680.66</text:p>
          </table:table-cell>
          <table:table-cell office:value-type="float" office:value="755.73" calcext:value-type="float">
            <text:p>755.73</text:p>
          </table:table-cell>
          <table:table-cell office:value-type="float" office:value="148.29" calcext:value-type="float">
            <text:p>148.29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500</text:p>
          </table:table-cell>
          <table:table-cell office:value-type="string" calcext:value-type="string">
            <text:p><text:a xlink:href="https://eurocodeapplied.com/download/en1993/flanged-profile-dxf/HEA500" xlink:type="simple">dxf</text:a>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5.1" calcext:value-type="float">
            <text:p>155.1</text:p>
          </table:table-cell>
          <table:table-cell office:value-type="float" office:value="2.11" calcext:value-type="float">
            <text:p>2.11</text:p>
          </table:table-cell>
          <table:table-cell office:value-type="float" office:value="19754" calcext:value-type="float">
            <text:p>19754</text:p>
          </table:table-cell>
          <table:table-cell office:value-type="float" office:value="7472" calcext:value-type="float">
            <text:p>7472</text:p>
          </table:table-cell>
          <table:table-cell office:value-type="float" office:value="13800" calcext:value-type="float">
            <text:p>13800</text:p>
          </table:table-cell>
          <table:table-cell office:value-type="float" office:value="869.7" calcext:value-type="float">
            <text:p>869.7</text:p>
          </table:table-cell>
          <table:table-cell office:value-type="float" office:value="209.8" calcext:value-type="float">
            <text:p>209.8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float" office:value="103.7" calcext:value-type="float">
            <text:p>103.7</text:p>
          </table:table-cell>
          <table:table-cell office:value-type="float" office:value="72.4" calcext:value-type="float">
            <text:p>72.4</text:p>
          </table:table-cell>
          <table:table-cell office:value-type="float" office:value="691.1" calcext:value-type="float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float" office:value="3177" calcext:value-type="float">
            <text:p>3177</text:p>
          </table:table-cell>
          <table:table-cell office:value-type="float" office:value="264.8" calcext:value-type="float">
            <text:p>264.8</text:p>
          </table:table-cell>
          <table:table-cell office:value-type="float" office:value="5569200" calcext:value-type="float">
            <text:p>5569200</text:p>
          </table:table-cell>
          <table:table-cell office:value-type="float" office:value="159800" calcext:value-type="float">
            <text:p>159800</text:p>
          </table:table-cell>
          <table:table-cell office:value-type="float" office:value="4642.14" calcext:value-type="float">
            <text:p>4642.14</text:p>
          </table:table-cell>
          <table:table-cell office:value-type="float" office:value="1013.75" calcext:value-type="float">
            <text:p>1013.75</text:p>
          </table:table-cell>
          <table:table-cell office:value-type="float" office:value="1872.35" calcext:value-type="float">
            <text:p>1872.35</text:p>
          </table:table-cell>
          <table:table-cell office:value-type="float" office:value="834.25" calcext:value-type="float">
            <text:p>834.25</text:p>
          </table:table-cell>
          <table:table-cell office:value-type="float" office:value="927.98" calcext:value-type="float">
            <text:p>927.98</text:p>
          </table:table-cell>
          <table:table-cell office:value-type="float" office:value="162.42" calcext:value-type="float">
            <text:p>162.42</text:p>
          </table:table-cell>
          <table:table-cell office:value-type="float" office:value="248.75" calcext:value-type="float">
            <text:p>248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550</text:p>
          </table:table-cell>
          <table:table-cell office:value-type="string" calcext:value-type="string">
            <text:p><text:a xlink:href="https://eurocodeapplied.com/download/en1993/flanged-profile-dxf/HEA550" xlink:type="simple">dxf</text:a>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66.2" calcext:value-type="float">
            <text:p>166.2</text:p>
          </table:table-cell>
          <table:table-cell office:value-type="float" office:value="2.209" calcext:value-type="float">
            <text:p>2.209</text:p>
          </table:table-cell>
          <table:table-cell office:value-type="float" office:value="21176" calcext:value-type="float">
            <text:p>21176</text:p>
          </table:table-cell>
          <table:table-cell office:value-type="float" office:value="8372" calcext:value-type="float">
            <text:p>8372</text:p>
          </table:table-cell>
          <table:table-cell office:value-type="float" office:value="14400" calcext:value-type="float">
            <text:p>14400</text:p>
          </table:table-cell>
          <table:table-cell office:value-type="float" office:value="1119" calcext:value-type="float">
            <text:p>1119</text:p>
          </table:table-cell>
          <table:table-cell office:value-type="float" office:value="229.9" calcext:value-type="float">
            <text:p>229.9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float" office:value="108.2" calcext:value-type="float">
            <text:p>108.2</text:p>
          </table:table-cell>
          <table:table-cell office:value-type="float" office:value="71.5" calcext:value-type="float">
            <text:p>71.5</text:p>
          </table:table-cell>
          <table:table-cell office:value-type="float" office:value="721.3" calcext:value-type="float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float" office:value="3606" calcext:value-type="float">
            <text:p>3606</text:p>
          </table:table-cell>
          <table:table-cell office:value-type="float" office:value="288.5" calcext:value-type="float">
            <text:p>288.5</text:p>
          </table:table-cell>
          <table:table-cell office:value-type="float" office:value="7103100" calcext:value-type="float">
            <text:p>7103100</text:p>
          </table:table-cell>
          <table:table-cell office:value-type="float" office:value="184400" calcext:value-type="float">
            <text:p>184400</text:p>
          </table:table-cell>
          <table:table-cell office:value-type="float" office:value="4976.31" calcext:value-type="float">
            <text:p>4976.31</text:p>
          </table:table-cell>
          <table:table-cell office:value-type="float" office:value="1135.86" calcext:value-type="float">
            <text:p>1135.86</text:p>
          </table:table-cell>
          <table:table-cell office:value-type="float" office:value="1953.75" calcext:value-type="float">
            <text:p>1953.75</text:p>
          </table:table-cell>
          <table:table-cell office:value-type="float" office:value="974.22" calcext:value-type="float">
            <text:p>974.22</text:p>
          </table:table-cell>
          <table:table-cell office:value-type="float" office:value="1086.13" calcext:value-type="float">
            <text:p>1086.13</text:p>
          </table:table-cell>
          <table:table-cell office:value-type="float" office:value="169.5" calcext:value-type="float">
            <text:p>169.5</text:p>
          </table:table-cell>
          <table:table-cell office:value-type="float" office:value="260.12" calcext:value-type="float">
            <text:p>260.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600</text:p>
          </table:table-cell>
          <table:table-cell office:value-type="string" calcext:value-type="string">
            <text:p><text:a xlink:href="https://eurocodeapplied.com/download/en1993/flanged-profile-dxf/HEA600" xlink:type="simple">dxf</text:a>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77.8" calcext:value-type="float">
            <text:p>177.8</text:p>
          </table:table-cell>
          <table:table-cell office:value-type="float" office:value="2.308" calcext:value-type="float">
            <text:p>2.308</text:p>
          </table:table-cell>
          <table:table-cell office:value-type="float" office:value="22646" calcext:value-type="float">
            <text:p>22646</text:p>
          </table:table-cell>
          <table:table-cell office:value-type="float" office:value="9321" calcext:value-type="float">
            <text:p>9321</text:p>
          </table:table-cell>
          <table:table-cell office:value-type="float" office:value="15000" calcext:value-type="float">
            <text:p>15000</text:p>
          </table:table-cell>
          <table:table-cell office:value-type="float" office:value="1412" calcext:value-type="float">
            <text:p>1412</text:p>
          </table:table-cell>
          <table:table-cell office:value-type="float" office:value="249.7" calcext:value-type="float">
            <text:p>249.7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float" office:value="112.7" calcext:value-type="float">
            <text:p>112.7</text:p>
          </table:table-cell>
          <table:table-cell office:value-type="float" office:value="70.5" calcext:value-type="float">
            <text:p>70.5</text:p>
          </table:table-cell>
          <table:table-cell office:value-type="float" office:value="751.4" calcext:value-type="float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float" office:value="4075" calcext:value-type="float">
            <text:p>4075</text:p>
          </table:table-cell>
          <table:table-cell office:value-type="float" office:value="313.5" calcext:value-type="float">
            <text:p>313.5</text:p>
          </table:table-cell>
          <table:table-cell office:value-type="float" office:value="8879600" calcext:value-type="float">
            <text:p>8879600</text:p>
          </table:table-cell>
          <table:table-cell office:value-type="float" office:value="210500" calcext:value-type="float">
            <text:p>210500</text:p>
          </table:table-cell>
          <table:table-cell office:value-type="float" office:value="5321.76" calcext:value-type="float">
            <text:p>5321.76</text:p>
          </table:table-cell>
          <table:table-cell office:value-type="float" office:value="1264.62" calcext:value-type="float">
            <text:p>1264.62</text:p>
          </table:table-cell>
          <table:table-cell office:value-type="float" office:value="2035.16" calcext:value-type="float">
            <text:p>2035.16</text:p>
          </table:table-cell>
          <table:table-cell office:value-type="float" office:value="1124.88" calcext:value-type="float">
            <text:p>1124.88</text:p>
          </table:table-cell>
          <table:table-cell office:value-type="float" office:value="1257.34" calcext:value-type="float">
            <text:p>1257.34</text:p>
          </table:table-cell>
          <table:table-cell office:value-type="float" office:value="176.58" calcext:value-type="float">
            <text:p>176.58</text:p>
          </table:table-cell>
          <table:table-cell office:value-type="float" office:value="271.58" calcext:value-type="float">
            <text:p>271.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650</text:p>
          </table:table-cell>
          <table:table-cell office:value-type="string" calcext:value-type="string">
            <text:p><text:a xlink:href="https://eurocodeapplied.com/download/en1993/flanged-profile-dxf/HEA650" xlink:type="simple">dxf</text:a>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9.7" calcext:value-type="float">
            <text:p>189.7</text:p>
          </table:table-cell>
          <table:table-cell office:value-type="float" office:value="2.407" calcext:value-type="float">
            <text:p>2.407</text:p>
          </table:table-cell>
          <table:table-cell office:value-type="float" office:value="24164" calcext:value-type="float">
            <text:p>24164</text:p>
          </table:table-cell>
          <table:table-cell office:value-type="float" office:value="10319" calcext:value-type="float">
            <text:p>10319</text:p>
          </table:table-cell>
          <table:table-cell office:value-type="float" office:value="15600" calcext:value-type="float">
            <text:p>15600</text:p>
          </table:table-cell>
          <table:table-cell office:value-type="float" office:value="1752" calcext:value-type="float">
            <text:p>1752</text:p>
          </table:table-cell>
          <table:table-cell office:value-type="float" office:value="269.3" calcext:value-type="float">
            <text:p>269.3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float" office:value="117.2" calcext:value-type="float">
            <text:p>117.2</text:p>
          </table:table-cell>
          <table:table-cell office:value-type="float" office:value="69.7" calcext:value-type="float">
            <text:p>69.7</text:p>
          </table:table-cell>
          <table:table-cell office:value-type="float" office:value="781.6" calcext:value-type="float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float" office:value="4586" calcext:value-type="float">
            <text:p>4586</text:p>
          </table:table-cell>
          <table:table-cell office:value-type="float" office:value="339.7" calcext:value-type="float">
            <text:p>339.7</text:p>
          </table:table-cell>
          <table:table-cell office:value-type="float" office:value="10915000" calcext:value-type="float">
            <text:p>1091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5678.49" calcext:value-type="float">
            <text:p>5678.49</text:p>
          </table:table-cell>
          <table:table-cell office:value-type="float" office:value="1400.02" calcext:value-type="float">
            <text:p>1400.02</text:p>
          </table:table-cell>
          <table:table-cell office:value-type="float" office:value="2116.57" calcext:value-type="float">
            <text:p>2116.57</text:p>
          </table:table-cell>
          <table:table-cell office:value-type="float" office:value="1286.47" calcext:value-type="float">
            <text:p>1286.47</text:p>
          </table:table-cell>
          <table:table-cell office:value-type="float" office:value="1442.03" calcext:value-type="float">
            <text:p>1442.03</text:p>
          </table:table-cell>
          <table:table-cell office:value-type="float" office:value="183.67" calcext:value-type="float">
            <text:p>183.67</text:p>
          </table:table-cell>
          <table:table-cell office:value-type="float" office:value="283.13" calcext:value-type="float">
            <text:p>283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700</text:p>
          </table:table-cell>
          <table:table-cell office:value-type="string" calcext:value-type="string">
            <text:p><text:a xlink:href="https://eurocodeapplied.com/download/en1993/flanged-profile-dxf/HEA700" xlink:type="simple">dxf</text:a>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4.5" calcext:value-type="float">
            <text:p>204.5</text:p>
          </table:table-cell>
          <table:table-cell office:value-type="float" office:value="2.505" calcext:value-type="float">
            <text:p>2.505</text:p>
          </table:table-cell>
          <table:table-cell office:value-type="float" office:value="26048" calcext:value-type="float">
            <text:p>26048</text:p>
          </table:table-cell>
          <table:table-cell office:value-type="float" office:value="11697" calcext:value-type="float">
            <text:p>11697</text:p>
          </table:table-cell>
          <table:table-cell office:value-type="float" office:value="16200" calcext:value-type="float">
            <text:p>16200</text:p>
          </table:table-cell>
          <table:table-cell office:value-type="float" office:value="2153" calcext:value-type="float">
            <text:p>2153</text:p>
          </table:table-cell>
          <table:table-cell office:value-type="float" office:value="287.5" calcext:value-type="float">
            <text:p>287.5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float" office:value="121.8" calcext:value-type="float">
            <text:p>121.8</text:p>
          </table:table-cell>
          <table:table-cell office:value-type="float" office:value="68.4" calcext:value-type="float">
            <text:p>68.4</text:p>
          </table:table-cell>
          <table:table-cell office:value-type="float" office:value="811.9" calcext:value-type="float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float" office:value="5228" calcext:value-type="float">
            <text:p>5228</text:p>
          </table:table-cell>
          <table:table-cell office:value-type="float" office:value="360.6" calcext:value-type="float">
            <text:p>360.6</text:p>
          </table:table-cell>
          <table:table-cell office:value-type="float" office:value="13223000" calcext:value-type="float">
            <text:p>13223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587.06" calcext:value-type="float">
            <text:p>1587.06</text:p>
          </table:table-cell>
          <table:table-cell office:value-type="float" office:value="2197.97" calcext:value-type="float">
            <text:p>2197.97</text:p>
          </table:table-cell>
          <table:table-cell office:value-type="float" office:value="1466.55" calcext:value-type="float">
            <text:p>1466.55</text:p>
          </table:table-cell>
          <table:table-cell office:value-type="float" office:value="1652.48" calcext:value-type="float">
            <text:p>1652.48</text:p>
          </table:table-cell>
          <table:table-cell office:value-type="float" office:value="190.8" calcext:value-type="float">
            <text:p>190.8</text:p>
          </table:table-cell>
          <table:table-cell office:value-type="float" office:value="295.33" calcext:value-type="float">
            <text:p>295.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800</text:p>
          </table:table-cell>
          <table:table-cell office:value-type="string" calcext:value-type="string">
            <text:p><text:a xlink:href="https://eurocodeapplied.com/download/en1993/flanged-profile-dxf/HEA800" xlink:type="simple">dxf</text:a>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4.4" calcext:value-type="float">
            <text:p>224.4</text:p>
          </table:table-cell>
          <table:table-cell office:value-type="float" office:value="2.698" calcext:value-type="float">
            <text:p>2.698</text:p>
          </table:table-cell>
          <table:table-cell office:value-type="float" office:value="28583" calcext:value-type="float">
            <text:p>28583</text:p>
          </table:table-cell>
          <table:table-cell office:value-type="float" office:value="13883" calcext:value-type="float">
            <text:p>13883</text:p>
          </table:table-cell>
          <table:table-cell office:value-type="float" office:value="16800" calcext:value-type="float">
            <text:p>16800</text:p>
          </table:table-cell>
          <table:table-cell office:value-type="float" office:value="3034" calcext:value-type="float">
            <text:p>3034</text:p>
          </table:table-cell>
          <table:table-cell office:value-type="float" office:value="325.8" calcext:value-type="float">
            <text:p>325.8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float" office:value="126.4" calcext:value-type="float">
            <text:p>126.4</text:p>
          </table:table-cell>
          <table:table-cell office:value-type="float" office:value="66.5" calcext:value-type="float">
            <text:p>66.5</text:p>
          </table:table-cell>
          <table:table-cell office:value-type="float" office:value="842.6" calcext:value-type="float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float" office:value="6096" calcext:value-type="float">
            <text:p>6096</text:p>
          </table:table-cell>
          <table:table-cell office:value-type="float" office:value="406.4" calcext:value-type="float">
            <text:p>406.4</text:p>
          </table:table-cell>
          <table:table-cell office:value-type="float" office:value="18113000" calcext:value-type="float">
            <text:p>18113000</text:p>
          </table:table-cell>
          <table:table-cell office:value-type="float" office:value="318200" calcext:value-type="float">
            <text:p>318200</text:p>
          </table:table-cell>
          <table:table-cell office:value-type="float" office:value="6716.9" calcext:value-type="float">
            <text:p>6716.9</text:p>
          </table:table-cell>
          <table:table-cell office:value-type="float" office:value="1883.55" calcext:value-type="float">
            <text:p>1883.55</text:p>
          </table:table-cell>
          <table:table-cell office:value-type="float" office:value="2279.38" calcext:value-type="float">
            <text:p>2279.38</text:p>
          </table:table-cell>
          <table:table-cell office:value-type="float" office:value="1805.29" calcext:value-type="float">
            <text:p>1805.29</text:p>
          </table:table-cell>
          <table:table-cell office:value-type="float" office:value="2044.38" calcext:value-type="float">
            <text:p>2044.38</text:p>
          </table:table-cell>
          <table:table-cell office:value-type="float" office:value="198.01" calcext:value-type="float">
            <text:p>198.01</text:p>
          </table:table-cell>
          <table:table-cell office:value-type="float" office:value="308.38" calcext:value-type="float">
            <text:p>308.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900</text:p>
          </table:table-cell>
          <table:table-cell office:value-type="string" calcext:value-type="string">
            <text:p><text:a xlink:href="https://eurocodeapplied.com/download/en1993/flanged-profile-dxf/HEA900" xlink:type="simple">dxf</text:a>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1.6" calcext:value-type="float">
            <text:p>251.6</text:p>
          </table:table-cell>
          <table:table-cell office:value-type="float" office:value="2.896" calcext:value-type="float">
            <text:p>2.896</text:p>
          </table:table-cell>
          <table:table-cell office:value-type="float" office:value="32053" calcext:value-type="float">
            <text:p>32053</text:p>
          </table:table-cell>
          <table:table-cell office:value-type="float" office:value="16333" calcext:value-type="float">
            <text:p>16333</text:p>
          </table:table-cell>
          <table:table-cell office:value-type="float" office:value="18000" calcext:value-type="float">
            <text:p>18000</text:p>
          </table:table-cell>
          <table:table-cell office:value-type="float" office:value="4221" calcext:value-type="float">
            <text:p>4221</text:p>
          </table:table-cell>
          <table:table-cell office:value-type="float" office:value="362.9" calcext:value-type="float">
            <text:p>362.9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float" office:value="135.5" calcext:value-type="float">
            <text:p>135.5</text:p>
          </table:table-cell>
          <table:table-cell office:value-type="float" office:value="65" calcext:value-type="float">
            <text:p>65</text:p>
          </table:table-cell>
          <table:table-cell office:value-type="float" office:value="903.2" calcext:value-type="float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float" office:value="7510" calcext:value-type="float">
            <text:p>7510</text:p>
          </table:table-cell>
          <table:table-cell office:value-type="float" office:value="469.4" calcext:value-type="float">
            <text:p>469.4</text:p>
          </table:table-cell>
          <table:table-cell office:value-type="float" office:value="24748000" calcext:value-type="float">
            <text:p>24748000</text:p>
          </table:table-cell>
          <table:table-cell office:value-type="float" office:value="385100" calcext:value-type="float">
            <text:p>385100</text:p>
          </table:table-cell>
          <table:table-cell office:value-type="float" office:value="7532.35" calcext:value-type="float">
            <text:p>7532.35</text:p>
          </table:table-cell>
          <table:table-cell office:value-type="float" office:value="2215.96" calcext:value-type="float">
            <text:p>2215.96</text:p>
          </table:table-cell>
          <table:table-cell office:value-type="float" office:value="2442.19" calcext:value-type="float">
            <text:p>2442.19</text:p>
          </table:table-cell>
          <table:table-cell office:value-type="float" office:value="2228.94" calcext:value-type="float">
            <text:p>2228.94</text:p>
          </table:table-cell>
          <table:table-cell office:value-type="float" office:value="2540.59" calcext:value-type="float">
            <text:p>2540.59</text:p>
          </table:table-cell>
          <table:table-cell office:value-type="float" office:value="212.24" calcext:value-type="float">
            <text:p>212.24</text:p>
          </table:table-cell>
          <table:table-cell office:value-type="float" office:value="332.4" calcext:value-type="float">
            <text:p>332.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1000</text:p>
          </table:table-cell>
          <table:table-cell office:value-type="string" calcext:value-type="string">
            <text:p><text:a xlink:href="https://eurocodeapplied.com/download/en1993/flanged-profile-dxf/HEA1000" xlink:type="simple">dxf</text:a>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float" office:value="16.5" calcext:value-type="float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2.3" calcext:value-type="float">
            <text:p>272.3</text:p>
          </table:table-cell>
          <table:table-cell office:value-type="float" office:value="3.095" calcext:value-type="float">
            <text:p>3.095</text:p>
          </table:table-cell>
          <table:table-cell office:value-type="float" office:value="34685" calcext:value-type="float">
            <text:p>34685</text:p>
          </table:table-cell>
          <table:table-cell office:value-type="float" office:value="18456" calcext:value-type="float">
            <text:p>18456</text:p>
          </table:table-cell>
          <table:table-cell office:value-type="float" office:value="18600" calcext:value-type="float">
            <text:p>18600</text:p>
          </table:table-cell>
          <table:table-cell office:value-type="float" office:value="5538" calcext:value-type="float">
            <text:p>5538</text:p>
          </table:table-cell>
          <table:table-cell office:value-type="float" office:value="399.6" calcext:value-type="float">
            <text:p>399.6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float" office:value="140" calcext:value-type="float">
            <text:p>140</text:p>
          </table:table-cell>
          <table:table-cell office:value-type="float" office:value="63.5" calcext:value-type="float">
            <text:p>63.5</text:p>
          </table:table-cell>
          <table:table-cell office:value-type="float" office:value="933.6" calcext:value-type="float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float" office:value="8373" calcext:value-type="float">
            <text:p>8373</text:p>
          </table:table-cell>
          <table:table-cell office:value-type="float" office:value="507.5" calcext:value-type="float">
            <text:p>507.5</text:p>
          </table:table-cell>
          <table:table-cell office:value-type="float" office:value="31834000" calcext:value-type="float">
            <text:p>31834000</text:p>
          </table:table-cell>
          <table:table-cell office:value-type="float" office:value="444100" calcext:value-type="float">
            <text:p>444100</text:p>
          </table:table-cell>
          <table:table-cell office:value-type="float" office:value="8150.87" calcext:value-type="float">
            <text:p>8150.87</text:p>
          </table:table-cell>
          <table:table-cell office:value-type="float" office:value="2504.07" calcext:value-type="float">
            <text:p>2504.07</text:p>
          </table:table-cell>
          <table:table-cell office:value-type="float" office:value="2523.6" calcext:value-type="float">
            <text:p>2523.6</text:p>
          </table:table-cell>
          <table:table-cell office:value-type="float" office:value="2629.37" calcext:value-type="float">
            <text:p>2629.37</text:p>
          </table:table-cell>
          <table:table-cell office:value-type="float" office:value="3013.73" calcext:value-type="float">
            <text:p>3013.73</text:p>
          </table:table-cell>
          <table:table-cell office:value-type="float" office:value="219.4" calcext:value-type="float">
            <text:p>219.4</text:p>
          </table:table-cell>
          <table:table-cell office:value-type="float" office:value="345.38" calcext:value-type="float">
            <text:p>345.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80</text:p>
          </table:table-cell>
          <table:table-cell office:value-type="string" calcext:value-type="string">
            <text:p><text:a xlink:href="https://eurocodeapplied.com/download/en1993/flanged-profile-dxf/IPE80" xlink:type="simple">dxf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28" calcext:value-type="float">
            <text:p>0.328</text:p>
          </table:table-cell>
          <table:table-cell office:value-type="float" office:value="764" calcext:value-type="float">
            <text:p>764</text:p>
          </table:table-cell>
          <table:table-cell office:value-type="float" office:value="358" calcext:value-type="float">
            <text:p>358</text:p>
          </table:table-cell>
          <table:table-cell office:value-type="float" office:value="478" calcext:value-type="float">
            <text:p>478</text:p>
          </table:table-cell>
          <table:table-cell office:value-type="float" office:value="0.8014" calcext:value-type="float">
            <text:p>0.8014</text:p>
          </table:table-cell>
          <table:table-cell office:value-type="float" office:value="32.4" calcext:value-type="float">
            <text:p>32.4</text:p>
          </table:table-cell>
          <table:table-cell office:value-type="float" office:value="20.03" calcext:value-type="float">
            <text:p>20.03</text:p>
          </table:table-cell>
          <table:table-cell office:value-type="float" office:value="23.22" calcext:value-type="float">
            <text:p>23.22</text:p>
          </table:table-cell>
          <table:table-cell office:value-type="float" office:value="0.08489" calcext:value-type="float">
            <text:p>0.08489</text:p>
          </table:table-cell>
          <table:table-cell office:value-type="float" office:value="10.5" calcext:value-type="float">
            <text:p>10.5</text:p>
          </table:table-cell>
          <table:table-cell office:value-type="float" office:value="3.691" calcext:value-type="float">
            <text:p>3.691</text:p>
          </table:table-cell>
          <table:table-cell office:value-type="float" office:value="5.818" calcext:value-type="float">
            <text:p>5.818</text:p>
          </table:table-cell>
          <table:table-cell office:value-type="float" office:value="6.727" calcext:value-type="float">
            <text:p>6.727</text:p>
          </table:table-cell>
          <table:table-cell office:value-type="float" office:value="1.77" calcext:value-type="float">
            <text:p>1.77</text:p>
          </table:table-cell>
          <table:table-cell office:value-type="float" office:value="115.1" calcext:value-type="float">
            <text:p>115.1</text:p>
          </table:table-cell>
          <table:table-cell office:value-type="float" office:value="135.2" calcext:value-type="float">
            <text:p>135.2</text:p>
          </table:table-cell>
          <table:table-cell office:value-type="float" office:value="179.62" calcext:value-type="float">
            <text:p>179.62</text:p>
          </table:table-cell>
          <table:table-cell office:value-type="float" office:value="48.53" calcext:value-type="float">
            <text:p>48.53</text:p>
          </table:table-cell>
          <table:table-cell office:value-type="float" office:value="64.91" calcext:value-type="float">
            <text:p>64.91</text:p>
          </table:table-cell>
          <table:table-cell office:value-type="float" office:value="4.71" calcext:value-type="float">
            <text:p>4.71</text:p>
          </table:table-cell>
          <table:table-cell office:value-type="float" office:value="5.46" calcext:value-type="float">
            <text:p>5.46</text:p>
          </table:table-cell>
          <table:table-cell office:value-type="float" office:value="0.87" calcext:value-type="float">
            <text:p>0.87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00</text:p>
          </table:table-cell>
          <table:table-cell office:value-type="string" calcext:value-type="string">
            <text:p><text:a xlink:href="https://eurocodeapplied.com/download/en1993/flanged-profile-dxf/IPE100" xlink:type="simple">dxf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1032" calcext:value-type="float">
            <text:p>1032</text:p>
          </table:table-cell>
          <table:table-cell office:value-type="float" office:value="508" calcext:value-type="float">
            <text:p>508</text:p>
          </table:table-cell>
          <table:table-cell office:value-type="float" office:value="627" calcext:value-type="float">
            <text:p>627</text:p>
          </table:table-cell>
          <table:table-cell office:value-type="float" office:value="1.71" calcext:value-type="float">
            <text:p>1.71</text:p>
          </table:table-cell>
          <table:table-cell office:value-type="float" office:value="40.7" calcext:value-type="float">
            <text:p>40.7</text:p>
          </table:table-cell>
          <table:table-cell office:value-type="float" office:value="34.2" calcext:value-type="float">
            <text:p>34.2</text:p>
          </table:table-cell>
          <table:table-cell office:value-type="float" office:value="39.41" calcext:value-type="float">
            <text:p>39.41</text:p>
          </table:table-cell>
          <table:table-cell office:value-type="float" office:value="0.1592" calcext:value-type="float">
            <text:p>0.1592</text:p>
          </table:table-cell>
          <table:table-cell office:value-type="float" office:value="12.4" calcext:value-type="float">
            <text:p>12.4</text:p>
          </table:table-cell>
          <table:table-cell office:value-type="float" office:value="5.789" calcext:value-type="float">
            <text:p>5.789</text:p>
          </table:table-cell>
          <table:table-cell office:value-type="float" office:value="9.146" calcext:value-type="float">
            <text:p>9.146</text:p>
          </table:table-cell>
          <table:table-cell office:value-type="float" office:value="11.53" calcext:value-type="float">
            <text:p>11.53</text:p>
          </table:table-cell>
          <table:table-cell office:value-type="float" office:value="2.812" calcext:value-type="float">
            <text:p>2.812</text:p>
          </table:table-cell>
          <table:table-cell office:value-type="float" office:value="342.1" calcext:value-type="float">
            <text:p>342.1</text:p>
          </table:table-cell>
          <table:table-cell office:value-type="float" office:value="266.8" calcext:value-type="float">
            <text:p>266.8</text:p>
          </table:table-cell>
          <table:table-cell office:value-type="float" office:value="242.6" calcext:value-type="float">
            <text:p>242.6</text:p>
          </table:table-cell>
          <table:table-cell office:value-type="float" office:value="68.99" calcext:value-type="float">
            <text:p>68.99</text:p>
          </table:table-cell>
          <table:table-cell office:value-type="float" office:value="85.07" calcext:value-type="float">
            <text:p>85.07</text:p>
          </table:table-cell>
          <table:table-cell office:value-type="float" office:value="8.04" calcext:value-type="float">
            <text:p>8.04</text:p>
          </table:table-cell>
          <table:table-cell office:value-type="float" office:value="9.26" calcext:value-type="float">
            <text:p>9.26</text:p>
          </table:table-cell>
          <table:table-cell office:value-type="float" office:value="1.36" calcext:value-type="float">
            <text:p>1.3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20</text:p>
          </table:table-cell>
          <table:table-cell office:value-type="string" calcext:value-type="string">
            <text:p><text:a xlink:href="https://eurocodeapplied.com/download/en1993/flanged-profile-dxf/IPE120" xlink:type="simple">dxf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10.4" calcext:value-type="float">
            <text:p>10.4</text:p>
          </table:table-cell>
          <table:table-cell office:value-type="float" office:value="0.475" calcext:value-type="float">
            <text:p>0.475</text:p>
          </table:table-cell>
          <table:table-cell office:value-type="float" office:value="1321" calcext:value-type="float">
            <text:p>1321</text:p>
          </table:table-cell>
          <table:table-cell office:value-type="float" office:value="631" calcext:value-type="float">
            <text:p>631</text:p>
          </table:table-cell>
          <table:table-cell office:value-type="float" office:value="806" calcext:value-type="float">
            <text:p>806</text:p>
          </table:table-cell>
          <table:table-cell office:value-type="float" office:value="3.178" calcext:value-type="float">
            <text:p>3.178</text:p>
          </table:table-cell>
          <table:table-cell office:value-type="float" office:value="49" calcext:value-type="float">
            <text:p>49</text:p>
          </table:table-cell>
          <table:table-cell office:value-type="float" office:value="52.96" calcext:value-type="float">
            <text:p>52.96</text:p>
          </table:table-cell>
          <table:table-cell office:value-type="float" office:value="60.73" calcext:value-type="float">
            <text:p>60.73</text:p>
          </table:table-cell>
          <table:table-cell office:value-type="float" office:value="0.2767" calcext:value-type="float">
            <text:p>0.2767</text:p>
          </table:table-cell>
          <table:table-cell office:value-type="float" office:value="14.5" calcext:value-type="float">
            <text:p>14.5</text:p>
          </table:table-cell>
          <table:table-cell office:value-type="float" office:value="8.646" calcext:value-type="float">
            <text:p>8.646</text:p>
          </table:table-cell>
          <table:table-cell office:value-type="float" office:value="13.58" calcext:value-type="float">
            <text:p>13.58</text:p>
          </table:table-cell>
          <table:table-cell office:value-type="float" office:value="16.89" calcext:value-type="float">
            <text:p>16.89</text:p>
          </table:table-cell>
          <table:table-cell office:value-type="float" office:value="3.839" calcext:value-type="float">
            <text:p>3.839</text:p>
          </table:table-cell>
          <table:table-cell office:value-type="float" office:value="872" calcext:value-type="float">
            <text:p>872</text:p>
          </table:table-cell>
          <table:table-cell office:value-type="float" office:value="483.4" calcext:value-type="float">
            <text:p>483.4</text:p>
          </table:table-cell>
          <table:table-cell office:value-type="float" office:value="310.44" calcext:value-type="float">
            <text:p>310.44</text:p>
          </table:table-cell>
          <table:table-cell office:value-type="float" office:value="85.55" calcext:value-type="float">
            <text:p>85.55</text:p>
          </table:table-cell>
          <table:table-cell office:value-type="float" office:value="109.41" calcext:value-type="float">
            <text:p>109.41</text:p>
          </table:table-cell>
          <table:table-cell office:value-type="float" office:value="12.45" calcext:value-type="float">
            <text:p>12.45</text:p>
          </table:table-cell>
          <table:table-cell office:value-type="float" office:value="14.27" calcext:value-type="float">
            <text:p>14.27</text:p>
          </table:table-cell>
          <table:table-cell office:value-type="float" office:value="2.03" calcext:value-type="float">
            <text:p>2.03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40</text:p>
          </table:table-cell>
          <table:table-cell office:value-type="string" calcext:value-type="string">
            <text:p><text:a xlink:href="https://eurocodeapplied.com/download/en1993/flanged-profile-dxf/IPE140" xlink:type="simple">dx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0.551" calcext:value-type="float">
            <text:p>0.551</text:p>
          </table:table-cell>
          <table:table-cell office:value-type="float" office:value="1643" calcext:value-type="float">
            <text:p>1643</text:p>
          </table:table-cell>
          <table:table-cell office:value-type="float" office:value="764" calcext:value-type="float">
            <text:p>764</text:p>
          </table:table-cell>
          <table:table-cell office:value-type="float" office:value="1007" calcext:value-type="float">
            <text:p>1007</text:p>
          </table:table-cell>
          <table:table-cell office:value-type="float" office:value="5.412" calcext:value-type="float">
            <text:p>5.412</text:p>
          </table:table-cell>
          <table:table-cell office:value-type="float" office:value="57.4" calcext:value-type="float">
            <text:p>57.4</text:p>
          </table:table-cell>
          <table:table-cell office:value-type="float" office:value="77.32" calcext:value-type="float">
            <text:p>77.32</text:p>
          </table:table-cell>
          <table:table-cell office:value-type="float" office:value="88.34" calcext:value-type="float">
            <text:p>88.34</text:p>
          </table:table-cell>
          <table:table-cell office:value-type="float" office:value="0.4492" calcext:value-type="float">
            <text:p>0.4492</text:p>
          </table:table-cell>
          <table:table-cell office:value-type="float" office:value="16.5" calcext:value-type="float">
            <text:p>16.5</text:p>
          </table:table-cell>
          <table:table-cell office:value-type="float" office:value="12.31" calcext:value-type="float">
            <text:p>12.31</text:p>
          </table:table-cell>
          <table:table-cell office:value-type="float" office:value="19.25" calcext:value-type="float">
            <text:p>19.25</text:p>
          </table:table-cell>
          <table:table-cell office:value-type="float" office:value="24.01" calcext:value-type="float">
            <text:p>24.01</text:p>
          </table:table-cell>
          <table:table-cell office:value-type="float" office:value="5.109" calcext:value-type="float">
            <text:p>5.109</text:p>
          </table:table-cell>
          <table:table-cell office:value-type="float" office:value="1951" calcext:value-type="float">
            <text:p>1951</text:p>
          </table:table-cell>
          <table:table-cell office:value-type="float" office:value="808.2" calcext:value-type="float">
            <text:p>808.2</text:p>
          </table:table-cell>
          <table:table-cell office:value-type="float" office:value="386.01" calcext:value-type="float">
            <text:p>386.01</text:p>
          </table:table-cell>
          <table:table-cell office:value-type="float" office:value="103.69" calcext:value-type="float">
            <text:p>103.69</text:p>
          </table:table-cell>
          <table:table-cell office:value-type="float" office:value="136.68" calcext:value-type="float">
            <text:p>136.68</text:p>
          </table:table-cell>
          <table:table-cell office:value-type="float" office:value="18.17" calcext:value-type="float">
            <text:p>18.17</text:p>
          </table:table-cell>
          <table:table-cell office:value-type="float" office:value="20.76" calcext:value-type="float">
            <text:p>20.76</text:p>
          </table:table-cell>
          <table:table-cell office:value-type="float" office:value="2.89" calcext:value-type="float">
            <text:p>2.89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60</text:p>
          </table:table-cell>
          <table:table-cell office:value-type="string" calcext:value-type="string">
            <text:p><text:a xlink:href="https://eurocodeapplied.com/download/en1993/flanged-profile-dxf/IPE160" xlink:type="simple">dxf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15.8" calcext:value-type="float">
            <text:p>15.8</text:p>
          </table:table-cell>
          <table:table-cell office:value-type="float" office:value="0.623" calcext:value-type="float">
            <text:p>0.623</text:p>
          </table:table-cell>
          <table:table-cell office:value-type="float" office:value="2009" calcext:value-type="float">
            <text:p>2009</text:p>
          </table:table-cell>
          <table:table-cell office:value-type="float" office:value="966" calcext:value-type="float">
            <text:p>966</text:p>
          </table:table-cell>
          <table:table-cell office:value-type="float" office:value="1214" calcext:value-type="float">
            <text:p>1214</text:p>
          </table:table-cell>
          <table:table-cell office:value-type="float" office:value="8.693" calcext:value-type="float">
            <text:p>8.693</text:p>
          </table:table-cell>
          <table:table-cell office:value-type="float" office:value="65.8" calcext:value-type="float">
            <text:p>65.8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" calcext:value-type="float">
            <text:p>123.9</text:p>
          </table:table-cell>
          <table:table-cell office:value-type="float" office:value="0.6831" calcext:value-type="float">
            <text:p>0.6831</text:p>
          </table:table-cell>
          <table:table-cell office:value-type="float" office:value="18.4" calcext:value-type="float">
            <text:p>18.4</text:p>
          </table:table-cell>
          <table:table-cell office:value-type="float" office:value="16.66" calcext:value-type="float">
            <text:p>16.66</text:p>
          </table:table-cell>
          <table:table-cell office:value-type="float" office:value="26.1" calcext:value-type="float">
            <text:p>26.1</text:p>
          </table:table-cell>
          <table:table-cell office:value-type="float" office:value="35.3" calcext:value-type="float">
            <text:p>35.3</text:p>
          </table:table-cell>
          <table:table-cell office:value-type="float" office:value="7.06" calcext:value-type="float">
            <text:p>7.06</text:p>
          </table:table-cell>
          <table:table-cell office:value-type="float" office:value="3889" calcext:value-type="float">
            <text:p>3889</text:p>
          </table:table-cell>
          <table:table-cell office:value-type="float" office:value="1252" calcext:value-type="float">
            <text:p>1252</text:p>
          </table:table-cell>
          <table:table-cell office:value-type="float" office:value="472.15" calcext:value-type="float">
            <text:p>472.15</text:p>
          </table:table-cell>
          <table:table-cell office:value-type="float" office:value="131.03" calcext:value-type="float">
            <text:p>131.03</text:p>
          </table:table-cell>
          <table:table-cell office:value-type="float" office:value="164.66" calcext:value-type="float">
            <text:p>164.66</text:p>
          </table:table-cell>
          <table:table-cell office:value-type="float" office:value="25.54" calcext:value-type="float">
            <text:p>25.54</text:p>
          </table:table-cell>
          <table:table-cell office:value-type="float" office:value="29.11" calcext:value-type="float">
            <text:p>29.11</text:p>
          </table:table-cell>
          <table:table-cell office:value-type="float" office:value="3.92" calcext:value-type="float">
            <text:p>3.92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180</text:p>
          </table:table-cell>
          <table:table-cell office:value-type="string" calcext:value-type="string">
            <text:p><text:a xlink:href="https://eurocodeapplied.com/download/en1993/flanged-profile-dxf/IPE180" xlink:type="simple">dxf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office:value-type="float" office:value="0.698" calcext:value-type="float">
            <text:p>0.698</text:p>
          </table:table-cell>
          <table:table-cell office:value-type="float" office:value="2395" calcext:value-type="float">
            <text:p>2395</text:p>
          </table:table-cell>
          <table:table-cell office:value-type="float" office:value="1125" calcext:value-type="float">
            <text:p>1125</text:p>
          </table:table-cell>
          <table:table-cell office:value-type="float" office:value="1456" calcext:value-type="float">
            <text:p>1456</text:p>
          </table:table-cell>
          <table:table-cell office:value-type="float" office:value="13.17" calcext:value-type="float">
            <text:p>13.17</text:p>
          </table:table-cell>
          <table:table-cell office:value-type="float" office:value="74.2" calcext:value-type="float">
            <text:p>74.2</text:p>
          </table:table-cell>
          <table:table-cell office:value-type="float" office:value="146.3" calcext:value-type="float">
            <text:p>146.3</text:p>
          </table:table-cell>
          <table:table-cell office:value-type="float" office:value="166.4" calcext:value-type="float">
            <text:p>166.4</text:p>
          </table:table-cell>
          <table:table-cell office:value-type="float" office:value="1.009" calcext:value-type="float">
            <text:p>1.009</text:p>
          </table:table-cell>
          <table:table-cell office:value-type="float" office:value="20.5" calcext:value-type="float">
            <text:p>20.5</text:p>
          </table:table-cell>
          <table:table-cell office:value-type="float" office:value="22.16" calcext:value-type="float">
            <text:p>22.16</text:p>
          </table:table-cell>
          <table:table-cell office:value-type="float" office:value="34.6" calcext:value-type="float">
            <text:p>34.6</text:p>
          </table:table-cell>
          <table:table-cell office:value-type="float" office:value="47.23" calcext:value-type="float">
            <text:p>47.23</text:p>
          </table:table-cell>
          <table:table-cell office:value-type="float" office:value="8.911" calcext:value-type="float">
            <text:p>8.911</text:p>
          </table:table-cell>
          <table:table-cell office:value-type="float" office:value="7322" calcext:value-type="float">
            <text:p>7322</text:p>
          </table:table-cell>
          <table:table-cell office:value-type="float" office:value="1882" calcext:value-type="float">
            <text:p>1882</text:p>
          </table:table-cell>
          <table:table-cell office:value-type="float" office:value="562.76" calcext:value-type="float">
            <text:p>562.76</text:p>
          </table:table-cell>
          <table:table-cell office:value-type="float" office:value="152.65" calcext:value-type="float">
            <text:p>152.65</text:p>
          </table:table-cell>
          <table:table-cell office:value-type="float" office:value="197.55" calcext:value-type="float">
            <text:p>197.55</text:p>
          </table:table-cell>
          <table:table-cell office:value-type="float" office:value="34.39" calcext:value-type="float">
            <text:p>34.39</text:p>
          </table:table-cell>
          <table:table-cell office:value-type="float" office:value="39.11" calcext:value-type="float">
            <text:p>39.11</text:p>
          </table:table-cell>
          <table:table-cell office:value-type="float" office:value="5.21" calcext:value-type="float">
            <text:p>5.21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00</text:p>
          </table:table-cell>
          <table:table-cell office:value-type="string" calcext:value-type="string">
            <text:p><text:a xlink:href="https://eurocodeapplied.com/download/en1993/flanged-profile-dxf/IPE200" xlink:type="simple">dxf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2.4" calcext:value-type="float">
            <text:p>22.4</text:p>
          </table:table-cell>
          <table:table-cell office:value-type="float" office:value="0.768" calcext:value-type="float">
            <text:p>0.768</text:p>
          </table:table-cell>
          <table:table-cell office:value-type="float" office:value="2848" calcext:value-type="float">
            <text:p>2848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9.43" calcext:value-type="float">
            <text:p>19.43</text:p>
          </table:table-cell>
          <table:table-cell office:value-type="float" office:value="82.6" calcext:value-type="float">
            <text:p>82.6</text:p>
          </table:table-cell>
          <table:table-cell office:value-type="float" office:value="194.3" calcext:value-type="float">
            <text:p>194.3</text:p>
          </table:table-cell>
          <table:table-cell office:value-type="float" office:value="220.6" calcext:value-type="float">
            <text:p>220.6</text:p>
          </table:table-cell>
          <table:table-cell office:value-type="float" office:value="1.424" calcext:value-type="float">
            <text:p>1.424</text:p>
          </table:table-cell>
          <table:table-cell office:value-type="float" office:value="22.4" calcext:value-type="float">
            <text:p>22.4</text:p>
          </table:table-cell>
          <table:table-cell office:value-type="float" office:value="28.47" calcext:value-type="float">
            <text:p>28.47</text:p>
          </table:table-cell>
          <table:table-cell office:value-type="float" office:value="44.61" calcext:value-type="float">
            <text:p>44.61</text:p>
          </table:table-cell>
          <table:table-cell office:value-type="float" office:value="68.46" calcext:value-type="float">
            <text:p>68.46</text:p>
          </table:table-cell>
          <table:table-cell office:value-type="float" office:value="12.22" calcext:value-type="float">
            <text:p>12.22</text:p>
          </table:table-cell>
          <table:table-cell office:value-type="float" office:value="12746" calcext:value-type="float">
            <text:p>12746</text:p>
          </table:table-cell>
          <table:table-cell office:value-type="float" office:value="2683" calcext:value-type="float">
            <text:p>2683</text:p>
          </table:table-cell>
          <table:table-cell office:value-type="float" office:value="669.38" calcext:value-type="float">
            <text:p>669.38</text:p>
          </table:table-cell>
          <table:table-cell office:value-type="float" office:value="189.95" calcext:value-type="float">
            <text:p>189.95</text:p>
          </table:table-cell>
          <table:table-cell office:value-type="float" office:value="230.65" calcext:value-type="float">
            <text:p>230.65</text:p>
          </table:table-cell>
          <table:table-cell office:value-type="float" office:value="45.66" calcext:value-type="float">
            <text:p>45.66</text:p>
          </table:table-cell>
          <table:table-cell office:value-type="float" office:value="51.85" calcext:value-type="float">
            <text:p>51.85</text:p>
          </table:table-cell>
          <table:table-cell office:value-type="float" office:value="6.69" calcext:value-type="float">
            <text:p>6.69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20</text:p>
          </table:table-cell>
          <table:table-cell office:value-type="string" calcext:value-type="string">
            <text:p><text:a xlink:href="https://eurocodeapplied.com/download/en1993/flanged-profile-dxf/IPE220" xlink:type="simple">dxf</text:a>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office:value-type="float" office:value="12" calcext:value-type="float">
            <text:p>12</text:p>
          </table:table-cell>
          <table:table-cell office:value-type="float" office:value="26.2" calcext:value-type="float">
            <text:p>26.2</text:p>
          </table:table-cell>
          <table:table-cell office:value-type="float" office:value="0.848" calcext:value-type="float">
            <text:p>0.848</text:p>
          </table:table-cell>
          <table:table-cell office:value-type="float" office:value="3337" calcext:value-type="float">
            <text:p>3337</text:p>
          </table:table-cell>
          <table:table-cell office:value-type="float" office:value="1588" calcext:value-type="float">
            <text:p>1588</text:p>
          </table:table-cell>
          <table:table-cell office:value-type="float" office:value="2024" calcext:value-type="float">
            <text:p>2024</text:p>
          </table:table-cell>
          <table:table-cell office:value-type="float" office:value="27.72" calcext:value-type="float">
            <text:p>27.72</text:p>
          </table:table-cell>
          <table:table-cell office:value-type="float" office:value="91.1" calcext:value-type="float">
            <text:p>91.1</text:p>
          </table:table-cell>
          <table:table-cell office:value-type="float" office:value="252" calcext:value-type="float">
            <text:p>252</text:p>
          </table:table-cell>
          <table:table-cell office:value-type="float" office:value="285.4" calcext:value-type="float">
            <text:p>285.4</text:p>
          </table:table-cell>
          <table:table-cell office:value-type="float" office:value="2.049" calcext:value-type="float">
            <text:p>2.049</text:p>
          </table:table-cell>
          <table:table-cell office:value-type="float" office:value="24.8" calcext:value-type="float">
            <text:p>24.8</text:p>
          </table:table-cell>
          <table:table-cell office:value-type="float" office:value="37.25" calcext:value-type="float">
            <text:p>37.25</text:p>
          </table:table-cell>
          <table:table-cell office:value-type="float" office:value="58.11" calcext:value-type="float">
            <text:p>58.11</text:p>
          </table:table-cell>
          <table:table-cell office:value-type="float" office:value="89.82" calcext:value-type="float">
            <text:p>89.82</text:p>
          </table:table-cell>
          <table:table-cell office:value-type="float" office:value="15.22" calcext:value-type="float">
            <text:p>15.22</text:p>
          </table:table-cell>
          <table:table-cell office:value-type="float" office:value="22310" calcext:value-type="float">
            <text:p>22310</text:p>
          </table:table-cell>
          <table:table-cell office:value-type="float" office:value="3874" calcext:value-type="float">
            <text:p>3874</text:p>
          </table:table-cell>
          <table:table-cell office:value-type="float" office:value="784.21" calcext:value-type="float">
            <text:p>784.21</text:p>
          </table:table-cell>
          <table:table-cell office:value-type="float" office:value="215.47" calcext:value-type="float">
            <text:p>215.47</text:p>
          </table:table-cell>
          <table:table-cell office:value-type="float" office:value="274.61" calcext:value-type="float">
            <text:p>274.61</text:p>
          </table:table-cell>
          <table:table-cell office:value-type="float" office:value="59.22" calcext:value-type="float">
            <text:p>59.22</text:p>
          </table:table-cell>
          <table:table-cell office:value-type="float" office:value="67.07" calcext:value-type="float">
            <text:p>67.07</text:p>
          </table:table-cell>
          <table:table-cell office:value-type="float" office:value="8.75" calcext:value-type="float">
            <text:p>8.75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40</text:p>
          </table:table-cell>
          <table:table-cell office:value-type="string" calcext:value-type="string">
            <text:p><text:a xlink:href="https://eurocodeapplied.com/download/en1993/flanged-profile-dxf/IPE240" xlink:type="simple">dxf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30.7" calcext:value-type="float">
            <text:p>30.7</text:p>
          </table:table-cell>
          <table:table-cell office:value-type="float" office:value="0.922" calcext:value-type="float">
            <text:p>0.922</text:p>
          </table:table-cell>
          <table:table-cell office:value-type="float" office:value="3912" calcext:value-type="float">
            <text:p>3912</text:p>
          </table:table-cell>
          <table:table-cell office:value-type="float" office:value="1914" calcext:value-type="float">
            <text:p>1914</text:p>
          </table:table-cell>
          <table:table-cell office:value-type="float" office:value="2352" calcext:value-type="float">
            <text:p>2352</text:p>
          </table:table-cell>
          <table:table-cell office:value-type="float" office:value="38.92" calcext:value-type="float">
            <text:p>38.92</text:p>
          </table:table-cell>
          <table:table-cell office:value-type="float" office:value="99.7" calcext:value-type="float">
            <text:p>99.7</text:p>
          </table:table-cell>
          <table:table-cell office:value-type="float" office:value="324.3" calcext:value-type="float">
            <text:p>324.3</text:p>
          </table:table-cell>
          <table:table-cell office:value-type="float" office:value="366.6" calcext:value-type="float">
            <text:p>366.6</text:p>
          </table:table-cell>
          <table:table-cell office:value-type="float" office:value="2.836" calcext:value-type="float">
            <text:p>2.836</text:p>
          </table:table-cell>
          <table:table-cell office:value-type="float" office:value="26.9" calcext:value-type="float">
            <text:p>26.9</text:p>
          </table:table-cell>
          <table:table-cell office:value-type="float" office:value="47.27" calcext:value-type="float">
            <text:p>47.27</text:p>
          </table:table-cell>
          <table:table-cell office:value-type="float" office:value="73.92" calcext:value-type="float">
            <text:p>73.92</text:p>
          </table:table-cell>
          <table:table-cell office:value-type="float" office:value="127.4" calcext:value-type="float">
            <text:p>127.4</text:p>
          </table:table-cell>
          <table:table-cell office:value-type="float" office:value="20.55" calcext:value-type="float">
            <text:p>20.55</text:p>
          </table:table-cell>
          <table:table-cell office:value-type="float" office:value="36680" calcext:value-type="float">
            <text:p>36680</text:p>
          </table:table-cell>
          <table:table-cell office:value-type="float" office:value="5354" calcext:value-type="float">
            <text:p>5354</text:p>
          </table:table-cell>
          <table:table-cell office:value-type="float" office:value="919.23" calcext:value-type="float">
            <text:p>919.23</text:p>
          </table:table-cell>
          <table:table-cell office:value-type="float" office:value="259.74" calcext:value-type="float">
            <text:p>259.74</text:p>
          </table:table-cell>
          <table:table-cell office:value-type="float" office:value="319.11" calcext:value-type="float">
            <text:p>319.11</text:p>
          </table:table-cell>
          <table:table-cell office:value-type="float" office:value="76.21" calcext:value-type="float">
            <text:p>76.21</text:p>
          </table:table-cell>
          <table:table-cell office:value-type="float" office:value="86.16" calcext:value-type="float">
            <text:p>86.16</text:p>
          </table:table-cell>
          <table:table-cell office:value-type="float" office:value="11.11" calcext:value-type="float">
            <text:p>11.11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270</text:p>
          </table:table-cell>
          <table:table-cell office:value-type="string" calcext:value-type="string">
            <text:p><text:a xlink:href="https://eurocodeapplied.com/download/en1993/flanged-profile-dxf/IPE270" xlink:type="simple">dxf</text:a>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36.1" calcext:value-type="float">
            <text:p>36.1</text:p>
          </table:table-cell>
          <table:table-cell office:value-type="float" office:value="1.041" calcext:value-type="float">
            <text:p>1.041</text:p>
          </table:table-cell>
          <table:table-cell office:value-type="float" office:value="4595" calcext:value-type="float">
            <text:p>4595</text:p>
          </table:table-cell>
          <table:table-cell office:value-type="float" office:value="2214" calcext:value-type="float">
            <text:p>2214</text:p>
          </table:table-cell>
          <table:table-cell office:value-type="float" office:value="2754" calcext:value-type="float">
            <text:p>2754</text:p>
          </table:table-cell>
          <table:table-cell office:value-type="float" office:value="57.9" calcext:value-type="float">
            <text:p>57.9</text:p>
          </table:table-cell>
          <table:table-cell office:value-type="float" office:value="112.3" calcext:value-type="float">
            <text:p>112.3</text:p>
          </table:table-cell>
          <table:table-cell office:value-type="float" office:value="428.9" calcext:value-type="float">
            <text:p>428.9</text:p>
          </table:table-cell>
          <table:table-cell office:value-type="float" office:value="484" calcext:value-type="float">
            <text:p>484</text:p>
          </table:table-cell>
          <table:table-cell office:value-type="float" office:value="4.199" calcext:value-type="float">
            <text:p>4.199</text:p>
          </table:table-cell>
          <table:table-cell office:value-type="float" office:value="30.2" calcext:value-type="float">
            <text:p>30.2</text:p>
          </table:table-cell>
          <table:table-cell office:value-type="float" office:value="62.2" calcext:value-type="float">
            <text:p>62.2</text:p>
          </table:table-cell>
          <table:table-cell office:value-type="float" office:value="96.95" calcext:value-type="float">
            <text:p>96.95</text:p>
          </table:table-cell>
          <table:table-cell office:value-type="float" office:value="157.1" calcext:value-type="float">
            <text:p>157.1</text:p>
          </table:table-cell>
          <table:table-cell office:value-type="float" office:value="23.8" calcext:value-type="float">
            <text:p>23.8</text:p>
          </table:table-cell>
          <table:table-cell office:value-type="float" office:value="69469" calcext:value-type="float">
            <text:p>69469</text:p>
          </table:table-cell>
          <table:table-cell office:value-type="float" office:value="7974" calcext:value-type="float">
            <text:p>7974</text:p>
          </table:table-cell>
          <table:table-cell office:value-type="float" office:value="1079.71" calcext:value-type="float">
            <text:p>1079.71</text:p>
          </table:table-cell>
          <table:table-cell office:value-type="float" office:value="300.37" calcext:value-type="float">
            <text:p>300.37</text:p>
          </table:table-cell>
          <table:table-cell office:value-type="float" office:value="373.66" calcext:value-type="float">
            <text:p>373.66</text:p>
          </table:table-cell>
          <table:table-cell office:value-type="float" office:value="100.79" calcext:value-type="float">
            <text:p>100.79</text:p>
          </table:table-cell>
          <table:table-cell office:value-type="float" office:value="113.74" calcext:value-type="float">
            <text:p>113.74</text:p>
          </table:table-cell>
          <table:table-cell office:value-type="float" office:value="14.62" calcext:value-type="float">
            <text:p>14.62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00</text:p>
          </table:table-cell>
          <table:table-cell office:value-type="string" calcext:value-type="string">
            <text:p><text:a xlink:href="https://eurocodeapplied.com/download/en1993/flanged-profile-dxf/IPE300" xlink:type="simple">dxf</text:a>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5381" calcext:value-type="float">
            <text:p>5381</text:p>
          </table:table-cell>
          <table:table-cell table:style-name="ce4" office:value-type="float" office:value="2568" calcext:value-type="float">
            <text:p>2568</text:p>
          </table:table-cell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83.56" calcext:value-type="float">
            <text:p>83.56</text:p>
          </table:table-cell>
          <table:table-cell table:style-name="ce4" office:value-type="float" office:value="124.6" calcext:value-type="float">
            <text:p>124.6</text:p>
          </table:table-cell>
          <table:table-cell table:style-name="ce4" office:value-type="float" office:value="557.1" calcext:value-type="float">
            <text:p>557.1</text:p>
          </table:table-cell>
          <table:table-cell table:style-name="ce4" office:value-type="float" office:value="628.4" calcext:value-type="float">
            <text:p>628.4</text:p>
          </table:table-cell>
          <table:table-cell table:style-name="ce4" office:value-type="float" office:value="6.038" calcext:value-type="float">
            <text:p>6.038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125.2" calcext:value-type="float">
            <text:p>125.2</text:p>
          </table:table-cell>
          <table:table-cell table:style-name="ce4" office:value-type="float" office:value="197.5" calcext:value-type="float">
            <text:p>197.5</text:p>
          </table:table-cell>
          <table:table-cell table:style-name="ce4" office:value-type="float" office:value="27.82" calcext:value-type="float">
            <text:p>27.82</text:p>
          </table:table-cell>
          <table:table-cell table:style-name="ce4" office:value-type="float" office:value="124260" calcext:value-type="float">
            <text:p>124260</text:p>
          </table:table-cell>
          <table:table-cell table:style-name="ce4" office:value-type="float" office:value="11520" calcext:value-type="float">
            <text:p>11520</text:p>
          </table:table-cell>
          <table:table-cell table:style-name="ce4" office:value-type="float" office:value="1264.58" calcext:value-type="float">
            <text:p>1264.58</text:p>
          </table:table-cell>
          <table:table-cell table:style-name="ce4" office:value-type="float" office:value="348.44" calcext:value-type="float">
            <text:p>348.44</text:p>
          </table:table-cell>
          <table:table-cell table:style-name="ce4" office:value-type="float" office:value="435.52" calcext:value-type="float">
            <text:p>435.52</text:p>
          </table:table-cell>
          <table:table-cell table:style-name="ce4" office:value-type="float" office:value="130.91" calcext:value-type="float">
            <text:p>130.91</text:p>
          </table:table-cell>
          <table:table-cell table:style-name="ce4" office:value-type="float" office:value="147.66" calcext:value-type="float">
            <text:p>147.66</text:p>
          </table:table-cell>
          <table:table-cell office:value-type="float" office:value="18.92" calcext:value-type="float">
            <text:p>18.92</text:p>
          </table:table-cell>
          <table:table-cell table:style-name="ce4" office:value-type="float" office:value="29.43" calcext:value-type="float">
            <text:p>29.4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30</text:p>
          </table:table-cell>
          <table:table-cell office:value-type="string" calcext:value-type="string">
            <text:p><text:a xlink:href="https://eurocodeapplied.com/download/en1993/flanged-profile-dxf/IPE330" xlink:type="simple">dxf</text:a>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49.1" calcext:value-type="float">
            <text:p>49.1</text:p>
          </table:table-cell>
          <table:table-cell office:value-type="float" office:value="1.254" calcext:value-type="float">
            <text:p>1.254</text:p>
          </table:table-cell>
          <table:table-cell office:value-type="float" office:value="6261" calcext:value-type="float">
            <text:p>6261</text:p>
          </table:table-cell>
          <table:table-cell office:value-type="float" office:value="3081" calcext:value-type="float">
            <text:p>3081</text:p>
          </table:table-cell>
          <table:table-cell office:value-type="float" office:value="3680" calcext:value-type="float">
            <text:p>3680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1" calcext:value-type="float">
            <text:p>137.1</text:p>
          </table:table-cell>
          <table:table-cell office:value-type="float" office:value="713.1" calcext:value-type="float">
            <text:p>713.1</text:p>
          </table:table-cell>
          <table:table-cell office:value-type="float" office:value="804.3" calcext:value-type="float">
            <text:p>804.3</text:p>
          </table:table-cell>
          <table:table-cell office:value-type="float" office:value="7.881" calcext:value-type="float">
            <text:p>7.881</text:p>
          </table:table-cell>
          <table:table-cell office:value-type="float" office:value="35.5" calcext:value-type="float">
            <text:p>35.5</text:p>
          </table:table-cell>
          <table:table-cell office:value-type="float" office:value="98.52" calcext:value-type="float">
            <text:p>98.52</text:p>
          </table:table-cell>
          <table:table-cell office:value-type="float" office:value="153.7" calcext:value-type="float">
            <text:p>153.7</text:p>
          </table:table-cell>
          <table:table-cell office:value-type="float" office:value="275.9" calcext:value-type="float">
            <text:p>275.9</text:p>
          </table:table-cell>
          <table:table-cell office:value-type="float" office:value="36.79" calcext:value-type="float">
            <text:p>36.79</text:p>
          </table:table-cell>
          <table:table-cell office:value-type="float" office:value="196090" calcext:value-type="float">
            <text:p>196090</text:p>
          </table:table-cell>
          <table:table-cell office:value-type="float" office:value="15490" calcext:value-type="float">
            <text:p>15490</text:p>
          </table:table-cell>
          <table:table-cell office:value-type="float" office:value="1471.25" calcext:value-type="float">
            <text:p>1471.25</text:p>
          </table:table-cell>
          <table:table-cell office:value-type="float" office:value="418" calcext:value-type="float">
            <text:p>418</text:p>
          </table:table-cell>
          <table:table-cell office:value-type="float" office:value="499.29" calcext:value-type="float">
            <text:p>499.29</text:p>
          </table:table-cell>
          <table:table-cell office:value-type="float" office:value="167.59" calcext:value-type="float">
            <text:p>167.59</text:p>
          </table:table-cell>
          <table:table-cell office:value-type="float" office:value="189.02" calcext:value-type="float">
            <text:p>189.02</text:p>
          </table:table-cell>
          <table:table-cell office:value-type="float" office:value="23.15" calcext:value-type="float">
            <text:p>23.15</text:p>
          </table:table-cell>
          <table:table-cell office:value-type="float" office:value="36.11" calcext:value-type="float">
            <text:p>36.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360</text:p>
          </table:table-cell>
          <table:table-cell office:value-type="string" calcext:value-type="string">
            <text:p><text:a xlink:href="https://eurocodeapplied.com/download/en1993/flanged-profile-dxf/IPE360" xlink:type="simple">dxf</text:a>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18" calcext:value-type="float">
            <text:p>18</text:p>
          </table:table-cell>
          <table:table-cell office:value-type="float" office:value="57.1" calcext:value-type="float">
            <text:p>57.1</text:p>
          </table:table-cell>
          <table:table-cell office:value-type="float" office:value="1.353" calcext:value-type="float">
            <text:p>1.353</text:p>
          </table:table-cell>
          <table:table-cell office:value-type="float" office:value="7273" calcext:value-type="float">
            <text:p>7273</text:p>
          </table:table-cell>
          <table:table-cell office:value-type="float" office:value="3514" calcext:value-type="float">
            <text:p>3514</text:p>
          </table:table-cell>
          <table:table-cell office:value-type="float" office:value="4318" calcext:value-type="float">
            <text:p>4318</text:p>
          </table:table-cell>
          <table:table-cell office:value-type="float" office:value="162.7" calcext:value-type="float">
            <text:p>162.7</text:p>
          </table:table-cell>
          <table:table-cell office:value-type="float" office:value="149.5" calcext:value-type="float">
            <text:p>149.5</text:p>
          </table:table-cell>
          <table:table-cell office:value-type="float" office:value="903.6" calcext:value-type="float">
            <text:p>903.6</text:p>
          </table:table-cell>
          <table:table-cell office:value-type="float" office:value="1019" calcext:value-type="float">
            <text:p>1019</text:p>
          </table:table-cell>
          <table:table-cell office:value-type="float" office:value="10.43" calcext:value-type="float">
            <text:p>10.43</text:p>
          </table:table-cell>
          <table:table-cell office:value-type="float" office:value="37.9" calcext:value-type="float">
            <text:p>37.9</text:p>
          </table:table-cell>
          <table:table-cell office:value-type="float" office:value="122.8" calcext:value-type="float">
            <text:p>122.8</text:p>
          </table:table-cell>
          <table:table-cell office:value-type="float" office:value="191.1" calcext:value-type="float">
            <text:p>191.1</text:p>
          </table:table-cell>
          <table:table-cell office:value-type="float" office:value="370.8" calcext:value-type="float">
            <text:p>370.8</text:p>
          </table:table-cell>
          <table:table-cell office:value-type="float" office:value="46.35" calcext:value-type="float">
            <text:p>46.35</text:p>
          </table:table-cell>
          <table:table-cell office:value-type="float" office:value="309370" calcext:value-type="float">
            <text:p>309370</text:p>
          </table:table-cell>
          <table:table-cell office:value-type="float" office:value="21070" calcext:value-type="float">
            <text:p>21070</text:p>
          </table:table-cell>
          <table:table-cell office:value-type="float" office:value="1709.14" calcext:value-type="float">
            <text:p>1709.14</text:p>
          </table:table-cell>
          <table:table-cell office:value-type="float" office:value="476.73" calcext:value-type="float">
            <text:p>476.73</text:p>
          </table:table-cell>
          <table:table-cell office:value-type="float" office:value="585.85" calcext:value-type="float">
            <text:p>585.85</text:p>
          </table:table-cell>
          <table:table-cell office:value-type="float" office:value="212.36" calcext:value-type="float">
            <text:p>212.36</text:p>
          </table:table-cell>
          <table:table-cell office:value-type="float" office:value="239.5" calcext:value-type="float">
            <text:p>239.5</text:p>
          </table:table-cell>
          <table:table-cell office:value-type="float" office:value="28.85" calcext:value-type="float">
            <text:p>28.85</text:p>
          </table:table-cell>
          <table:table-cell office:value-type="float" office:value="44.91" calcext:value-type="float">
            <text:p>44.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400</text:p>
          </table:table-cell>
          <table:table-cell office:value-type="string" calcext:value-type="string">
            <text:p><text:a xlink:href="https://eurocodeapplied.com/download/en1993/flanged-profile-dxf/IPE400" xlink:type="simple">dxf</text:a>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66.3" calcext:value-type="float">
            <text:p>66.3</text:p>
          </table:table-cell>
          <table:table-cell office:value-type="float" office:value="1.467" calcext:value-type="float">
            <text:p>1.467</text:p>
          </table:table-cell>
          <table:table-cell office:value-type="float" office:value="8446" calcext:value-type="float">
            <text:p>8446</text:p>
          </table:table-cell>
          <table:table-cell office:value-type="float" office:value="4269" calcext:value-type="float">
            <text:p>4269</text:p>
          </table:table-cell>
          <table:table-cell office:value-type="float" office:value="4860" calcext:value-type="float">
            <text:p>4860</text:p>
          </table:table-cell>
          <table:table-cell office:value-type="float" office:value="231.3" calcext:value-type="float">
            <text:p>231.3</text:p>
          </table:table-cell>
          <table:table-cell office:value-type="float" office:value="165.5" calcext:value-type="float">
            <text:p>165.5</text:p>
          </table:table-cell>
          <table:table-cell office:value-type="float" office:value="1156" calcext:value-type="float">
            <text:p>1156</text:p>
          </table:table-cell>
          <table:table-cell office:value-type="float" office:value="1307" calcext:value-type="float">
            <text:p>1307</text:p>
          </table:table-cell>
          <table:table-cell office:value-type="float" office:value="13.18" calcext:value-type="float">
            <text:p>13.18</text:p>
          </table:table-cell>
          <table:table-cell office:value-type="float" office:value="39.5" calcext:value-type="float">
            <text:p>39.5</text:p>
          </table:table-cell>
          <table:table-cell office:value-type="float" office:value="146.4" calcext:value-type="float">
            <text:p>146.4</text:p>
          </table:table-cell>
          <table:table-cell office:value-type="float" office:value="229" calcext:value-type="float">
            <text:p>229</text:p>
          </table:table-cell>
          <table:table-cell office:value-type="float" office:value="504.1" calcext:value-type="float">
            <text:p>504.1</text:p>
          </table:table-cell>
          <table:table-cell office:value-type="float" office:value="58.62" calcext:value-type="float">
            <text:p>58.62</text:p>
          </table:table-cell>
          <table:table-cell office:value-type="float" office:value="482890" calcext:value-type="float">
            <text:p>482890</text:p>
          </table:table-cell>
          <table:table-cell office:value-type="float" office:value="27930" calcext:value-type="float">
            <text:p>27930</text:p>
          </table:table-cell>
          <table:table-cell office:value-type="float" office:value="1984.89" calcext:value-type="float">
            <text:p>1984.89</text:p>
          </table:table-cell>
          <table:table-cell office:value-type="float" office:value="579.27" calcext:value-type="float">
            <text:p>579.27</text:p>
          </table:table-cell>
          <table:table-cell office:value-type="float" office:value="659.39" calcext:value-type="float">
            <text:p>659.39</text:p>
          </table:table-cell>
          <table:table-cell office:value-type="float" office:value="271.76" calcext:value-type="float">
            <text:p>271.76</text:p>
          </table:table-cell>
          <table:table-cell office:value-type="float" office:value="307.18" calcext:value-type="float">
            <text:p>307.18</text:p>
          </table:table-cell>
          <table:table-cell office:value-type="float" office:value="34.41" calcext:value-type="float">
            <text:p>34.41</text:p>
          </table:table-cell>
          <table:table-cell office:value-type="float" office:value="53.82" calcext:value-type="float">
            <text:p>53.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450</text:p>
          </table:table-cell>
          <table:table-cell office:value-type="string" calcext:value-type="string">
            <text:p><text:a xlink:href="https://eurocodeapplied.com/download/en1993/flanged-profile-dxf/IPE450" xlink:type="simple">dxf</text:a>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9.4" calcext:value-type="float">
            <text:p>9.4</text:p>
          </table:table-cell>
          <table:table-cell office:value-type="float" office:value="14.6" calcext:value-type="float">
            <text:p>14.6</text:p>
          </table:table-cell>
          <table:table-cell office:value-type="float" office:value="21" calcext:value-type="float">
            <text:p>21</text:p>
          </table:table-cell>
          <table:table-cell office:value-type="float" office:value="77.6" calcext:value-type="float">
            <text:p>77.6</text:p>
          </table:table-cell>
          <table:table-cell office:value-type="float" office:value="1.605" calcext:value-type="float">
            <text:p>1.605</text:p>
          </table:table-cell>
          <table:table-cell office:value-type="float" office:value="9882" calcext:value-type="float">
            <text:p>9882</text:p>
          </table:table-cell>
          <table:table-cell office:value-type="float" office:value="5085" calcext:value-type="float">
            <text:p>5085</text:p>
          </table:table-cell>
          <table:table-cell office:value-type="float" office:value="5548" calcext:value-type="float">
            <text:p>5548</text:p>
          </table:table-cell>
          <table:table-cell office:value-type="float" office:value="337.4" calcext:value-type="float">
            <text:p>337.4</text:p>
          </table:table-cell>
          <table:table-cell office:value-type="float" office:value="184.8" calcext:value-type="float">
            <text:p>184.8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float" office:value="16.76" calcext:value-type="float">
            <text:p>16.76</text:p>
          </table:table-cell>
          <table:table-cell office:value-type="float" office:value="41.2" calcext:value-type="float">
            <text:p>41.2</text:p>
          </table:table-cell>
          <table:table-cell office:value-type="float" office:value="176.4" calcext:value-type="float">
            <text:p>176.4</text:p>
          </table:table-cell>
          <table:table-cell office:value-type="float" office:value="276.4" calcext:value-type="float">
            <text:p>276.4</text:p>
          </table:table-cell>
          <table:table-cell office:value-type="float" office:value="660.5" calcext:value-type="float">
            <text:p>660.5</text:p>
          </table:table-cell>
          <table:table-cell office:value-type="float" office:value="70.27" calcext:value-type="float">
            <text:p>70.27</text:p>
          </table:table-cell>
          <table:table-cell office:value-type="float" office:value="780970" calcext:value-type="float">
            <text:p>780970</text:p>
          </table:table-cell>
          <table:table-cell office:value-type="float" office:value="37970" calcext:value-type="float">
            <text:p>37970</text:p>
          </table:table-cell>
          <table:table-cell office:value-type="float" office:value="2322.29" calcext:value-type="float">
            <text:p>2322.29</text:p>
          </table:table-cell>
          <table:table-cell office:value-type="float" office:value="689.85" calcext:value-type="float">
            <text:p>689.85</text:p>
          </table:table-cell>
          <table:table-cell office:value-type="float" office:value="752.74" calcext:value-type="float">
            <text:p>752.74</text:p>
          </table:table-cell>
          <table:table-cell office:value-type="float" office:value="352.43" calcext:value-type="float">
            <text:p>352.43</text:p>
          </table:table-cell>
          <table:table-cell office:value-type="float" office:value="399.92" calcext:value-type="float">
            <text:p>399.92</text:p>
          </table:table-cell>
          <table:table-cell office:value-type="float" office:value="41.46" calcext:value-type="float">
            <text:p>41.46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500</text:p>
          </table:table-cell>
          <table:table-cell office:value-type="string" calcext:value-type="string">
            <text:p><text:a xlink:href="https://eurocodeapplied.com/download/en1993/flanged-profile-dxf/IPE500" xlink:type="simple">dxf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0.7" calcext:value-type="float">
            <text:p>90.7</text:p>
          </table:table-cell>
          <table:table-cell office:value-type="float" office:value="1.744" calcext:value-type="float">
            <text:p>1.744</text:p>
          </table:table-cell>
          <table:table-cell office:value-type="float" office:value="11552" calcext:value-type="float">
            <text:p>11552</text:p>
          </table:table-cell>
          <table:table-cell office:value-type="float" office:value="5987" calcext:value-type="float">
            <text:p>5987</text:p>
          </table:table-cell>
          <table:table-cell office:value-type="float" office:value="6400" calcext:value-type="float">
            <text:p>6400</text:p>
          </table:table-cell>
          <table:table-cell office:value-type="float" office:value="482" calcext:value-type="float">
            <text:p>482</text:p>
          </table:table-cell>
          <table:table-cell office:value-type="float" office:value="204.3" calcext:value-type="float">
            <text:p>204.3</text:p>
          </table:table-cell>
          <table:table-cell office:value-type="float" office:value="1928" calcext:value-type="float">
            <text:p>1928</text:p>
          </table:table-cell>
          <table:table-cell office:value-type="float" office:value="2194" calcext:value-type="float">
            <text:p>2194</text:p>
          </table:table-cell>
          <table:table-cell office:value-type="float" office:value="21.42" calcext:value-type="float">
            <text:p>21.42</text:p>
          </table:table-cell>
          <table:table-cell office:value-type="float" office:value="43.1" calcext:value-type="float">
            <text:p>43.1</text:p>
          </table:table-cell>
          <table:table-cell office:value-type="float" office:value="214.2" calcext:value-type="float">
            <text:p>214.2</text:p>
          </table:table-cell>
          <table:table-cell office:value-type="float" office:value="335.9" calcext:value-type="float">
            <text:p>335.9</text:p>
          </table:table-cell>
          <table:table-cell office:value-type="float" office:value="886.2" calcext:value-type="float">
            <text:p>886.2</text:p>
          </table:table-cell>
          <table:table-cell office:value-type="float" office:value="86.88" calcext:value-type="float">
            <text:p>86.88</text:p>
          </table:table-cell>
          <table:table-cell office:value-type="float" office:value="1235400" calcext:value-type="float">
            <text:p>1235400</text:p>
          </table:table-cell>
          <table:table-cell office:value-type="float" office:value="51280" calcext:value-type="float">
            <text:p>51280</text:p>
          </table:table-cell>
          <table:table-cell office:value-type="float" office:value="2714.76" calcext:value-type="float">
            <text:p>2714.76</text:p>
          </table:table-cell>
          <table:table-cell office:value-type="float" office:value="812.35" calcext:value-type="float">
            <text:p>812.35</text:p>
          </table:table-cell>
          <table:table-cell office:value-type="float" office:value="868.33" calcext:value-type="float">
            <text:p>868.33</text:p>
          </table:table-cell>
          <table:table-cell office:value-type="float" office:value="453.07" calcext:value-type="float">
            <text:p>453.07</text:p>
          </table:table-cell>
          <table:table-cell office:value-type="float" office:value="515.62" calcext:value-type="float">
            <text:p>515.62</text:p>
          </table:table-cell>
          <table:table-cell office:value-type="float" office:value="50.33" calcext:value-type="float">
            <text:p>50.33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550</text:p>
          </table:table-cell>
          <table:table-cell office:value-type="string" calcext:value-type="string">
            <text:p><text:a xlink:href="https://eurocodeapplied.com/download/en1993/flanged-profile-dxf/IPE550" xlink:type="simple">dxf</text:a>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05.5" calcext:value-type="float">
            <text:p>105.5</text:p>
          </table:table-cell>
          <table:table-cell office:value-type="float" office:value="1.877" calcext:value-type="float">
            <text:p>1.877</text:p>
          </table:table-cell>
          <table:table-cell office:value-type="float" office:value="13442" calcext:value-type="float">
            <text:p>13442</text:p>
          </table:table-cell>
          <table:table-cell office:value-type="float" office:value="7234" calcext:value-type="float">
            <text:p>7234</text:p>
          </table:table-cell>
          <table:table-cell office:value-type="float" office:value="7224" calcext:value-type="float">
            <text:p>7224</text:p>
          </table:table-cell>
          <table:table-cell office:value-type="float" office:value="671.2" calcext:value-type="float">
            <text:p>671.2</text:p>
          </table:table-cell>
          <table:table-cell office:value-type="float" office:value="223.5" calcext:value-type="float">
            <text:p>223.5</text:p>
          </table:table-cell>
          <table:table-cell office:value-type="float" office:value="2441" calcext:value-type="float">
            <text:p>2441</text:p>
          </table:table-cell>
          <table:table-cell office:value-type="float" office:value="2787" calcext:value-type="float">
            <text:p>2787</text:p>
          </table:table-cell>
          <table:table-cell office:value-type="float" office:value="26.68" calcext:value-type="float">
            <text:p>26.68</text:p>
          </table:table-cell>
          <table:table-cell office:value-type="float" office:value="44.5" calcext:value-type="float">
            <text:p>44.5</text:p>
          </table:table-cell>
          <table:table-cell office:value-type="float" office:value="254.1" calcext:value-type="float">
            <text:p>254.1</text:p>
          </table:table-cell>
          <table:table-cell office:value-type="float" office:value="400.5" calcext:value-type="float">
            <text:p>400.5</text:p>
          </table:table-cell>
          <table:table-cell office:value-type="float" office:value="1217" calcext:value-type="float">
            <text:p>1217</text:p>
          </table:table-cell>
          <table:table-cell office:value-type="float" office:value="109.6" calcext:value-type="float">
            <text:p>109.6</text:p>
          </table:table-cell>
          <table:table-cell office:value-type="float" office:value="1861500" calcext:value-type="float">
            <text:p>1861500</text:p>
          </table:table-cell>
          <table:table-cell office:value-type="float" office:value="66890" calcext:value-type="float">
            <text:p>66890</text:p>
          </table:table-cell>
          <table:table-cell office:value-type="float" office:value="3158.78" calcext:value-type="float">
            <text:p>3158.78</text:p>
          </table:table-cell>
          <table:table-cell office:value-type="float" office:value="981.51" calcext:value-type="float">
            <text:p>981.51</text:p>
          </table:table-cell>
          <table:table-cell office:value-type="float" office:value="980.13" calcext:value-type="float">
            <text:p>980.13</text:p>
          </table:table-cell>
          <table:table-cell office:value-type="float" office:value="573.54" calcext:value-type="float">
            <text:p>573.54</text:p>
          </table:table-cell>
          <table:table-cell office:value-type="float" office:value="654.95" calcext:value-type="float">
            <text:p>654.95</text:p>
          </table:table-cell>
          <table:table-cell office:value-type="float" office:value="59.7" calcext:value-type="float">
            <text:p>59.7</text:p>
          </table:table-cell>
          <table:table-cell office:value-type="float" office:value="94.13" calcext:value-type="float">
            <text:p>94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E600</text:p>
          </table:table-cell>
          <table:table-cell office:value-type="string" calcext:value-type="string">
            <text:p><text:a xlink:href="https://eurocodeapplied.com/download/en1993/flanged-profile-dxf/IPE600" xlink:type="simple">dxf</text:a>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.015" calcext:value-type="float">
            <text:p>2.015</text:p>
          </table:table-cell>
          <table:table-cell office:value-type="float" office:value="15598" calcext:value-type="float">
            <text:p>15598</text:p>
          </table:table-cell>
          <table:table-cell office:value-type="float" office:value="8378" calcext:value-type="float">
            <text:p>8378</text:p>
          </table:table-cell>
          <table:table-cell office:value-type="float" office:value="8360" calcext:value-type="float">
            <text:p>8360</text:p>
          </table:table-cell>
          <table:table-cell office:value-type="float" office:value="920.8" calcext:value-type="float">
            <text:p>920.8</text:p>
          </table:table-cell>
          <table:table-cell office:value-type="float" office:value="243" calcext:value-type="float">
            <text:p>243</text:p>
          </table:table-cell>
          <table:table-cell office:value-type="float" office:value="3069" calcext:value-type="float">
            <text:p>3069</text:p>
          </table:table-cell>
          <table:table-cell office:value-type="float" office:value="3512" calcext:value-type="float">
            <text:p>3512</text:p>
          </table:table-cell>
          <table:table-cell office:value-type="float" office:value="33.87" calcext:value-type="float">
            <text:p>33.87</text:p>
          </table:table-cell>
          <table:table-cell office:value-type="float" office:value="46.6" calcext:value-type="float">
            <text:p>46.6</text:p>
          </table:table-cell>
          <table:table-cell office:value-type="float" office:value="307.9" calcext:value-type="float">
            <text:p>307.9</text:p>
          </table:table-cell>
          <table:table-cell office:value-type="float" office:value="485.6" calcext:value-type="float">
            <text:p>485.6</text:p>
          </table:table-cell>
          <table:table-cell office:value-type="float" office:value="1646" calcext:value-type="float">
            <text:p>1646</text:p>
          </table:table-cell>
          <table:table-cell office:value-type="float" office:value="137.2" calcext:value-type="float">
            <text:p>137.2</text:p>
          </table:table-cell>
          <table:table-cell office:value-type="float" office:value="2814700" calcext:value-type="float">
            <text:p>2814700</text:p>
          </table:table-cell>
          <table:table-cell office:value-type="float" office:value="88510" calcext:value-type="float">
            <text:p>88510</text:p>
          </table:table-cell>
          <table:table-cell office:value-type="float" office:value="3665.63" calcext:value-type="float">
            <text:p>3665.63</text:p>
          </table:table-cell>
          <table:table-cell office:value-type="float" office:value="1136.76" calcext:value-type="float">
            <text:p>1136.76</text:p>
          </table:table-cell>
          <table:table-cell office:value-type="float" office:value="1134.26" calcext:value-type="float">
            <text:p>1134.26</text:p>
          </table:table-cell>
          <table:table-cell office:value-type="float" office:value="721.32" calcext:value-type="float">
            <text:p>721.32</text:p>
          </table:table-cell>
          <table:table-cell office:value-type="float" office:value="825.41" calcext:value-type="float">
            <text:p>825.41</text:p>
          </table:table-cell>
          <table:table-cell office:value-type="float" office:value="72.37" calcext:value-type="float">
            <text:p>72.37</text:p>
          </table:table-cell>
          <table:table-cell office:value-type="float" office:value="114.13" calcext:value-type="float">
            <text:p>114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22:36:21.698826120</meta:creation-date>
    <dc:date>2024-09-10T23:00:35.264679743</dc:date>
    <meta:editing-duration>PT12M5S</meta:editing-duration>
    <meta:editing-cycles>1</meta:editing-cycles>
    <meta:document-statistic meta:table-count="2" meta:cell-count="3116" meta:object-count="0"/>
    <meta:generator>LibreOffice/7.3.7.2$Linux_X86_64 LibreOffice_project/30$Build-2</meta:generator>
  </office:meta>
</office:document-meta>
</file>